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4.941cm"/>
    </style:style>
    <style:style style:name="co29" style:family="table-column">
      <style:table-column-properties fo:break-before="auto" style:column-width="1.282cm"/>
    </style:style>
    <style:style style:name="co30" style:family="table-column">
      <style:table-column-properties fo:break-before="auto" style:column-width="1.944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1.866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1.833cm"/>
    </style:style>
    <style:style style:name="co38" style:family="table-column">
      <style:table-column-properties fo:break-before="auto" style:column-width="3.053cm"/>
    </style:style>
    <style:style style:name="co39" style:family="table-column">
      <style:table-column-properties fo:break-before="auto" style:column-width="2.081cm"/>
    </style:style>
    <style:style style:name="co40" style:family="table-column">
      <style:table-column-properties fo:break-before="auto" style:column-width="2.198cm"/>
    </style:style>
    <style:style style:name="co41" style:family="table-column">
      <style:table-column-properties fo:break-before="auto" style:column-width="2.353cm"/>
    </style:style>
    <style:style style:name="co42" style:family="table-column">
      <style:table-column-properties fo:break-before="auto" style:column-width="6.84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2.805cm"/>
    </style:style>
    <style:style style:name="co45" style:family="table-column">
      <style:table-column-properties fo:break-before="auto" style:column-width="2.746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1.575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9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60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number:number-style style:name="N20002" number:language="en" number:country="US">
      <number:number number:decimal-places="2" number:min-integer-digits="1"/>
    </number:number-style>
    <number:number-style style:name="N2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2012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012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2012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2012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8" style:family="table-cell" style:parent-style-name="Default" style:data-style-name="N105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5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2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6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2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fo:background-color="#cccccc"/>
      <style:text-properties fo:color="#000000"/>
    </style:style>
    <style:style style:name="ce4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000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2000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5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5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006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5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6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6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6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2012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2012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/>
    </style:style>
    <style:style style:name="ce68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arial" fo:font-size="12pt"/>
    </style:style>
    <style:style style:name="ce6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fo:font-size="12pt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3" style:family="table-cell" style:parent-style-name="Default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ackground-color="#ffffff"/>
      <style:text-properties style:font-name="arial" fo:font-size="12pt"/>
    </style:style>
    <style:style style:name="ce76" style:family="table-cell" style:parent-style-name="Default">
      <style:table-cell-properties fo:background-color="#ffffff"/>
      <style:text-properties fo:color="#000000" style:font-name="arial" fo:font-size="12pt"/>
    </style:style>
    <style:style style:name="ce7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/>
    </style:style>
    <style:style style:name="ce7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9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fo:font-size="12pt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arial" fo:font-size="12pt"/>
    </style:style>
    <style:style style:name="ce86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style:font-name="arial" fo:font-size="12pt"/>
    </style:style>
    <style:style style:name="ce8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arial" fo:font-size="12pt"/>
    </style:style>
    <style:style style:name="ce8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arial" fo:font-size="12pt"/>
    </style:style>
    <style:style style:name="ce9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>
      <style:table-cell-properties fo:border-bottom="none" fo:border-left="0.06pt solid #000000" fo:border-right="none" fo:border-top="none"/>
    </style:style>
    <style:style style:name="ce9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808080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9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6.80000019073486pt" style:language-complex="en" style:country-complex="US" style:font-weight-complex="bold"/>
    </style:style>
    <style:style style:name="ce100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101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20002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04" style:family="table-cell" style:parent-style-name="Default" style:data-style-name="N20002">
      <style:table-cell-properties fo:background-color="#ffff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05" style:family="table-cell" style:parent-style-name="Default" style:data-style-name="N2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107" style:family="table-cell" style:parent-style-name="Default" style:data-style-name="N2000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2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 style:data-style-name="N2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80808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2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12" style:family="table-cell" style:parent-style-name="Default" style:data-style-name="N2000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 style:data-style-name="N2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-33%"/>
    </style:style>
    <style:style style:name="T2" style:family="text">
      <style:text-properties fo:font-size="12pt" style:letter-kerning="true" fo:country="none" style:country-asian="none" style:font-size-asian="12pt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style:text-position="-33%"/>
    </style:style>
    <style:style style:name="T5" style:family="text">
      <style:text-properties style:text-position="sub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444" calcext:value-type="float">
            <text:p>444</text:p>
          </table:table-cell>
          <table:table-cell table:style-name="ce7" office:value-type="float" office:value="1918" calcext:value-type="float">
            <text:p>1918</text:p>
          </table:table-cell>
          <table:table-cell table:style-name="ce10" office:value-type="float" office:value="0.348655718" calcext:value-type="float">
            <text:p>0.34865571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39" calcext:value-type="float">
            <text:p>539</text:p>
          </table:table-cell>
          <table:table-cell table:style-name="ce10" office:value-type="float" office:value="0.01897443" calcext:value-type="float">
            <text:p>0.0189744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0" office:value-type="float" office:value="0.006503821" calcext:value-type="float">
            <text:p>0.0065038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50" calcext:value-type="float">
            <text:p>250</text:p>
          </table:table-cell>
          <table:table-cell table:style-name="ce10" office:value-type="float" office:value="0.006773827" calcext:value-type="float">
            <text:p>0.00677382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5" calcext:value-type="float">
            <text:p>485</text:p>
          </table:table-cell>
          <table:table-cell table:style-name="ce10" office:value-type="float" office:value="0.011233742" calcext:value-type="float">
            <text:p>0.01123374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9152" calcext:value-type="float">
            <text:p>9152</text:p>
          </table:table-cell>
          <table:table-cell table:style-name="ce7" office:value-type="float" office:value="3568" calcext:value-type="float">
            <text:p>3568</text:p>
          </table:table-cell>
          <table:table-cell table:style-name="ce10" office:value-type="float" office:value="13.142147291" calcext:value-type="float">
            <text:p>13.14214729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88" calcext:value-type="float">
            <text:p>2188</text:p>
          </table:table-cell>
          <table:table-cell table:style-name="ce10" office:value-type="float" office:value="0.033976853" calcext:value-type="float">
            <text:p>0.03397685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0" office:value-type="float" office:value="0.016376397" calcext:value-type="float">
            <text:p>0.01637639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5" calcext:value-type="float">
            <text:p>685</text:p>
          </table:table-cell>
          <table:table-cell table:style-name="ce10" office:value-type="float" office:value="0.006896471" calcext:value-type="float">
            <text:p>0.00689647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385" calcext:value-type="float">
            <text:p>1385</text:p>
          </table:table-cell>
          <table:table-cell table:style-name="ce10" office:value-type="float" office:value="2.065747985" calcext:value-type="float">
            <text:p>2.06574798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139" calcext:value-type="float">
            <text:p>2139</text:p>
          </table:table-cell>
          <table:table-cell table:style-name="ce10" office:value-type="float" office:value="0.04202094" calcext:value-type="float">
            <text:p>0.0420209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0" office:value-type="float" office:value="0.006585643" calcext:value-type="float">
            <text:p>0.00658564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10" office:value-type="float" office:value="0.02501033" calcext:value-type="float">
            <text:p>0.0250103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07" calcext:value-type="float">
            <text:p>707</text:p>
          </table:table-cell>
          <table:table-cell table:style-name="ce10" office:value-type="float" office:value="0.027307104" calcext:value-type="float">
            <text:p>0.02730710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43" calcext:value-type="float">
            <text:p>843</text:p>
          </table:table-cell>
          <table:table-cell table:style-name="ce10" office:value-type="float" office:value="0.013646309" calcext:value-type="float">
            <text:p>0.01364630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385" calcext:value-type="float">
            <text:p>1385</text:p>
          </table:table-cell>
          <table:table-cell table:style-name="ce10" office:value-type="float" office:value="2.008655734" calcext:value-type="float">
            <text:p>2.00865573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797" calcext:value-type="float">
            <text:p>1797</text:p>
          </table:table-cell>
          <table:table-cell table:style-name="ce10" office:value-type="float" office:value="0.020302275" calcext:value-type="float">
            <text:p>0.02030227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000095165" calcext:value-type="float">
            <text:p>9.5165E-00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0" office:value-type="float" office:value="0.02571548" calcext:value-type="float">
            <text:p>0.0257154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26" calcext:value-type="float">
            <text:p>1326</text:p>
          </table:table-cell>
          <table:table-cell table:style-name="ce10" office:value-type="float" office:value="0.101601375" calcext:value-type="float">
            <text:p>0.10160137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19" calcext:value-type="float">
            <text:p>819</text:p>
          </table:table-cell>
          <table:table-cell table:style-name="ce10" office:value-type="float" office:value="0.011414871" calcext:value-type="float">
            <text:p>0.01141487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0" office:value-type="float" office:value="0.010572984" calcext:value-type="float">
            <text:p>0.01057298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64" calcext:value-type="float">
            <text:p>1064</text:p>
          </table:table-cell>
          <table:table-cell table:style-name="ce10" office:value-type="float" office:value="0.058078729" calcext:value-type="float">
            <text:p>0.05807872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0" office:value-type="float" office:value="0.017882278" calcext:value-type="float">
            <text:p>0.017882278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385" calcext:value-type="float">
            <text:p>1385</text:p>
          </table:table-cell>
          <table:table-cell table:style-name="ce11" office:value-type="float" office:value="1.984047586" calcext:value-type="float">
            <text:p>1.984047586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calcext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  <table:table-cell table:number-columns-repeated="2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21"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903" calcext:value-type="float">
            <text:p>1903</text:p>
          </table:table-cell>
          <table:table-cell table:style-name="ce19" office:value-type="float" office:value="0.27916675" calcext:value-type="float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5" calcext:value-type="float">
            <text:p>495</text:p>
          </table:table-cell>
          <table:table-cell table:style-name="ce19" office:value-type="float" office:value="0.013686192" calcext:value-type="float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9" office:value-type="float" office:value="0.004270431" calcext:value-type="float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58" calcext:value-type="float">
            <text:p>258</text:p>
          </table:table-cell>
          <table:table-cell table:style-name="ce19" office:value-type="float" office:value="0.003529407" calcext:value-type="float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19" office:value-type="float" office:value="0.006886655" calcext:value-type="float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6589" calcext:value-type="float">
            <text:p>6589</text:p>
          </table:table-cell>
          <table:table-cell table:style-name="ce7" office:value-type="float" office:value="3536" calcext:value-type="float">
            <text:p>3536</text:p>
          </table:table-cell>
          <table:table-cell table:style-name="ce19" office:value-type="float" office:value="16.643719754" calcext:value-type="float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84" calcext:value-type="float">
            <text:p>2084</text:p>
          </table:table-cell>
          <table:table-cell table:style-name="ce19" office:value-type="float" office:value="0.026030685" calcext:value-type="float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9" office:value-type="float" office:value="0.016744898" calcext:value-type="float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3" calcext:value-type="float">
            <text:p>683</text:p>
          </table:table-cell>
          <table:table-cell table:style-name="ce19" office:value-type="float" office:value="0.006401911" calcext:value-type="float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5" calcext:value-type="float">
            <text:p>1025</text:p>
          </table:table-cell>
          <table:table-cell table:style-name="ce19" office:value-type="float" office:value="3.501573876" calcext:value-type="float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054" calcext:value-type="float">
            <text:p>2054</text:p>
          </table:table-cell>
          <table:table-cell table:style-name="ce19" office:value-type="float" office:value="0.033401307" calcext:value-type="float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9" office:value-type="float" office:value="0.006529901" calcext:value-type="float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19" office:value-type="float" office:value="0.020237213" calcext:value-type="float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74" calcext:value-type="float">
            <text:p>674</text:p>
          </table:table-cell>
          <table:table-cell table:style-name="ce19" office:value-type="float" office:value="0.016983841" calcext:value-type="float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53" calcext:value-type="float">
            <text:p>753</text:p>
          </table:table-cell>
          <table:table-cell table:style-name="ce19" office:value-type="float" office:value="0.011738155" calcext:value-type="float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5" calcext:value-type="float">
            <text:p>1025</text:p>
          </table:table-cell>
          <table:table-cell table:style-name="ce19" office:value-type="float" office:value="3.464121932" calcext:value-type="float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780" calcext:value-type="float">
            <text:p>1780</text:p>
          </table:table-cell>
          <table:table-cell table:style-name="ce19" office:value-type="float" office:value="0.020915217" calcext:value-type="float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float" office:value="0.000099289" calcext:value-type="float">
            <text:p>9.9289E-00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9" office:value-type="float" office:value="0.025290322" calcext:value-type="float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441" calcext:value-type="float">
            <text:p>1441</text:p>
          </table:table-cell>
          <table:table-cell table:style-name="ce19" office:value-type="float" office:value="0.123082095" calcext:value-type="float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63" calcext:value-type="float">
            <text:p>763</text:p>
          </table:table-cell>
          <table:table-cell table:style-name="ce19" office:value-type="float" office:value="0.009283319" calcext:value-type="float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9" office:value-type="float" office:value="0.010453816" calcext:value-type="float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26" calcext:value-type="float">
            <text:p>1026</text:p>
          </table:table-cell>
          <table:table-cell table:style-name="ce19" office:value-type="float" office:value="0.049191552" calcext:value-type="float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9" office:value-type="float" office:value="0.118454168" calcext:value-type="float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5" calcext:value-type="float">
            <text:p>1025</text:p>
          </table:table-cell>
          <table:table-cell table:style-name="ce20" office:value-type="float" office:value="3.384134534" calcext:value-type="float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9" table:number-columns-repeated="1017" table:default-cell-style-name="Default"/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858" calcext:value-type="float">
            <text:p>1858</text:p>
          </table:table-cell>
          <table:table-cell table:style-name="ce10" office:value-type="float" office:value="0.268963736" calcext:value-type="float">
            <text:p>0.2689637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8" calcext:value-type="float">
            <text:p>498</text:p>
          </table:table-cell>
          <table:table-cell table:style-name="ce10" office:value-type="float" office:value="0.013925326" calcext:value-type="float">
            <text:p>0.01392532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10" office:value-type="float" office:value="0.004892914" calcext:value-type="float">
            <text:p>0.00489291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67" calcext:value-type="float">
            <text:p>267</text:p>
          </table:table-cell>
          <table:table-cell table:style-name="ce10" office:value-type="float" office:value="0.003527179" calcext:value-type="float">
            <text:p>0.00352717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10" office:value-type="float" office:value="0.007630236" calcext:value-type="float">
            <text:p>0.0076302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6486" calcext:value-type="float">
            <text:p>6486</text:p>
          </table:table-cell>
          <table:table-cell table:style-name="ce7" office:value-type="float" office:value="3567" calcext:value-type="float">
            <text:p>3567</text:p>
          </table:table-cell>
          <table:table-cell table:style-name="ce10" office:value-type="float" office:value="10.279269878" calcext:value-type="float">
            <text:p>10.27926987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93" calcext:value-type="float">
            <text:p>2093</text:p>
          </table:table-cell>
          <table:table-cell table:style-name="ce10" office:value-type="float" office:value="0.02375284" calcext:value-type="float">
            <text:p>0.0237528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10" office:value-type="float" office:value="0.012924777" calcext:value-type="float">
            <text:p>0.01292477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3" calcext:value-type="float">
            <text:p>683</text:p>
          </table:table-cell>
          <table:table-cell table:style-name="ce10" office:value-type="float" office:value="0.006376497" calcext:value-type="float">
            <text:p>0.00637649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23" calcext:value-type="float">
            <text:p>1223</text:p>
          </table:table-cell>
          <table:table-cell table:style-name="ce10" office:value-type="float" office:value="1.135079967" calcext:value-type="float">
            <text:p>1.13507996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089" calcext:value-type="float">
            <text:p>2089</text:p>
          </table:table-cell>
          <table:table-cell table:style-name="ce10" office:value-type="float" office:value="0.033322304" calcext:value-type="float">
            <text:p>0.0333223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10" office:value-type="float" office:value="0.006333195" calcext:value-type="float">
            <text:p>0.00633319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3" calcext:value-type="float">
            <text:p>2663</text:p>
          </table:table-cell>
          <table:table-cell table:style-name="ce10" office:value-type="float" office:value="0.018865832" calcext:value-type="float">
            <text:p>0.01886583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06" calcext:value-type="float">
            <text:p>706</text:p>
          </table:table-cell>
          <table:table-cell table:style-name="ce10" office:value-type="float" office:value="0.017608181" calcext:value-type="float">
            <text:p>0.01760818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96" calcext:value-type="float">
            <text:p>796</text:p>
          </table:table-cell>
          <table:table-cell table:style-name="ce10" office:value-type="float" office:value="0.011660136" calcext:value-type="float">
            <text:p>0.0116601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23" calcext:value-type="float">
            <text:p>1223</text:p>
          </table:table-cell>
          <table:table-cell table:style-name="ce10" office:value-type="float" office:value="1.113125177" calcext:value-type="float">
            <text:p>1.11312517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811" calcext:value-type="float">
            <text:p>1811</text:p>
          </table:table-cell>
          <table:table-cell table:style-name="ce10" office:value-type="float" office:value="0.02103359" calcext:value-type="float">
            <text:p>0.0210335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000095121" calcext:value-type="float">
            <text:p>9.5121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10" office:value-type="float" office:value="0.025493004" calcext:value-type="float">
            <text:p>0.0254930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150" calcext:value-type="float">
            <text:p>1150</text:p>
          </table:table-cell>
          <table:table-cell table:style-name="ce10" office:value-type="float" office:value="0.0793988" calcext:value-type="float">
            <text:p>0.079398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836" calcext:value-type="float">
            <text:p>836</text:p>
          </table:table-cell>
          <table:table-cell table:style-name="ce10" office:value-type="float" office:value="0.011862169" calcext:value-type="float">
            <text:p>0.0118621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10" office:value-type="float" office:value="0.010315075" calcext:value-type="float">
            <text:p>0.01031507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054" calcext:value-type="float">
            <text:p>1054</text:p>
          </table:table-cell>
          <table:table-cell table:style-name="ce10" office:value-type="float" office:value="0.036186788" calcext:value-type="float">
            <text:p>0.03618678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10" office:value-type="float" office:value="0.018003201" calcext:value-type="float">
            <text:p>0.018003201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223" calcext:value-type="float">
            <text:p>1223</text:p>
          </table:table-cell>
          <table:table-cell table:style-name="ce11" office:value-type="float" office:value="1.133463062" calcext:value-type="float">
            <text:p>1.133463062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1855" calcext:value-type="float">
            <text:p>1855</text:p>
          </table:table-cell>
          <table:table-cell table:style-name="ce28" office:value-type="float" office:value="0.294348634" calcext:value-type="float">
            <text:p>0.29434863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20" calcext:value-type="float">
            <text:p>520</text:p>
          </table:table-cell>
          <table:table-cell table:style-name="ce28" office:value-type="float" office:value="0.013378647" calcext:value-type="float">
            <text:p>0.01337864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28" office:value-type="float" office:value="0.004342121" calcext:value-type="float">
            <text:p>0.00434212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6" calcext:value-type="float">
            <text:p>256</text:p>
          </table:table-cell>
          <table:table-cell table:style-name="ce28" office:value-type="float" office:value="0.003232661" calcext:value-type="float">
            <text:p>0.00323266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5" calcext:value-type="float">
            <text:p>485</text:p>
          </table:table-cell>
          <table:table-cell table:style-name="ce28" office:value-type="float" office:value="0.006921253" calcext:value-type="float">
            <text:p>0.0069212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8650" calcext:value-type="float">
            <text:p>8650</text:p>
          </table:table-cell>
          <table:table-cell table:style-name="ce7" office:value-type="float" office:value="3551" calcext:value-type="float">
            <text:p>3551</text:p>
          </table:table-cell>
          <table:table-cell table:style-name="ce28" office:value-type="float" office:value="14.94309515" calcext:value-type="float">
            <text:p>14.9430951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39" calcext:value-type="float">
            <text:p>2139</text:p>
          </table:table-cell>
          <table:table-cell table:style-name="ce28" office:value-type="float" office:value="0.02793207" calcext:value-type="float">
            <text:p>0.0279320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28" office:value-type="float" office:value="0.015187922" calcext:value-type="float">
            <text:p>0.01518792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81" calcext:value-type="float">
            <text:p>681</text:p>
          </table:table-cell>
          <table:table-cell table:style-name="ce28" office:value-type="float" office:value="0.006619479" calcext:value-type="float">
            <text:p>0.00661947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246" calcext:value-type="float">
            <text:p>1246</text:p>
          </table:table-cell>
          <table:table-cell table:style-name="ce28" office:value-type="float" office:value="2.006549682" calcext:value-type="float">
            <text:p>2.00654968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115" calcext:value-type="float">
            <text:p>2115</text:p>
          </table:table-cell>
          <table:table-cell table:style-name="ce28" office:value-type="float" office:value="0.040321126" calcext:value-type="float">
            <text:p>0.04032112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28" office:value-type="float" office:value="0.006293098" calcext:value-type="float">
            <text:p>0.00629309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5" calcext:value-type="float">
            <text:p>2665</text:p>
          </table:table-cell>
          <table:table-cell table:style-name="ce28" office:value-type="float" office:value="0.026418692" calcext:value-type="float">
            <text:p>0.02641869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22" calcext:value-type="float">
            <text:p>722</text:p>
          </table:table-cell>
          <table:table-cell table:style-name="ce28" office:value-type="float" office:value="0.018579306" calcext:value-type="float">
            <text:p>0.01857930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19" calcext:value-type="float">
            <text:p>819</text:p>
          </table:table-cell>
          <table:table-cell table:style-name="ce28" office:value-type="float" office:value="0.01241123" calcext:value-type="float">
            <text:p>0.0124112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246" calcext:value-type="float">
            <text:p>1246</text:p>
          </table:table-cell>
          <table:table-cell table:style-name="ce28" office:value-type="float" office:value="2.157270213" calcext:value-type="float">
            <text:p>2.1572702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29" calcext:value-type="float">
            <text:p>1829</text:p>
          </table:table-cell>
          <table:table-cell table:style-name="ce28" office:value-type="float" office:value="0.023254735" calcext:value-type="float">
            <text:p>0.02325473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0.000094084" calcext:value-type="float">
            <text:p>9.4084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28" office:value-type="float" office:value="0.025663153" calcext:value-type="float">
            <text:p>0.0256631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151" calcext:value-type="float">
            <text:p>1151</text:p>
          </table:table-cell>
          <table:table-cell table:style-name="ce28" office:value-type="float" office:value="0.083221858" calcext:value-type="float">
            <text:p>0.0832218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36" calcext:value-type="float">
            <text:p>836</text:p>
          </table:table-cell>
          <table:table-cell table:style-name="ce28" office:value-type="float" office:value="0.012934356" calcext:value-type="float">
            <text:p>0.01293435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28" office:value-type="float" office:value="0.0110053" calcext:value-type="float">
            <text:p>0.011005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19" calcext:value-type="float">
            <text:p>1019</text:p>
          </table:table-cell>
          <table:table-cell table:style-name="ce28" office:value-type="float" office:value="0.051245358" calcext:value-type="float">
            <text:p>0.0512453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28" office:value-type="float" office:value="0.017505932" calcext:value-type="float">
            <text:p>0.017505932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246" calcext:value-type="float">
            <text:p>1246</text:p>
          </table:table-cell>
          <table:table-cell table:style-name="ce29" office:value-type="float" office:value="2.039279219" calcext:value-type="float">
            <text:p>2.039279219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  <table:table-cell table:style-name="ce21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830" calcext:value-type="float">
            <text:p>1830</text:p>
          </table:table-cell>
          <table:table-cell table:style-name="ce28" office:value-type="float" office:value="0.259124937" calcext:value-type="float">
            <text:p>0.25912493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14" calcext:value-type="float">
            <text:p>514</text:p>
          </table:table-cell>
          <table:table-cell table:style-name="ce28" office:value-type="float" office:value="0.013262863" calcext:value-type="float">
            <text:p>0.01326286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480" calcext:value-type="float">
            <text:p>480</text:p>
          </table:table-cell>
          <table:table-cell table:style-name="ce28" office:value-type="float" office:value="0.004241931" calcext:value-type="float">
            <text:p>0.00424193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4" calcext:value-type="float">
            <text:p>264</text:p>
          </table:table-cell>
          <table:table-cell table:style-name="ce28" office:value-type="float" office:value="0.003341468" calcext:value-type="float">
            <text:p>0.00334146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84" calcext:value-type="float">
            <text:p>484</text:p>
          </table:table-cell>
          <table:table-cell table:style-name="ce28" office:value-type="float" office:value="0.006770504" calcext:value-type="float">
            <text:p>0.00677050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9154" calcext:value-type="float">
            <text:p>9154</text:p>
          </table:table-cell>
          <table:table-cell table:style-name="ce7" office:value-type="float" office:value="3544" calcext:value-type="float">
            <text:p>3544</text:p>
          </table:table-cell>
          <table:table-cell table:style-name="ce28" office:value-type="float" office:value="15.539351469" calcext:value-type="float">
            <text:p>15.5393514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37" calcext:value-type="float">
            <text:p>2137</text:p>
          </table:table-cell>
          <table:table-cell table:style-name="ce28" office:value-type="float" office:value="0.027467174" calcext:value-type="float">
            <text:p>0.027467174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984" calcext:value-type="float">
            <text:p>1984</text:p>
          </table:table-cell>
          <table:table-cell table:style-name="ce28" office:value-type="float" office:value="0.014434261" calcext:value-type="float">
            <text:p>0.01443426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677" calcext:value-type="float">
            <text:p>677</text:p>
          </table:table-cell>
          <table:table-cell table:style-name="ce28" office:value-type="float" office:value="0.006267043" calcext:value-type="float">
            <text:p>0.00626704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222" calcext:value-type="float">
            <text:p>1222</text:p>
          </table:table-cell>
          <table:table-cell table:style-name="ce28" office:value-type="float" office:value="1.181527913" calcext:value-type="float">
            <text:p>1.1815279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2306" calcext:value-type="float">
            <text:p>2306</text:p>
          </table:table-cell>
          <table:table-cell table:style-name="ce28" office:value-type="float" office:value="0.048213213" calcext:value-type="float">
            <text:p>0.04821321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57" calcext:value-type="float">
            <text:p>757</text:p>
          </table:table-cell>
          <table:table-cell table:style-name="ce28" office:value-type="float" office:value="0.006236712" calcext:value-type="float">
            <text:p>0.00623671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663" calcext:value-type="float">
            <text:p>2663</text:p>
          </table:table-cell>
          <table:table-cell table:style-name="ce28" office:value-type="float" office:value="0.018944401" calcext:value-type="float">
            <text:p>0.01894440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88" calcext:value-type="float">
            <text:p>688</text:p>
          </table:table-cell>
          <table:table-cell table:style-name="ce28" office:value-type="float" office:value="0.019845658" calcext:value-type="float">
            <text:p>0.0198456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811" calcext:value-type="float">
            <text:p>811</text:p>
          </table:table-cell>
          <table:table-cell table:style-name="ce28" office:value-type="float" office:value="0.012117569" calcext:value-type="float">
            <text:p>0.01211756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222" calcext:value-type="float">
            <text:p>1222</text:p>
          </table:table-cell>
          <table:table-cell table:style-name="ce28" office:value-type="float" office:value="1.217638492" calcext:value-type="float">
            <text:p>1.21763849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4" calcext:value-type="float">
            <text:p>1814</text:p>
          </table:table-cell>
          <table:table-cell table:style-name="ce28" office:value-type="float" office:value="0.022839639" calcext:value-type="float">
            <text:p>0.02283963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0.000088178" calcext:value-type="float">
            <text:p>8.8178E-005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3280" calcext:value-type="float">
            <text:p>3280</text:p>
          </table:table-cell>
          <table:table-cell table:style-name="ce28" office:value-type="float" office:value="0.029061152" calcext:value-type="float">
            <text:p>0.0290611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129" calcext:value-type="float">
            <text:p>1129</text:p>
          </table:table-cell>
          <table:table-cell table:style-name="ce28" office:value-type="float" office:value="0.086246209" calcext:value-type="float">
            <text:p>0.08624620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62" calcext:value-type="float">
            <text:p>862</text:p>
          </table:table-cell>
          <table:table-cell table:style-name="ce28" office:value-type="float" office:value="0.012409239" calcext:value-type="float">
            <text:p>0.012409239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104" calcext:value-type="float">
            <text:p>1104</text:p>
          </table:table-cell>
          <table:table-cell table:style-name="ce28" office:value-type="float" office:value="0.010498658" calcext:value-type="float">
            <text:p>0.010498658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88" calcext:value-type="float">
            <text:p>1088</text:p>
          </table:table-cell>
          <table:table-cell table:style-name="ce28" office:value-type="float" office:value="0.038105831" calcext:value-type="float">
            <text:p>0.038105831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120" calcext:value-type="float">
            <text:p>3120</text:p>
          </table:table-cell>
          <table:table-cell table:style-name="ce28" office:value-type="float" office:value="0.017733462" calcext:value-type="float">
            <text:p>0.01773346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222" calcext:value-type="float">
            <text:p>1222</text:p>
          </table:table-cell>
          <table:table-cell table:style-name="ce29" office:value-type="float" office:value="1.228238342" calcext:value-type="float">
            <text:p>1.22823834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calcext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249" calcext:value-type="float">
            <text:p/>
          </table:table-cell>
          <table:table-cell table:style-name="ce25" table:formula="of:=([.E3]+[.E31]+[.E59])/3" office:value-type="float" office:value="1847.66666666667" calcext:value-type="float">
            <text:p/>
          </table:table-cell>
          <table:table-cell table:style-name="ce19" table:formula="of:=([.F3]+[.F31]+[.F59])/3" office:value-type="float" office:value="0.274145769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50.3333333333333" calcext:value-type="float">
            <text:p/>
          </table:table-cell>
          <table:table-cell table:style-name="ce25" table:formula="of:=([.E4]+[.E32]+[.E60])/3" office:value-type="float" office:value="510.666666666667" calcext:value-type="float">
            <text:p/>
          </table:table-cell>
          <table:table-cell table:style-name="ce19" table:formula="of:=([.F4]+[.F32]+[.F60])/3" office:value-type="float" office:value="0.013522278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480" calcext:value-type="float">
            <text:p/>
          </table:table-cell>
          <table:table-cell table:style-name="ce19" table:formula="of:=([.F5]+[.F33]+[.F61])/3" office:value-type="float" office:value="0.004492322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5.6666666666667" calcext:value-type="float">
            <text:p/>
          </table:table-cell>
          <table:table-cell table:style-name="ce25" table:formula="of:=([.E6]+[.E34]+[.E62])/3" office:value-type="float" office:value="262.333333333333" calcext:value-type="float">
            <text:p/>
          </table:table-cell>
          <table:table-cell table:style-name="ce19" table:formula="of:=([.F6]+[.F34]+[.F62])/3" office:value-type="float" office:value="0.0033671026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2" calcext:value-type="float">
            <text:p/>
          </table:table-cell>
          <table:table-cell table:style-name="ce25" table:formula="of:=([.E7]+[.E35]+[.E63])/3" office:value-type="float" office:value="484.333333333333" calcext:value-type="float">
            <text:p/>
          </table:table-cell>
          <table:table-cell table:style-name="ce19" table:formula="of:=([.F7]+[.F35]+[.F63])/3" office:value-type="float" office:value="0.00710733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([.D8]+[.D36]+[.D64])/3" office:value-type="float" office:value="8096.66666666667" calcext:value-type="float">
            <text:p/>
          </table:table-cell>
          <table:table-cell table:style-name="ce25" table:formula="of:=([.E8]+[.E36]+[.E64])/3" office:value-type="float" office:value="3554" calcext:value-type="float">
            <text:p/>
          </table:table-cell>
          <table:table-cell table:style-name="ce19" table:formula="of:=([.F8]+[.F36]+[.F64])/3" office:value-type="float" office:value="13.587238832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35" calcext:value-type="float">
            <text:p/>
          </table:table-cell>
          <table:table-cell table:style-name="ce25" table:formula="of:=([.E9]+[.E37]+[.E65])/3" office:value-type="float" office:value="2123" calcext:value-type="float">
            <text:p/>
          </table:table-cell>
          <table:table-cell table:style-name="ce19" table:formula="of:=([.F9]+[.F37]+[.F65])/3" office:value-type="float" office:value="0.026384028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1984" calcext:value-type="float">
            <text:p/>
          </table:table-cell>
          <table:table-cell table:style-name="ce19" table:formula="of:=([.F10]+[.F38]+[.F66])/3" office:value-type="float" office:value="0.01418232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37" calcext:value-type="float">
            <text:p/>
          </table:table-cell>
          <table:table-cell table:style-name="ce25" table:formula="of:=([.E11]+[.E39]+[.E67])/3" office:value-type="float" office:value="680.333333333333" calcext:value-type="float">
            <text:p/>
          </table:table-cell>
          <table:table-cell table:style-name="ce19" table:formula="of:=([.F11]+[.F39]+[.F67])/3" office:value-type="float" office:value="0.0064210063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2]+[.D40]+[.D68])/3" office:value-type="float" office:value="206.333333333333" calcext:value-type="float">
            <text:p/>
          </table:table-cell>
          <table:table-cell table:style-name="ce25" table:formula="of:=([.E12]+[.E40]+[.E68])/3" office:value-type="float" office:value="1230.33333333333" calcext:value-type="float">
            <text:p/>
          </table:table-cell>
          <table:table-cell table:style-name="ce19" table:formula="of:=([.F12]+[.F40]+[.F68])/3" office:value-type="float" office:value="1.441052520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90.3333333333333" calcext:value-type="float">
            <text:p/>
          </table:table-cell>
          <table:table-cell table:style-name="ce25" table:formula="of:=([.E13]+[.E41]+[.E69])/3" office:value-type="float" office:value="2170" calcext:value-type="float">
            <text:p/>
          </table:table-cell>
          <table:table-cell table:style-name="ce19" table:formula="of:=([.F13]+[.F41]+[.F69])/3" office:value-type="float" office:value="0.04061888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2" calcext:value-type="float">
            <text:p/>
          </table:table-cell>
          <table:table-cell table:style-name="ce25" table:formula="of:=([.E14]+[.E42]+[.E70])/3" office:value-type="float" office:value="757" calcext:value-type="float">
            <text:p/>
          </table:table-cell>
          <table:table-cell table:style-name="ce19" table:formula="of:=([.F14]+[.F42]+[.F70])/3" office:value-type="float" office:value="0.0062876683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39" calcext:value-type="float">
            <text:p/>
          </table:table-cell>
          <table:table-cell table:style-name="ce25" table:formula="of:=([.E15]+[.E43]+[.E71])/3" office:value-type="float" office:value="2663.66666666667" calcext:value-type="float">
            <text:p/>
          </table:table-cell>
          <table:table-cell table:style-name="ce19" table:formula="of:=([.F15]+[.F43]+[.F71])/3" office:value-type="float" office:value="0.021409641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72])/3" office:value-type="float" office:value="77.3333333333333" calcext:value-type="float">
            <text:p/>
          </table:table-cell>
          <table:table-cell table:style-name="ce25" table:formula="of:=([.E16]+[.E44]+[.E72])/3" office:value-type="float" office:value="705.333333333333" calcext:value-type="float">
            <text:p/>
          </table:table-cell>
          <table:table-cell table:style-name="ce19" table:formula="of:=([.F16]+[.F44]+[.F72])/3" office:value-type="float" office:value="0.018677715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45.6666666666667" calcext:value-type="float">
            <text:p/>
          </table:table-cell>
          <table:table-cell table:style-name="ce25" table:formula="of:=([.E17]+[.E45]+[.E73])/3" office:value-type="float" office:value="808.666666666667" calcext:value-type="float">
            <text:p/>
          </table:table-cell>
          <table:table-cell table:style-name="ce19" table:formula="of:=([.F17]+[.F45]+[.F73])/3" office:value-type="float" office:value="0.012062978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74])/3" office:value-type="float" office:value="206.333333333333" calcext:value-type="float">
            <text:p/>
          </table:table-cell>
          <table:table-cell table:style-name="ce25" table:formula="of:=([.E18]+[.E46]+[.E74])/3" office:value-type="float" office:value="1230.33333333333" calcext:value-type="float">
            <text:p/>
          </table:table-cell>
          <table:table-cell table:style-name="ce19" table:formula="of:=([.F18]+[.F46]+[.F74])/3" office:value-type="float" office:value="1.496011294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62" calcext:value-type="float">
            <text:p/>
          </table:table-cell>
          <table:table-cell table:style-name="ce25" table:formula="of:=([.E19]+[.E47]+[.E75])/3" office:value-type="float" office:value="1818" calcext:value-type="float">
            <text:p/>
          </table:table-cell>
          <table:table-cell table:style-name="ce19" table:formula="of:=([.F19]+[.F47]+[.F75])/3" office:value-type="float" office:value="0.022375988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12" calcext:value-type="float">
            <text:p/>
          </table:table-cell>
          <table:table-cell table:style-name="ce19" table:formula="of:=([.F20]+[.F48]+[.F76])/3" office:value-type="float" office:value="0.000092461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3280" calcext:value-type="float">
            <text:p/>
          </table:table-cell>
          <table:table-cell table:style-name="ce19" table:formula="of:=([.F21]+[.F49]+[.F77])/3" office:value-type="float" office:value="0.02673910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78])/3" office:value-type="float" office:value="52.6666666666667" calcext:value-type="float">
            <text:p/>
          </table:table-cell>
          <table:table-cell table:style-name="ce25" table:formula="of:=([.E22]+[.E50]+[.E78])/3" office:value-type="float" office:value="1143.33333333333" calcext:value-type="float">
            <text:p/>
          </table:table-cell>
          <table:table-cell table:style-name="ce19" table:formula="of:=([.F22]+[.F50]+[.F78])/3" office:value-type="float" office:value="0.082955622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49" calcext:value-type="float">
            <text:p/>
          </table:table-cell>
          <table:table-cell table:style-name="ce25" table:formula="of:=([.E23]+[.E51]+[.E79])/3" office:value-type="float" office:value="844.666666666667" calcext:value-type="float">
            <text:p/>
          </table:table-cell>
          <table:table-cell table:style-name="ce19" table:formula="of:=([.F23]+[.F51]+[.F79])/3" office:value-type="float" office:value="0.012401921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1104" calcext:value-type="float">
            <text:p/>
          </table:table-cell>
          <table:table-cell table:style-name="ce19" table:formula="of:=([.F24]+[.F52]+[.F80])/3" office:value-type="float" office:value="0.010606344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55.3333333333333" calcext:value-type="float">
            <text:p/>
          </table:table-cell>
          <table:table-cell table:style-name="ce25" table:formula="of:=([.E25]+[.E53]+[.E81])/3" office:value-type="float" office:value="1053.66666666667" calcext:value-type="float">
            <text:p/>
          </table:table-cell>
          <table:table-cell table:style-name="ce19" table:formula="of:=([.F25]+[.F53]+[.F81])/3" office:value-type="float" office:value="0.0418459923333333" calcext:value-type="float">
            <text:p/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3120" calcext:value-type="float">
            <text:p/>
          </table:table-cell>
          <table:table-cell table:style-name="ce19" table:formula="of:=([.F26]+[.F54]+[.F82])/3" office:value-type="float" office:value="0.0177475316666667" calcext:value-type="float">
            <text:p/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83])/3" office:value-type="float" office:value="206.333333333333" calcext:value-type="float">
            <text:p/>
          </table:table-cell>
          <table:table-cell table:style-name="ce26" table:formula="of:=([.E27]+[.E55]+[.E83])/3" office:value-type="float" office:value="1230.33333333333" calcext:value-type="float">
            <text:p/>
          </table:table-cell>
          <table:table-cell table:style-name="ce20" table:formula="of:=([.F27]+[.F55]+[.F83])/3" office:value-type="float" office:value="1.466993541" calcext:value-type="float">
            <text:p/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0"/>
        <table:table-row table:style-name="ro4">
          <table:table-cell table:style-name="ce15" office:value-type="string" calcext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9" calcext:value-type="float">
            <text:p>1079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0.027285838" calcext:value-type="float">
            <text:p>0.027285838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1" calcext:value-type="float">
            <text:p>31</text:p>
          </table:table-cell>
          <table:table-cell table:style-name="ce28" office:value-type="float" office:value="0.002408678" calcext:value-type="float">
            <text:p>0.002408678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28" office:value-type="float" office:value="0.000834814" calcext:value-type="float">
            <text:p>0.000834814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0.000966333" calcext:value-type="float">
            <text:p>0.000966333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28" calcext:value-type="float">
            <text:p>28</text:p>
          </table:table-cell>
          <table:table-cell table:style-name="ce28" office:value-type="float" office:value="0.001038837" calcext:value-type="float">
            <text:p>0.001038837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985" calcext:value-type="float">
            <text:p>30985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0.489697474" calcext:value-type="float">
            <text:p>0.489697474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1" calcext:value-type="float">
            <text:p>41</text:p>
          </table:table-cell>
          <table:table-cell table:style-name="ce28" office:value-type="float" office:value="0.001243737" calcext:value-type="float">
            <text:p>0.001243737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52" calcext:value-type="float">
            <text:p>52</text:p>
          </table:table-cell>
          <table:table-cell table:style-name="ce28" office:value-type="float" office:value="0.000857361" calcext:value-type="float">
            <text:p>0.000857361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28" office:value-type="float" office:value="0.000644655" calcext:value-type="float">
            <text:p>0.000644655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0957" calcext:value-type="float">
            <text:p>40957</text:p>
          </table:table-cell>
          <table:table-cell table:style-name="ce7" office:value-type="float" office:value="50" calcext:value-type="float">
            <text:p>50</text:p>
          </table:table-cell>
          <table:table-cell table:style-name="ce28" office:value-type="float" office:value="0.461760474" calcext:value-type="float">
            <text:p>0.461760474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0.003105398" calcext:value-type="float">
            <text:p>0.003105398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28" office:value-type="float" office:value="0.000541653" calcext:value-type="float">
            <text:p>0.00054165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0.001051309" calcext:value-type="float">
            <text:p>0.001051309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37" calcext:value-type="float">
            <text:p>37</text:p>
          </table:table-cell>
          <table:table-cell table:style-name="ce28" office:value-type="float" office:value="0.001853627" calcext:value-type="float">
            <text:p>0.001853627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39" calcext:value-type="float">
            <text:p>39</text:p>
          </table:table-cell>
          <table:table-cell table:style-name="ce28" office:value-type="float" office:value="0.0012791" calcext:value-type="float">
            <text:p>0.0012791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0957" calcext:value-type="float">
            <text:p>40957</text:p>
          </table:table-cell>
          <table:table-cell table:style-name="ce7" office:value-type="float" office:value="50" calcext:value-type="float">
            <text:p>50</text:p>
          </table:table-cell>
          <table:table-cell table:style-name="ce28" office:value-type="float" office:value="0.519246621" calcext:value-type="float">
            <text:p>0.519246621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57" calcext:value-type="float">
            <text:p>57</text:p>
          </table:table-cell>
          <table:table-cell table:style-name="ce28" office:value-type="float" office:value="0.001344166" calcext:value-type="float">
            <text:p>0.001344166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32" office:value-type="float" office:value="0.000029742" calcext:value-type="float">
            <text:p>2.9742E-005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76" calcext:value-type="float">
            <text:p>76</text:p>
          </table:table-cell>
          <table:table-cell table:style-name="ce28" office:value-type="float" office:value="0.001276721" calcext:value-type="float">
            <text:p>0.001276721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57" calcext:value-type="float">
            <text:p>57</text:p>
          </table:table-cell>
          <table:table-cell table:style-name="ce28" office:value-type="float" office:value="0.011663535" calcext:value-type="float">
            <text:p>0.011663535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37" calcext:value-type="float">
            <text:p>37</text:p>
          </table:table-cell>
          <table:table-cell table:style-name="ce28" office:value-type="float" office:value="0.001537687" calcext:value-type="float">
            <text:p>0.001537687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28" office:value-type="float" office:value="0.000684949" calcext:value-type="float">
            <text:p>0.000684949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361" calcext:value-type="float">
            <text:p>1361</text:p>
          </table:table-cell>
          <table:table-cell table:style-name="ce7" office:value-type="float" office:value="47" calcext:value-type="float">
            <text:p>47</text:p>
          </table:table-cell>
          <table:table-cell table:style-name="ce28" office:value-type="float" office:value="0.011477449" calcext:value-type="float">
            <text:p>0.011477449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0.001045947" calcext:value-type="float">
            <text:p>0.001045947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40957" calcext:value-type="float">
            <text:p>40957</text:p>
          </table:table-cell>
          <table:table-cell table:style-name="ce8" office:value-type="float" office:value="50" calcext:value-type="float">
            <text:p>50</text:p>
          </table:table-cell>
          <table:table-cell table:style-name="ce29" office:value-type="float" office:value="0.461767177" calcext:value-type="float">
            <text:p>0.461767177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176" calcext:value-type="float">
            <text:p>176</text:p>
          </table:table-cell>
          <table:table-cell table:style-name="ce28" office:value-type="float" office:value="0.073563701" calcext:value-type="float">
            <text:p>0.073563701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7" calcext:value-type="float">
            <text:p>87</text:p>
          </table:table-cell>
          <table:table-cell table:style-name="ce28" office:value-type="float" office:value="0.005324727" calcext:value-type="float">
            <text:p>0.005324727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0.001857888" calcext:value-type="float">
            <text:p>0.001857888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0.001782397" calcext:value-type="float">
            <text:p>0.001782397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0.00244078" calcext:value-type="float">
            <text:p>0.00244078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467" calcext:value-type="float">
            <text:p>30467</text:p>
          </table:table-cell>
          <table:table-cell table:style-name="ce7" office:value-type="float" office:value="249" calcext:value-type="float">
            <text:p>249</text:p>
          </table:table-cell>
          <table:table-cell table:style-name="ce28" office:value-type="float" office:value="1.313212164" calcext:value-type="float">
            <text:p>1.313212164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25" calcext:value-type="float">
            <text:p>125</text:p>
          </table:table-cell>
          <table:table-cell table:style-name="ce28" office:value-type="float" office:value="0.002738525" calcext:value-type="float">
            <text:p>0.002738525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54" calcext:value-type="float">
            <text:p>154</text:p>
          </table:table-cell>
          <table:table-cell table:style-name="ce28" office:value-type="float" office:value="0.0017334" calcext:value-type="float">
            <text:p>0.0017334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00" calcext:value-type="float">
            <text:p>100</text:p>
          </table:table-cell>
          <table:table-cell table:style-name="ce28" office:value-type="float" office:value="0.00137696" calcext:value-type="float">
            <text:p>0.00137696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1.563419251" calcext:value-type="float">
            <text:p>1.563419251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200" calcext:value-type="float">
            <text:p>200</text:p>
          </table:table-cell>
          <table:table-cell table:style-name="ce28" office:value-type="float" office:value="0.008319092" calcext:value-type="float">
            <text:p>0.008319092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4" calcext:value-type="float">
            <text:p>104</text:p>
          </table:table-cell>
          <table:table-cell table:style-name="ce28" office:value-type="float" office:value="0.001244374" calcext:value-type="float">
            <text:p>0.001244374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72" calcext:value-type="float">
            <text:p>172</text:p>
          </table:table-cell>
          <table:table-cell table:style-name="ce28" office:value-type="float" office:value="0.002378077" calcext:value-type="float">
            <text:p>0.002378077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05" calcext:value-type="float">
            <text:p>105</text:p>
          </table:table-cell>
          <table:table-cell table:style-name="ce28" office:value-type="float" office:value="0.004866888" calcext:value-type="float">
            <text:p>0.004866888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0" calcext:value-type="float">
            <text:p>110</text:p>
          </table:table-cell>
          <table:table-cell table:style-name="ce28" office:value-type="float" office:value="0.003020303" calcext:value-type="float">
            <text:p>0.003020303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1.436926478" calcext:value-type="float">
            <text:p>1.436926478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64" calcext:value-type="float">
            <text:p>164</text:p>
          </table:table-cell>
          <table:table-cell table:style-name="ce28" office:value-type="float" office:value="0.003352977" calcext:value-type="float">
            <text:p>0.003352977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684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224" calcext:value-type="float">
            <text:p>224</text:p>
          </table:table-cell>
          <table:table-cell table:style-name="ce28" office:value-type="float" office:value="0.00294893" calcext:value-type="float">
            <text:p>0.00294893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95" calcext:value-type="float">
            <text:p>1095</text:p>
          </table:table-cell>
          <table:table-cell table:style-name="ce7" office:value-type="float" office:value="164" calcext:value-type="float">
            <text:p>164</text:p>
          </table:table-cell>
          <table:table-cell table:style-name="ce28" office:value-type="float" office:value="0.031570515" calcext:value-type="float">
            <text:p>0.031570515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09" calcext:value-type="float">
            <text:p>109</text:p>
          </table:table-cell>
          <table:table-cell table:style-name="ce28" office:value-type="float" office:value="0.004101113" calcext:value-type="float">
            <text:p>0.004101113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28" office:value-type="float" office:value="0.001697259" calcext:value-type="float">
            <text:p>0.001697259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313" calcext:value-type="float">
            <text:p>1313</text:p>
          </table:table-cell>
          <table:table-cell table:style-name="ce7" office:value-type="float" office:value="134" calcext:value-type="float">
            <text:p>134</text:p>
          </table:table-cell>
          <table:table-cell table:style-name="ce28" office:value-type="float" office:value="0.031805922" calcext:value-type="float">
            <text:p>0.031805922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214" calcext:value-type="float">
            <text:p>214</text:p>
          </table:table-cell>
          <table:table-cell table:style-name="ce28" office:value-type="float" office:value="0.002167285" calcext:value-type="float">
            <text:p>0.002167285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32765" calcext:value-type="float">
            <text:p>32765</text:p>
          </table:table-cell>
          <table:table-cell table:style-name="ce8" office:value-type="float" office:value="146" calcext:value-type="float">
            <text:p>146</text:p>
          </table:table-cell>
          <table:table-cell table:style-name="ce29" office:value-type="float" office:value="1.454017778" calcext:value-type="float">
            <text:p>1.454017778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27" calcext:value-type="float">
            <text:p>1027</text:p>
          </table:table-cell>
          <table:table-cell table:style-name="ce7" office:value-type="float" office:value="341" calcext:value-type="float">
            <text:p>341</text:p>
          </table:table-cell>
          <table:table-cell table:style-name="ce28" office:value-type="float" office:value="0.116937132" calcext:value-type="float">
            <text:p>0.116937132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62" calcext:value-type="float">
            <text:p>162</text:p>
          </table:table-cell>
          <table:table-cell table:style-name="ce28" office:value-type="float" office:value="0.006284945" calcext:value-type="float">
            <text:p>0.006284945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44" calcext:value-type="float">
            <text:p>144</text:p>
          </table:table-cell>
          <table:table-cell table:style-name="ce28" office:value-type="float" office:value="0.002061431" calcext:value-type="float">
            <text:p>0.002061431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9" calcext:value-type="float">
            <text:p>99</text:p>
          </table:table-cell>
          <table:table-cell table:style-name="ce28" office:value-type="float" office:value="0.001689233" calcext:value-type="float">
            <text:p>0.001689233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46" calcext:value-type="float">
            <text:p>146</text:p>
          </table:table-cell>
          <table:table-cell table:style-name="ce28" office:value-type="float" office:value="0.002503239" calcext:value-type="float">
            <text:p>0.002503239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23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29535" calcext:value-type="float">
            <text:p>29535</text:p>
          </table:table-cell>
          <table:table-cell table:style-name="ce7" office:value-type="float" office:value="485" calcext:value-type="float">
            <text:p>485</text:p>
          </table:table-cell>
          <table:table-cell table:style-name="ce28" office:value-type="float" office:value="2.787711113" calcext:value-type="float">
            <text:p>2.787711113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52" calcext:value-type="float">
            <text:p>252</text:p>
          </table:table-cell>
          <table:table-cell table:style-name="ce28" office:value-type="float" office:value="0.00546517" calcext:value-type="float">
            <text:p>0.00546517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302" calcext:value-type="float">
            <text:p>302</text:p>
          </table:table-cell>
          <table:table-cell table:style-name="ce28" office:value-type="float" office:value="0.003734745" calcext:value-type="float">
            <text:p>0.003734745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81" calcext:value-type="float">
            <text:p>181</text:p>
          </table:table-cell>
          <table:table-cell table:style-name="ce28" office:value-type="float" office:value="0.004544542" calcext:value-type="float">
            <text:p>0.004544542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6621" calcext:value-type="float">
            <text:p>26621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2.781172629" calcext:value-type="float">
            <text:p>2.781172629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392" calcext:value-type="float">
            <text:p>392</text:p>
          </table:table-cell>
          <table:table-cell table:style-name="ce28" office:value-type="float" office:value="0.017669963" calcext:value-type="float">
            <text:p>0.017669963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5" calcext:value-type="float">
            <text:p>195</text:p>
          </table:table-cell>
          <table:table-cell table:style-name="ce28" office:value-type="float" office:value="0.002698343" calcext:value-type="float">
            <text:p>0.00269834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39" calcext:value-type="float">
            <text:p>339</text:p>
          </table:table-cell>
          <table:table-cell table:style-name="ce28" office:value-type="float" office:value="0.004547585" calcext:value-type="float">
            <text:p>0.004547585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98" calcext:value-type="float">
            <text:p>198</text:p>
          </table:table-cell>
          <table:table-cell table:style-name="ce28" office:value-type="float" office:value="0.009760146" calcext:value-type="float">
            <text:p>0.009760146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10" calcext:value-type="float">
            <text:p>210</text:p>
          </table:table-cell>
          <table:table-cell table:style-name="ce28" office:value-type="float" office:value="0.00594662" calcext:value-type="float">
            <text:p>0.00594662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6621" calcext:value-type="float">
            <text:p>26621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2.708019522" calcext:value-type="float">
            <text:p>2.708019522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17" calcext:value-type="float">
            <text:p>317</text:p>
          </table:table-cell>
          <table:table-cell table:style-name="ce28" office:value-type="float" office:value="0.006387297" calcext:value-type="float">
            <text:p>0.006387297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712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438" calcext:value-type="float">
            <text:p>438</text:p>
          </table:table-cell>
          <table:table-cell table:style-name="ce28" office:value-type="float" office:value="0.005710672" calcext:value-type="float">
            <text:p>0.005710672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59" calcext:value-type="float">
            <text:p>1059</text:p>
          </table:table-cell>
          <table:table-cell table:style-name="ce7" office:value-type="float" office:value="315" calcext:value-type="float">
            <text:p>315</text:p>
          </table:table-cell>
          <table:table-cell table:style-name="ce28" office:value-type="float" office:value="0.065046479" calcext:value-type="float">
            <text:p>0.065046479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13" calcext:value-type="float">
            <text:p>213</text:p>
          </table:table-cell>
          <table:table-cell table:style-name="ce28" office:value-type="float" office:value="0.00724684" calcext:value-type="float">
            <text:p>0.00724684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240" calcext:value-type="float">
            <text:p>240</text:p>
          </table:table-cell>
          <table:table-cell table:style-name="ce28" office:value-type="float" office:value="0.003256274" calcext:value-type="float">
            <text:p>0.003256274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255" calcext:value-type="float">
            <text:p>255</text:p>
          </table:table-cell>
          <table:table-cell table:style-name="ce28" office:value-type="float" office:value="0.065118392" calcext:value-type="float">
            <text:p>0.065118392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20" calcext:value-type="float">
            <text:p>420</text:p>
          </table:table-cell>
          <table:table-cell table:style-name="ce28" office:value-type="float" office:value="0.004548794" calcext:value-type="float">
            <text:p>0.004548794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6621" calcext:value-type="float">
            <text:p>26621</text:p>
          </table:table-cell>
          <table:table-cell table:style-name="ce8" office:value-type="float" office:value="281" calcext:value-type="float">
            <text:p>281</text:p>
          </table:table-cell>
          <table:table-cell table:style-name="ce29" office:value-type="float" office:value="2.59593779" calcext:value-type="float">
            <text:p>2.59593779</text:p>
          </table:table-cell>
        </table:table-row>
        <table:table-row table:style-name="ro2">
          <table:table-cell table:number-columns-repeated="5"/>
          <table:table-cell table:style-name="ce34"/>
        </table:table-row>
        <table:table-row table:style-name="ro4">
          <table:table-cell table:style-name="ce15" office:value-type="string" calcext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office:value-type="float" office:value="552" calcext:value-type="float">
            <text:p>552</text:p>
          </table:table-cell>
          <table:table-cell table:style-name="ce28" office:value-type="float" office:value="0.17615659" calcext:value-type="float">
            <text:p>0.17615659</text:p>
          </table:table-cell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50" calcext:value-type="float">
            <text:p>250</text:p>
          </table:table-cell>
          <table:table-cell table:style-name="ce28" office:value-type="float" office:value="0.009406164" calcext:value-type="float">
            <text:p>0.009406164</text:p>
          </table:table-cell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20" calcext:value-type="float">
            <text:p>220</text:p>
          </table:table-cell>
          <table:table-cell table:style-name="ce28" office:value-type="float" office:value="0.00275928" calcext:value-type="float">
            <text:p>0.00275928</text:p>
          </table:table-cell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44" calcext:value-type="float">
            <text:p>144</text:p>
          </table:table-cell>
          <table:table-cell table:style-name="ce28" office:value-type="float" office:value="0.002454228" calcext:value-type="float">
            <text:p>0.002454228</text:p>
          </table:table-cell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220" calcext:value-type="float">
            <text:p>220</text:p>
          </table:table-cell>
          <table:table-cell table:style-name="ce28" office:value-type="float" office:value="0.003952263" calcext:value-type="float">
            <text:p>0.003952263</text:p>
          </table:table-cell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28527" calcext:value-type="float">
            <text:p>28527</text:p>
          </table:table-cell>
          <table:table-cell table:style-name="ce7" office:value-type="float" office:value="787" calcext:value-type="float">
            <text:p>787</text:p>
          </table:table-cell>
          <table:table-cell table:style-name="ce28" office:value-type="float" office:value="5.165331736" calcext:value-type="float">
            <text:p>5.165331736</text:p>
          </table:table-cell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11" calcext:value-type="float">
            <text:p>411</text:p>
          </table:table-cell>
          <table:table-cell table:style-name="ce28" office:value-type="float" office:value="0.009498441" calcext:value-type="float">
            <text:p>0.009498441</text:p>
          </table:table-cell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492" calcext:value-type="float">
            <text:p>492</text:p>
          </table:table-cell>
          <table:table-cell table:style-name="ce28" office:value-type="float" office:value="0.006232932" calcext:value-type="float">
            <text:p>0.006232932</text:p>
          </table:table-cell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1" calcext:value-type="float">
            <text:p>281</text:p>
          </table:table-cell>
          <table:table-cell table:style-name="ce28" office:value-type="float" office:value="0.004669528" calcext:value-type="float">
            <text:p>0.004669528</text:p>
          </table:table-cell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9453" calcext:value-type="float">
            <text:p>19453</text:p>
          </table:table-cell>
          <table:table-cell table:style-name="ce7" office:value-type="float" office:value="447" calcext:value-type="float">
            <text:p>447</text:p>
          </table:table-cell>
          <table:table-cell table:style-name="ce28" office:value-type="float" office:value="3.920986814" calcext:value-type="float">
            <text:p>3.920986814</text:p>
          </table:table-cell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631" calcext:value-type="float">
            <text:p>631</text:p>
          </table:table-cell>
          <table:table-cell table:style-name="ce28" office:value-type="float" office:value="0.027628273" calcext:value-type="float">
            <text:p>0.027628273</text:p>
          </table:table-cell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03" calcext:value-type="float">
            <text:p>303</text:p>
          </table:table-cell>
          <table:table-cell table:style-name="ce28" office:value-type="float" office:value="0.003671643" calcext:value-type="float">
            <text:p>0.003671643</text:p>
          </table:table-cell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49" calcext:value-type="float">
            <text:p>549</text:p>
          </table:table-cell>
          <table:table-cell table:style-name="ce28" office:value-type="float" office:value="0.007167861" calcext:value-type="float">
            <text:p>0.007167861</text:p>
          </table:table-cell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312" calcext:value-type="float">
            <text:p>312</text:p>
          </table:table-cell>
          <table:table-cell table:style-name="ce28" office:value-type="float" office:value="0.015087935" calcext:value-type="float">
            <text:p>0.015087935</text:p>
          </table:table-cell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324" calcext:value-type="float">
            <text:p>324</text:p>
          </table:table-cell>
          <table:table-cell table:style-name="ce28" office:value-type="float" office:value="0.009539145" calcext:value-type="float">
            <text:p>0.009539145</text:p>
          </table:table-cell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19453" calcext:value-type="float">
            <text:p>19453</text:p>
          </table:table-cell>
          <table:table-cell table:style-name="ce7" office:value-type="float" office:value="447" calcext:value-type="float">
            <text:p>447</text:p>
          </table:table-cell>
          <table:table-cell table:style-name="ce28" office:value-type="float" office:value="4.291709548" calcext:value-type="float">
            <text:p>4.291709548</text:p>
          </table:table-cell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08" calcext:value-type="float">
            <text:p>508</text:p>
          </table:table-cell>
          <table:table-cell table:style-name="ce28" office:value-type="float" office:value="0.011199588" calcext:value-type="float">
            <text:p>0.011199588</text:p>
          </table:table-cell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33" office:value-type="string" calcext:value-type="string">
            <text:p>1,764E-6</text:p>
          </table:table-cell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712" calcext:value-type="float">
            <text:p>712</text:p>
          </table:table-cell>
          <table:table-cell table:style-name="ce28" office:value-type="float" office:value="0.009583887" calcext:value-type="float">
            <text:p>0.009583887</text:p>
          </table:table-cell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21" calcext:value-type="float">
            <text:p>1021</text:p>
          </table:table-cell>
          <table:table-cell table:style-name="ce7" office:value-type="float" office:value="511" calcext:value-type="float">
            <text:p>511</text:p>
          </table:table-cell>
          <table:table-cell table:style-name="ce28" office:value-type="float" office:value="0.105534524" calcext:value-type="float">
            <text:p>0.105534524</text:p>
          </table:table-cell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50" calcext:value-type="float">
            <text:p>350</text:p>
          </table:table-cell>
          <table:table-cell table:style-name="ce28" office:value-type="float" office:value="0.01129175" calcext:value-type="float">
            <text:p>0.01129175</text:p>
          </table:table-cell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380" calcext:value-type="float">
            <text:p>380</text:p>
          </table:table-cell>
          <table:table-cell table:style-name="ce28" office:value-type="float" office:value="0.005153751" calcext:value-type="float">
            <text:p>0.005153751</text:p>
          </table:table-cell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169" calcext:value-type="float">
            <text:p>1169</text:p>
          </table:table-cell>
          <table:table-cell table:style-name="ce7" office:value-type="float" office:value="407" calcext:value-type="float">
            <text:p>407</text:p>
          </table:table-cell>
          <table:table-cell table:style-name="ce28" office:value-type="float" office:value="0.099531101" calcext:value-type="float">
            <text:p>0.099531101</text:p>
          </table:table-cell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684" calcext:value-type="float">
            <text:p>684</text:p>
          </table:table-cell>
          <table:table-cell table:style-name="ce28" office:value-type="float" office:value="0.006284847" calcext:value-type="float">
            <text:p>0.006284847</text:p>
          </table:table-cell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19453" calcext:value-type="float">
            <text:p>19453</text:p>
          </table:table-cell>
          <table:table-cell table:style-name="ce8" office:value-type="float" office:value="447" calcext:value-type="float">
            <text:p>447</text:p>
          </table:table-cell>
          <table:table-cell table:style-name="ce29" office:value-type="float" office:value="4.541235293" calcext:value-type="float">
            <text:p>4.541235293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21"/>
        <table:table-column table:style-name="co12" table:default-cell-style-name="ce21"/>
        <table:table-column table:style-name="co15" table:default-cell-style-name="ce21"/>
        <table:table-column table:style-name="co24" table:default-cell-style-name="ce21"/>
        <table:table-column table:style-name="co22" table:default-cell-style-name="ce21"/>
        <table:table-column table:style-name="co9" table:number-columns-repeated="1016" table:default-cell-style-name="Default"/>
        <table:table-row table:style-name="ro4">
          <table:table-cell table:style-name="ce35" office:value-type="string" calcext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135" calcext:value-type="float">
            <text:p>135</text:p>
          </table:table-cell>
          <table:table-cell table:style-name="ce36" office:value-type="float" office:value="0.071615029" calcext:value-type="float">
            <text:p>0.07161502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5" calcext:value-type="float">
            <text:p>105</text:p>
          </table:table-cell>
          <table:table-cell table:style-name="ce36" office:value-type="float" office:value="0.008264791" calcext:value-type="float">
            <text:p>0.00826479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18" calcext:value-type="float">
            <text:p>118</text:p>
          </table:table-cell>
          <table:table-cell table:style-name="ce36" office:value-type="float" office:value="0.003364565" calcext:value-type="float">
            <text:p>0.0033645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03756941" calcext:value-type="float">
            <text:p>0.00375694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23" calcext:value-type="float">
            <text:p>123</text:p>
          </table:table-cell>
          <table:table-cell table:style-name="ce36" office:value-type="float" office:value="0.005451113" calcext:value-type="float">
            <text:p>0.00545111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1460" calcext:value-type="float">
            <text:p>31460</text:p>
          </table:table-cell>
          <table:table-cell table:style-name="ce7" office:value-type="float" office:value="136" calcext:value-type="float">
            <text:p>136</text:p>
          </table:table-cell>
          <table:table-cell table:style-name="ce36" office:value-type="float" office:value="0.861411268" calcext:value-type="float">
            <text:p>0.8614112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5" calcext:value-type="float">
            <text:p>55</text:p>
          </table:table-cell>
          <table:table-cell table:style-name="ce36" office:value-type="float" office:value="0.001293463" calcext:value-type="float">
            <text:p>0.00129346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04" calcext:value-type="float">
            <text:p>104</text:p>
          </table:table-cell>
          <table:table-cell table:style-name="ce36" office:value-type="float" office:value="0.001024513" calcext:value-type="float">
            <text:p>0.00102451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30" calcext:value-type="float">
            <text:p>130</text:p>
          </table:table-cell>
          <table:table-cell table:style-name="ce36" office:value-type="float" office:value="0.001881366" calcext:value-type="float">
            <text:p>0.00188136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7631" calcext:value-type="float">
            <text:p>27631</text:p>
          </table:table-cell>
          <table:table-cell table:style-name="ce7" office:value-type="float" office:value="107" calcext:value-type="float">
            <text:p>107</text:p>
          </table:table-cell>
          <table:table-cell table:style-name="ce36" office:value-type="float" office:value="0.906063782" calcext:value-type="float">
            <text:p>0.90606378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18" calcext:value-type="float">
            <text:p>118</text:p>
          </table:table-cell>
          <table:table-cell table:style-name="ce36" office:value-type="float" office:value="0.00474847" calcext:value-type="float">
            <text:p>0.0047484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503753" calcext:value-type="float">
            <text:p>0.00150375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88" calcext:value-type="float">
            <text:p>88</text:p>
          </table:table-cell>
          <table:table-cell table:style-name="ce36" office:value-type="float" office:value="0.001068545" calcext:value-type="float">
            <text:p>0.0010685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17" calcext:value-type="float">
            <text:p>117</text:p>
          </table:table-cell>
          <table:table-cell table:style-name="ce36" office:value-type="float" office:value="0.004688486" calcext:value-type="float">
            <text:p>0.00468848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11" calcext:value-type="float">
            <text:p>111</text:p>
          </table:table-cell>
          <table:table-cell table:style-name="ce36" office:value-type="float" office:value="0.002813114" calcext:value-type="float">
            <text:p>0.00281311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27631" calcext:value-type="float">
            <text:p>27631</text:p>
          </table:table-cell>
          <table:table-cell table:style-name="ce7" office:value-type="float" office:value="107" calcext:value-type="float">
            <text:p>107</text:p>
          </table:table-cell>
          <table:table-cell table:style-name="ce36" office:value-type="float" office:value="1.03235756" calcext:value-type="float">
            <text:p>1.032357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0.0024218" calcext:value-type="float">
            <text:p>0.002421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36" office:value-type="float" office:value="0.000654212" calcext:value-type="float">
            <text:p>0.0006542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356173" calcext:value-type="float">
            <text:p>0.0013561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141" calcext:value-type="float">
            <text:p>1141</text:p>
          </table:table-cell>
          <table:table-cell table:style-name="ce7" office:value-type="float" office:value="142" calcext:value-type="float">
            <text:p>142</text:p>
          </table:table-cell>
          <table:table-cell table:style-name="ce36" office:value-type="float" office:value="0.023571728" calcext:value-type="float">
            <text:p>0.0235717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99" calcext:value-type="float">
            <text:p>99</text:p>
          </table:table-cell>
          <table:table-cell table:style-name="ce36" office:value-type="float" office:value="0.0032132" calcext:value-type="float">
            <text:p>0.003213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36" office:value-type="float" office:value="0.001713206" calcext:value-type="float">
            <text:p>0.00171320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049" calcext:value-type="float">
            <text:p>1049</text:p>
          </table:table-cell>
          <table:table-cell table:style-name="ce7" office:value-type="float" office:value="108" calcext:value-type="float">
            <text:p>108</text:p>
          </table:table-cell>
          <table:table-cell table:style-name="ce36" office:value-type="float" office:value="0.02047818" calcext:value-type="float">
            <text:p>0.0204781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26" calcext:value-type="float">
            <text:p>126</text:p>
          </table:table-cell>
          <table:table-cell table:style-name="ce36" office:value-type="float" office:value="0.001067259" calcext:value-type="float">
            <text:p>0.001067259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27631" calcext:value-type="float">
            <text:p>27631</text:p>
          </table:table-cell>
          <table:table-cell table:style-name="ce8" office:value-type="float" office:value="107" calcext:value-type="float">
            <text:p>107</text:p>
          </table:table-cell>
          <table:table-cell table:style-name="ce37" office:value-type="float" office:value="1.051040265" calcext:value-type="float">
            <text:p>1.05104026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calcext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87" calcext:value-type="float">
            <text:p>1087</text:p>
          </table:table-cell>
          <table:table-cell table:style-name="ce7" office:value-type="float" office:value="137" calcext:value-type="float">
            <text:p>137</text:p>
          </table:table-cell>
          <table:table-cell table:style-name="ce36" office:value-type="float" office:value="0.08980599" calcext:value-type="float">
            <text:p>0.0898059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10" calcext:value-type="float">
            <text:p>110</text:p>
          </table:table-cell>
          <table:table-cell table:style-name="ce36" office:value-type="float" office:value="0.00896989" calcext:value-type="float">
            <text:p>0.0089698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3521361" calcext:value-type="float">
            <text:p>0.00352136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6" calcext:value-type="float">
            <text:p>106</text:p>
          </table:table-cell>
          <table:table-cell table:style-name="ce36" office:value-type="float" office:value="0.003835252" calcext:value-type="float">
            <text:p>0.00383525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7573373" calcext:value-type="float">
            <text:p>0.00757337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0921" calcext:value-type="float">
            <text:p>30921</text:p>
          </table:table-cell>
          <table:table-cell table:style-name="ce7" office:value-type="float" office:value="143" calcext:value-type="float">
            <text:p>143</text:p>
          </table:table-cell>
          <table:table-cell table:style-name="ce36" office:value-type="float" office:value="0.922175357" calcext:value-type="float">
            <text:p>0.92217535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3" calcext:value-type="float">
            <text:p>53</text:p>
          </table:table-cell>
          <table:table-cell table:style-name="ce36" office:value-type="float" office:value="0.00116145" calcext:value-type="float">
            <text:p>0.001161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0098639" calcext:value-type="float">
            <text:p>0.0009863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2301008" calcext:value-type="float">
            <text:p>0.00230100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1.510950096" calcext:value-type="float">
            <text:p>1.51095009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05" calcext:value-type="float">
            <text:p>105</text:p>
          </table:table-cell>
          <table:table-cell table:style-name="ce36" office:value-type="float" office:value="0.004526159" calcext:value-type="float">
            <text:p>0.00452615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2" calcext:value-type="float">
            <text:p>122</text:p>
          </table:table-cell>
          <table:table-cell table:style-name="ce36" office:value-type="float" office:value="0.001486567" calcext:value-type="float">
            <text:p>0.00148656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92" calcext:value-type="float">
            <text:p>92</text:p>
          </table:table-cell>
          <table:table-cell table:style-name="ce36" office:value-type="float" office:value="0.001095053" calcext:value-type="float">
            <text:p>0.00109505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95" calcext:value-type="float">
            <text:p>95</text:p>
          </table:table-cell>
          <table:table-cell table:style-name="ce36" office:value-type="float" office:value="0.004296792" calcext:value-type="float">
            <text:p>0.00429679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02596982" calcext:value-type="float">
            <text:p>0.00259698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32765" calcext:value-type="float">
            <text:p>32765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1.430459949" calcext:value-type="float">
            <text:p>1.4304599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03" calcext:value-type="float">
            <text:p>103</text:p>
          </table:table-cell>
          <table:table-cell table:style-name="ce36" office:value-type="float" office:value="0.002044828" calcext:value-type="float">
            <text:p>0.0020448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2" calcext:value-type="float">
            <text:p>72</text:p>
          </table:table-cell>
          <table:table-cell table:style-name="ce36" office:value-type="float" office:value="0.000659177" calcext:value-type="float">
            <text:p>0.00065917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442091" calcext:value-type="float">
            <text:p>0.00144209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08" calcext:value-type="float">
            <text:p>108</text:p>
          </table:table-cell>
          <table:table-cell table:style-name="ce36" office:value-type="float" office:value="0.022036727" calcext:value-type="float">
            <text:p>0.02203672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1" calcext:value-type="float">
            <text:p>111</text:p>
          </table:table-cell>
          <table:table-cell table:style-name="ce36" office:value-type="float" office:value="0.002756568" calcext:value-type="float">
            <text:p>0.0027565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725479" calcext:value-type="float">
            <text:p>0.00172547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1083" calcext:value-type="float">
            <text:p>1083</text:p>
          </table:table-cell>
          <table:table-cell table:style-name="ce7" office:value-type="float" office:value="97" calcext:value-type="float">
            <text:p>97</text:p>
          </table:table-cell>
          <table:table-cell table:style-name="ce36" office:value-type="float" office:value="0.023174212" calcext:value-type="float">
            <text:p>0.0231742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28" calcext:value-type="float">
            <text:p>128</text:p>
          </table:table-cell>
          <table:table-cell table:style-name="ce36" office:value-type="float" office:value="0.001039166" calcext:value-type="float">
            <text:p>0.001039166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32765" calcext:value-type="float">
            <text:p>32765</text:p>
          </table:table-cell>
          <table:table-cell table:style-name="ce8" office:value-type="float" office:value="131" calcext:value-type="float">
            <text:p>131</text:p>
          </table:table-cell>
          <table:table-cell table:style-name="ce37" office:value-type="float" office:value="1.527728754" calcext:value-type="float">
            <text:p>1.527728754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5" office:value-type="string" calcext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21"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style-name="ce31"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015" calcext:value-type="float">
            <text:p>1015</text:p>
          </table:table-cell>
          <table:table-cell table:style-name="ce7" office:value-type="float" office:value="96" calcext:value-type="float">
            <text:p>96</text:p>
          </table:table-cell>
          <table:table-cell table:style-name="ce36" office:value-type="float" office:value="0.059980859" calcext:value-type="float">
            <text:p>0.05998085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30" calcext:value-type="float">
            <text:p>130</text:p>
          </table:table-cell>
          <table:table-cell table:style-name="ce36" office:value-type="float" office:value="0.010170745" calcext:value-type="float">
            <text:p>0.0101707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3239208" calcext:value-type="float">
            <text:p>0.00323920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0" calcext:value-type="float">
            <text:p>110</text:p>
          </table:table-cell>
          <table:table-cell table:style-name="ce36" office:value-type="float" office:value="0.004130528" calcext:value-type="float">
            <text:p>0.00413052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20" calcext:value-type="float">
            <text:p>120</text:p>
          </table:table-cell>
          <table:table-cell table:style-name="ce36" office:value-type="float" office:value="0.004497058" calcext:value-type="float">
            <text:p>0.00449705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office:value-type="float" office:value="31114" calcext:value-type="float">
            <text:p>31114</text:p>
          </table:table-cell>
          <table:table-cell table:style-name="ce7" office:value-type="float" office:value="127" calcext:value-type="float">
            <text:p>127</text:p>
          </table:table-cell>
          <table:table-cell table:style-name="ce36" office:value-type="float" office:value="0.723202894" calcext:value-type="float">
            <text:p>0.72320289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5" calcext:value-type="float">
            <text:p>55</text:p>
          </table:table-cell>
          <table:table-cell table:style-name="ce36" office:value-type="float" office:value="0.001224449" calcext:value-type="float">
            <text:p>0.00122444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82" calcext:value-type="float">
            <text:p>82</text:p>
          </table:table-cell>
          <table:table-cell table:style-name="ce36" office:value-type="float" office:value="0.000955155" calcext:value-type="float">
            <text:p>0.00095515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32" calcext:value-type="float">
            <text:p>132</text:p>
          </table:table-cell>
          <table:table-cell table:style-name="ce36" office:value-type="float" office:value="0.001927423" calcext:value-type="float">
            <text:p>0.00192742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40951" calcext:value-type="float">
            <text:p>40951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1.134289065" calcext:value-type="float">
            <text:p>1.13428906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31" calcext:value-type="float">
            <text:p>131</text:p>
          </table:table-cell>
          <table:table-cell table:style-name="ce36" office:value-type="float" office:value="0.004804231" calcext:value-type="float">
            <text:p>0.00480423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style-name="ce7" office:value-type="float" office:value="116" calcext:value-type="float">
            <text:p>116</text:p>
          </table:table-cell>
          <table:table-cell table:style-name="ce36" office:value-type="float" office:value="0.001364485" calcext:value-type="float">
            <text:p>0.00136448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01088256" calcext:value-type="float">
            <text:p>0.0010882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14" calcext:value-type="float">
            <text:p>114</text:p>
          </table:table-cell>
          <table:table-cell table:style-name="ce36" office:value-type="float" office:value="0.005508856" calcext:value-type="float">
            <text:p>0.00550885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9" calcext:value-type="float">
            <text:p>119</text:p>
          </table:table-cell>
          <table:table-cell table:style-name="ce36" office:value-type="float" office:value="0.003245645" calcext:value-type="float">
            <text:p>0.00324564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office:value-type="float" office:value="40951" calcext:value-type="float">
            <text:p>40951</text:p>
          </table:table-cell>
          <table:table-cell table:style-name="ce7" office:value-type="float" office:value="139" calcext:value-type="float">
            <text:p>139</text:p>
          </table:table-cell>
          <table:table-cell table:style-name="ce36" office:value-type="float" office:value="1.02890312" calcext:value-type="float">
            <text:p>1.0289031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5" calcext:value-type="float">
            <text:p>125</text:p>
          </table:table-cell>
          <table:table-cell table:style-name="ce36" office:value-type="float" office:value="0.002181576" calcext:value-type="float">
            <text:p>0.00218157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36" office:value-type="float" office:value="0.00067537" calcext:value-type="float">
            <text:p>0.0006753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7" office:value-type="float" office:value="43" calcext:value-type="float">
            <text:p>43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31901" calcext:value-type="float">
            <text:p>0.0013190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99" calcext:value-type="float">
            <text:p>99</text:p>
          </table:table-cell>
          <table:table-cell table:style-name="ce36" office:value-type="float" office:value="0.018894389" calcext:value-type="float">
            <text:p>0.01889438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78" calcext:value-type="float">
            <text:p>78</text:p>
          </table:table-cell>
          <table:table-cell table:style-name="ce36" office:value-type="float" office:value="0.002590009" calcext:value-type="float">
            <text:p>0.002590009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24" calcext:value-type="float">
            <text:p>124</text:p>
          </table:table-cell>
          <table:table-cell table:style-name="ce36" office:value-type="float" office:value="0.001382957" calcext:value-type="float">
            <text:p>0.00138295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98" calcext:value-type="float">
            <text:p>98</text:p>
          </table:table-cell>
          <table:table-cell table:style-name="ce36" office:value-type="float" office:value="0.019103486" calcext:value-type="float">
            <text:p>0.01910348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7" office:value-type="float" office:value="42" calcext:value-type="float">
            <text:p>42</text:p>
          </table:table-cell>
          <table:table-cell table:style-name="ce7" office:value-type="float" office:value="106" calcext:value-type="float">
            <text:p>106</text:p>
          </table:table-cell>
          <table:table-cell table:style-name="ce36" office:value-type="float" office:value="0.000929099" calcext:value-type="float">
            <text:p>0.000929099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40951" calcext:value-type="float">
            <text:p>40951</text:p>
          </table:table-cell>
          <table:table-cell table:style-name="ce8" office:value-type="float" office:value="139" calcext:value-type="float">
            <text:p>139</text:p>
          </table:table-cell>
          <table:table-cell table:style-name="ce37" office:value-type="float" office:value="1.026153918" calcext:value-type="float">
            <text:p>1.026153918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5" office:value-type="string" calcext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1057.66666666667" calcext:value-type="float">
            <text:p/>
          </table:table-cell>
          <table:table-cell table:style-name="ce25" table:formula="of:=([.E3]+[.E31]+[.E59])/3" office:value-type="float" office:value="122.666666666667" calcext:value-type="float">
            <text:p/>
          </table:table-cell>
          <table:table-cell table:style-name="ce38" table:formula="of:=([.F3]+[.F31]+[.F59])/3" office:value-type="float" office:value="0.07380062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80" calcext:value-type="float">
            <text:p/>
          </table:table-cell>
          <table:table-cell table:style-name="ce25" table:formula="of:=([.E4]+[.E32]+[.E60])/3" office:value-type="float" office:value="115" calcext:value-type="float">
            <text:p/>
          </table:table-cell>
          <table:table-cell table:style-name="ce38" table:formula="of:=([.F4]+[.F32]+[.F60])/3" office:value-type="float" office:value="0.009135142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119.333333333333" calcext:value-type="float">
            <text:p/>
          </table:table-cell>
          <table:table-cell table:style-name="ce38" table:formula="of:=([.F5]+[.F33]+[.F61])/3" office:value-type="float" office:value="0.00337504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6.3333333333333" calcext:value-type="float">
            <text:p/>
          </table:table-cell>
          <table:table-cell table:style-name="ce25" table:formula="of:=([.E6]+[.E34]+[.E62])/3" office:value-type="float" office:value="104.333333333333" calcext:value-type="float">
            <text:p/>
          </table:table-cell>
          <table:table-cell table:style-name="ce38" table:formula="of:=([.F6]+[.F34]+[.F62])/3" office:value-type="float" office:value="0.003907573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3.6666666666667" calcext:value-type="float">
            <text:p/>
          </table:table-cell>
          <table:table-cell table:style-name="ce25" table:formula="of:=([.E7]+[.E35]+[.E63])/3" office:value-type="float" office:value="121" calcext:value-type="float">
            <text:p/>
          </table:table-cell>
          <table:table-cell table:style-name="ce38" table:formula="of:=([.F7]+[.F35]+[.F63])/3" office:value-type="float" office:value="0.00584051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([.D8]+[.D36]+[.D64])/3" office:value-type="float" office:value="31165" calcext:value-type="float">
            <text:p/>
          </table:table-cell>
          <table:table-cell table:style-name="ce25" table:formula="of:=([.E8]+[.E36]+[.E64])/3" office:value-type="float" office:value="135.333333333333" calcext:value-type="float">
            <text:p/>
          </table:table-cell>
          <table:table-cell table:style-name="ce38" table:formula="of:=([.F8]+[.F36]+[.F64])/3" office:value-type="float" office:value="0.835596506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72" calcext:value-type="float">
            <text:p/>
          </table:table-cell>
          <table:table-cell table:style-name="ce25" table:formula="of:=([.E9]+[.E37]+[.E65])/3" office:value-type="float" office:value="54.3333333333333" calcext:value-type="float">
            <text:p/>
          </table:table-cell>
          <table:table-cell table:style-name="ce38" table:formula="of:=([.F9]+[.F37]+[.F65])/3" office:value-type="float" office:value="0.001226454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94.6666666666667" calcext:value-type="float">
            <text:p/>
          </table:table-cell>
          <table:table-cell table:style-name="ce38" table:formula="of:=([.F10]+[.F38]+[.F66])/3" office:value-type="float" office:value="0.00098868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43.3333333333333" calcext:value-type="float">
            <text:p/>
          </table:table-cell>
          <table:table-cell table:style-name="ce25" table:formula="of:=([.E11]+[.E39]+[.E67])/3" office:value-type="float" office:value="127.333333333333" calcext:value-type="float">
            <text:p/>
          </table:table-cell>
          <table:table-cell table:style-name="ce38" table:formula="of:=([.F11]+[.F39]+[.F67])/3" office:value-type="float" office:value="0.002036599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2]+[.D40]+[.D68])/3" office:value-type="float" office:value="33782.3333333333" calcext:value-type="float">
            <text:p/>
          </table:table-cell>
          <table:table-cell table:style-name="ce25" table:formula="of:=([.E12]+[.E40]+[.E68])/3" office:value-type="float" office:value="125.666666666667" calcext:value-type="float">
            <text:p/>
          </table:table-cell>
          <table:table-cell table:style-name="ce38" table:formula="of:=([.F12]+[.F40]+[.F68])/3" office:value-type="float" office:value="1.183767647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301.333333333333" calcext:value-type="float">
            <text:p/>
          </table:table-cell>
          <table:table-cell table:style-name="ce25" table:formula="of:=([.E13]+[.E41]+[.E69])/3" office:value-type="float" office:value="118" calcext:value-type="float">
            <text:p/>
          </table:table-cell>
          <table:table-cell table:style-name="ce38" table:formula="of:=([.F13]+[.F41]+[.F69])/3" office:value-type="float" office:value="0.004692953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4" calcext:value-type="float">
            <text:p/>
          </table:table-cell>
          <table:table-cell table:style-name="ce25" table:formula="of:=([.E14]+[.E42]+[.E70])/3" office:value-type="float" office:value="120.666666666667" calcext:value-type="float">
            <text:p/>
          </table:table-cell>
          <table:table-cell table:style-name="ce38" table:formula="of:=([.F14]+[.F42]+[.F70])/3" office:value-type="float" office:value="0.001451601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39.6666666666667" calcext:value-type="float">
            <text:p/>
          </table:table-cell>
          <table:table-cell table:style-name="ce25" table:formula="of:=([.E15]+[.E43]+[.E71])/3" office:value-type="float" office:value="92.6666666666667" calcext:value-type="float">
            <text:p/>
          </table:table-cell>
          <table:table-cell table:style-name="ce38" table:formula="of:=([.F15]+[.F43]+[.F71])/3" office:value-type="float" office:value="0.001083951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72])/3" office:value-type="float" office:value="166.333333333333" calcext:value-type="float">
            <text:p/>
          </table:table-cell>
          <table:table-cell table:style-name="ce25" table:formula="of:=([.E16]+[.E44]+[.E72])/3" office:value-type="float" office:value="108.666666666667" calcext:value-type="float">
            <text:p/>
          </table:table-cell>
          <table:table-cell table:style-name="ce38" table:formula="of:=([.F16]+[.F44]+[.F72])/3" office:value-type="float" office:value="0.00483137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126" calcext:value-type="float">
            <text:p/>
          </table:table-cell>
          <table:table-cell table:style-name="ce25" table:formula="of:=([.E17]+[.E45]+[.E73])/3" office:value-type="float" office:value="109" calcext:value-type="float">
            <text:p/>
          </table:table-cell>
          <table:table-cell table:style-name="ce38" table:formula="of:=([.F17]+[.F45]+[.F73])/3" office:value-type="float" office:value="0.00288524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74])/3" office:value-type="float" office:value="33782.3333333333" calcext:value-type="float">
            <text:p/>
          </table:table-cell>
          <table:table-cell table:style-name="ce25" table:formula="of:=([.E18]+[.E46]+[.E74])/3" office:value-type="float" office:value="125.666666666667" calcext:value-type="float">
            <text:p/>
          </table:table-cell>
          <table:table-cell table:style-name="ce38" table:formula="of:=([.F18]+[.F46]+[.F74])/3" office:value-type="float" office:value="1.16390687633333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113.333333333333" calcext:value-type="float">
            <text:p/>
          </table:table-cell>
          <table:table-cell table:style-name="ce25" table:formula="of:=([.E19]+[.E47]+[.E75])/3" office:value-type="float" office:value="122.333333333333" calcext:value-type="float">
            <text:p/>
          </table:table-cell>
          <table:table-cell table:style-name="ce38" table:formula="of:=([.F19]+[.F47]+[.F75])/3" office:value-type="float" office:value="0.00221606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69.3333333333333" calcext:value-type="float">
            <text:p/>
          </table:table-cell>
          <table:table-cell table:style-name="ce38" table:formula="of:=([.F20]+[.F48]+[.F76])/3" office:value-type="float" office:value="0.0006629196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126.666666666667" calcext:value-type="float">
            <text:p/>
          </table:table-cell>
          <table:table-cell table:style-name="ce38" table:formula="of:=([.F21]+[.F49]+[.F77])/3" office:value-type="float" office:value="0.00137242466666667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78])/3" office:value-type="float" office:value="1061.33333333333" calcext:value-type="float">
            <text:p/>
          </table:table-cell>
          <table:table-cell table:style-name="ce25" table:formula="of:=([.E22]+[.E50]+[.E78])/3" office:value-type="float" office:value="116.333333333333" calcext:value-type="float">
            <text:p/>
          </table:table-cell>
          <table:table-cell table:style-name="ce38" table:formula="of:=([.F22]+[.F50]+[.F78])/3" office:value-type="float" office:value="0.021500948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132" calcext:value-type="float">
            <text:p/>
          </table:table-cell>
          <table:table-cell table:style-name="ce25" table:formula="of:=([.E23]+[.E51]+[.E79])/3" office:value-type="float" office:value="96" calcext:value-type="float">
            <text:p/>
          </table:table-cell>
          <table:table-cell table:style-name="ce38" table:formula="of:=([.F23]+[.F51]+[.F79])/3" office:value-type="float" office:value="0.002853259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124.666666666667" calcext:value-type="float">
            <text:p/>
          </table:table-cell>
          <table:table-cell table:style-name="ce38" table:formula="of:=([.F24]+[.F52]+[.F80])/3" office:value-type="float" office:value="0.001607214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945.666666666667" calcext:value-type="float">
            <text:p/>
          </table:table-cell>
          <table:table-cell table:style-name="ce25" table:formula="of:=([.E25]+[.E53]+[.E81])/3" office:value-type="float" office:value="101" calcext:value-type="float">
            <text:p/>
          </table:table-cell>
          <table:table-cell table:style-name="ce38" table:formula="of:=([.F25]+[.F53]+[.F81])/3" office:value-type="float" office:value="0.020918626" calcext:value-type="float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120" calcext:value-type="float">
            <text:p/>
          </table:table-cell>
          <table:table-cell table:style-name="ce38" table:formula="of:=([.F26]+[.F54]+[.F82])/3" office:value-type="float" office:value="0.00101184133333333" calcext:value-type="float">
            <text:p/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83])/3" office:value-type="float" office:value="33782.3333333333" calcext:value-type="float">
            <text:p/>
          </table:table-cell>
          <table:table-cell table:style-name="ce26" table:formula="of:=([.E27]+[.E55]+[.E83])/3" office:value-type="float" office:value="125.666666666667" calcext:value-type="float">
            <text:p/>
          </table:table-cell>
          <table:table-cell table:style-name="ce39" table:formula="of:=([.F27]+[.F55]+[.F83])/3" office:value-type="float" office:value="1.201640979" calcext:value-type="float">
            <text:p/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5">
          <table:table-cell table:style-name="ce35" office:value-type="string" calcext:value-type="string" table:number-columns-spanned="6" table:number-rows-spanned="1">
            <text:p>Genetic Algorithm seed=10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99" calcext:value-type="float">
            <text:p>1099</text:p>
          </table:table-cell>
          <table:table-cell table:style-name="ce23" office:value-type="float" office:value="864" calcext:value-type="float">
            <text:p>864</text:p>
          </table:table-cell>
          <table:table-cell table:style-name="ce23" office:value-type="float" office:value="6261" calcext:value-type="float">
            <text:p>6261</text:p>
          </table:table-cell>
          <table:table-cell table:style-name="ce51" office:value-type="float" office:value="33.170826844" calcext:value-type="float">
            <text:p>33.17082684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62" calcext:value-type="float">
            <text:p>1562</text:p>
          </table:table-cell>
          <table:table-cell table:style-name="ce51" office:value-type="float" office:value="0.125765353" calcext:value-type="float">
            <text:p>0.12576535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334" calcext:value-type="float">
            <text:p>1334</text:p>
          </table:table-cell>
          <table:table-cell table:style-name="ce51" office:value-type="float" office:value="0.019207576" calcext:value-type="float">
            <text:p>0.0192075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23" office:value-type="float" office:value="750" calcext:value-type="float">
            <text:p>750</text:p>
          </table:table-cell>
          <table:table-cell table:style-name="ce51" office:value-type="float" office:value="0.012569913" calcext:value-type="float">
            <text:p>0.01256991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1" office:value-type="float" office:value="0.001139151" calcext:value-type="float">
            <text:p>0.00113915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6316" calcext:value-type="float">
            <text:p>6316</text:p>
          </table:table-cell>
          <table:table-cell table:style-name="ce51" office:value-type="float" office:value="1.654906881" calcext:value-type="float">
            <text:p>1.65490688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6424" calcext:value-type="float">
            <text:p>6424</text:p>
          </table:table-cell>
          <table:table-cell table:style-name="ce51" office:value-type="float" office:value="1.141960106" calcext:value-type="float">
            <text:p>1.1419601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958" calcext:value-type="float">
            <text:p>1958</text:p>
          </table:table-cell>
          <table:table-cell table:style-name="ce51" office:value-type="float" office:value="0.107884677" calcext:value-type="float">
            <text:p>0.10788467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7727" calcext:value-type="float">
            <text:p>7727</text:p>
          </table:table-cell>
          <table:table-cell table:style-name="ce51" office:value-type="float" office:value="2.487525918" calcext:value-type="float">
            <text:p>2.48752591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2134" calcext:value-type="float">
            <text:p>2134</text:p>
          </table:table-cell>
          <table:table-cell table:style-name="ce51" office:value-type="float" office:value="0.060165368" calcext:value-type="float">
            <text:p>0.06016536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450" calcext:value-type="float">
            <text:p>7450</text:p>
          </table:table-cell>
          <table:table-cell table:style-name="ce51" office:value-type="float" office:value="3.218803304" calcext:value-type="float">
            <text:p>3.21880330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203" calcext:value-type="float">
            <text:p>203</text:p>
          </table:table-cell>
          <table:table-cell table:style-name="ce44"/>
          <table:table-cell table:style-name="ce53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535" calcext:value-type="float">
            <text:p>2535</text:p>
          </table:table-cell>
          <table:table-cell table:style-name="ce51" office:value-type="float" office:value="0.270679952" calcext:value-type="float">
            <text:p>0.270679952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0957" calcext:value-type="float">
            <text:p>40957</text:p>
          </table:table-cell>
          <table:table-cell table:style-name="ce44" office:value-type="float" office:value="4699" calcext:value-type="float">
            <text:p>4699</text:p>
          </table:table-cell>
          <table:table-cell table:style-name="ce44"/>
          <table:table-cell table:style-name="ce54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496" calcext:value-type="float">
            <text:p>5496</text:p>
          </table:table-cell>
          <table:table-cell table:style-name="ce51" office:value-type="float" office:value="5.523450634" calcext:value-type="float">
            <text:p>5.52345063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55" office:value-type="string" calcext:value-type="string">
            <text:p>0,00005148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9046" calcext:value-type="float">
            <text:p>9046</text:p>
          </table:table-cell>
          <table:table-cell table:style-name="ce51" office:value-type="float" office:value="5.213862978" calcext:value-type="float">
            <text:p>5.21386297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2" table:style-name="ce44" office:value-type="float" office:value="1195" calcext:value-type="float">
            <text:p>1195</text:p>
          </table:table-cell>
          <table:table-cell table:style-name="ce44"/>
          <table:table-cell table:style-name="ce53"/>
          <table:table-cell table:style-name="ce43"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2926" calcext:value-type="float">
            <text:p>2926</text:p>
          </table:table-cell>
          <table:table-cell table:style-name="ce51" office:value-type="float" office:value="0.138368608" calcext:value-type="float">
            <text:p>0.13836860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75" calcext:value-type="float">
            <text:p>275</text:p>
          </table:table-cell>
          <table:table-cell table:style-name="ce51" office:value-type="float" office:value="0.683078388" calcext:value-type="float">
            <text:p>0.68307838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3782" calcext:value-type="float">
            <text:p>3782</text:p>
          </table:table-cell>
          <table:table-cell table:style-name="ce51" office:value-type="float" office:value="1.987862879" calcext:value-type="float">
            <text:p>1.98786287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8956" calcext:value-type="float">
            <text:p>8956</text:p>
          </table:table-cell>
          <table:table-cell table:style-name="ce51" office:value-type="float" office:value="16.930667767" calcext:value-type="float">
            <text:p>16.930667767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2" table:style-name="ce45" office:value-type="float" office:value="40957" calcext:value-type="float">
            <text:p>40957</text:p>
          </table:table-cell>
          <table:table-cell table:style-name="ce45"/>
          <table:table-cell table:style-name="ce56"/>
          <table:table-cell table:style-name="ce42"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35" office:value-type="string" calcext:value-type="string" table:number-columns-spanned="6" table:number-rows-spanned="1">
            <text:p>Genetic Algorithm seed=327489 iterations=1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99" calcext:value-type="float">
            <text:p>1099</text:p>
          </table:table-cell>
          <table:table-cell table:style-name="ce23" office:value-type="float" office:value="888" calcext:value-type="float">
            <text:p>888</text:p>
          </table:table-cell>
          <table:table-cell table:style-name="ce23" office:value-type="float" office:value="6016" calcext:value-type="float">
            <text:p>6016</text:p>
          </table:table-cell>
          <table:table-cell table:style-name="ce51" office:value-type="float" office:value="33.318682322" calcext:value-type="float">
            <text:p>33.31868232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492" calcext:value-type="float">
            <text:p>1492</text:p>
          </table:table-cell>
          <table:table-cell table:style-name="ce51" office:value-type="float" office:value="0.078829683" calcext:value-type="float">
            <text:p>0.07882968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472" calcext:value-type="float">
            <text:p>1472</text:p>
          </table:table-cell>
          <table:table-cell table:style-name="ce51" office:value-type="float" office:value="0.026438532" calcext:value-type="float">
            <text:p>0.02643853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744" calcext:value-type="float">
            <text:p>744</text:p>
          </table:table-cell>
          <table:table-cell table:style-name="ce51" office:value-type="float" office:value="0.013894312" calcext:value-type="float">
            <text:p>0.01389431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7" office:value-type="float" office:value="0.000689539" calcext:value-type="float">
            <text:p>0.000689539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6215" calcext:value-type="float">
            <text:p>6215</text:p>
          </table:table-cell>
          <table:table-cell table:style-name="ce51" office:value-type="float" office:value="2.524147817" calcext:value-type="float">
            <text:p>2.52414781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6032" calcext:value-type="float">
            <text:p>6032</text:p>
          </table:table-cell>
          <table:table-cell table:style-name="ce51" office:value-type="float" office:value="1.938569167" calcext:value-type="float">
            <text:p>1.93856916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820" calcext:value-type="float">
            <text:p>1820</text:p>
          </table:table-cell>
          <table:table-cell table:style-name="ce51" office:value-type="float" office:value="0.078457056" calcext:value-type="float">
            <text:p>0.07845705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52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7087" calcext:value-type="float">
            <text:p>7087</text:p>
          </table:table-cell>
          <table:table-cell table:style-name="ce51" office:value-type="float" office:value="0.949947771" calcext:value-type="float">
            <text:p>0.94994777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1984" calcext:value-type="float">
            <text:p>1984</text:p>
          </table:table-cell>
          <table:table-cell table:style-name="ce51" office:value-type="float" office:value="0.098518834" calcext:value-type="float">
            <text:p>0.09851883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182" calcext:value-type="float">
            <text:p>7182</text:p>
          </table:table-cell>
          <table:table-cell table:style-name="ce51" office:value-type="float" office:value="1.569757257" calcext:value-type="float">
            <text:p>1.56975725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203" calcext:value-type="float">
            <text:p>203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2123" calcext:value-type="float">
            <text:p>2123</text:p>
          </table:table-cell>
          <table:table-cell table:style-name="ce51" office:value-type="float" office:value="0.248225967" calcext:value-type="float">
            <text:p>0.248225967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40957" calcext:value-type="float">
            <text:p>40957</text:p>
          </table:table-cell>
          <table:table-cell table:style-name="ce23" office:value-type="float" office:value="3067" calcext:value-type="float">
            <text:p>3067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503" calcext:value-type="float">
            <text:p>5503</text:p>
          </table:table-cell>
          <table:table-cell table:style-name="ce51" office:value-type="float" office:value="2.524173123" calcext:value-type="float">
            <text:p>2.52417312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57" office:value-type="float" office:value="0.00047558" calcext:value-type="float">
            <text:p>0.0004755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9500" calcext:value-type="float">
            <text:p>9500</text:p>
          </table:table-cell>
          <table:table-cell table:style-name="ce51" office:value-type="float" office:value="3.070396494" calcext:value-type="float">
            <text:p>3.07039649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195" calcext:value-type="float">
            <text:p>1195</text:p>
          </table:table-cell>
          <table:table-cell table:style-name="ce23"/>
          <table:table-cell table:style-name="ce51"/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723" calcext:value-type="float">
            <text:p>2723</text:p>
          </table:table-cell>
          <table:table-cell table:style-name="ce51" office:value-type="float" office:value="0.137376277" calcext:value-type="float">
            <text:p>0.13737627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33" calcext:value-type="float">
            <text:p>233</text:p>
          </table:table-cell>
          <table:table-cell table:style-name="ce51" office:value-type="float" office:value="0.200976739" calcext:value-type="float">
            <text:p>0.20097673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3494" calcext:value-type="float">
            <text:p>3494</text:p>
          </table:table-cell>
          <table:table-cell table:style-name="ce51" office:value-type="float" office:value="1.320084775" calcext:value-type="float">
            <text:p>1.32008477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9082" calcext:value-type="float">
            <text:p>9082</text:p>
          </table:table-cell>
          <table:table-cell table:style-name="ce51" office:value-type="float" office:value="2.045381633" calcext:value-type="float">
            <text:p>2.045381633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40957" calcext:value-type="float">
            <text:p>40957</text:p>
          </table:table-cell>
          <table:table-cell table:style-name="ce24"/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calcext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3" office:value-type="float" office:value="1099" calcext:value-type="float">
            <text:p>1099</text:p>
          </table:table-cell>
          <table:table-cell table:style-name="ce23" office:value-type="float" office:value="5924" calcext:value-type="float">
            <text:p>5924</text:p>
          </table:table-cell>
          <table:table-cell table:style-name="ce59" office:value-type="float" office:value="40.662959712" calcext:value-type="float">
            <text:p>40.66295971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599" calcext:value-type="float">
            <text:p>1599</text:p>
          </table:table-cell>
          <table:table-cell table:style-name="ce59" office:value-type="float" office:value="0.13253106" calcext:value-type="float">
            <text:p>0.132531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23" office:value-type="float" office:value="1356" calcext:value-type="float">
            <text:p>1356</text:p>
          </table:table-cell>
          <table:table-cell table:style-name="ce59" office:value-type="float" office:value="0.024395757" calcext:value-type="float">
            <text:p>0.0243957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23" office:value-type="float" office:value="790" calcext:value-type="float">
            <text:p>790</text:p>
          </table:table-cell>
          <table:table-cell table:style-name="ce59" office:value-type="float" office:value="0.013598714" calcext:value-type="float">
            <text:p>0.01359871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57" office:value-type="float" office:value="0.000981091" calcext:value-type="float">
            <text:p>0.00098109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222" calcext:value-type="float">
            <text:p>6222</text:p>
          </table:table-cell>
          <table:table-cell table:style-name="ce59" office:value-type="float" office:value="1.564079006" calcext:value-type="float">
            <text:p>1.56407900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5660" calcext:value-type="float">
            <text:p>5660</text:p>
          </table:table-cell>
          <table:table-cell table:style-name="ce59" office:value-type="float" office:value="0.530895004" calcext:value-type="float">
            <text:p>0.53089500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46" calcext:value-type="float">
            <text:p>46</text:p>
          </table:table-cell>
          <table:table-cell table:style-name="ce23" office:value-type="float" office:value="1974" calcext:value-type="float">
            <text:p>1974</text:p>
          </table:table-cell>
          <table:table-cell table:style-name="ce59" office:value-type="float" office:value="0.185147738" calcext:value-type="float">
            <text:p>0.18514773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4"/>
          <table:table-cell table:style-name="ce60"/>
          <table:table-cell table:style-name="ce42" table:number-columns-repeated="1018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6967" calcext:value-type="float">
            <text:p>6967</text:p>
          </table:table-cell>
          <table:table-cell table:style-name="ce59" office:value-type="float" office:value="1.996606838" calcext:value-type="float">
            <text:p>1.99660683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34" calcext:value-type="float">
            <text:p>34</text:p>
          </table:table-cell>
          <table:table-cell table:style-name="ce23" office:value-type="float" office:value="2128" calcext:value-type="float">
            <text:p>2128</text:p>
          </table:table-cell>
          <table:table-cell table:style-name="ce59" office:value-type="float" office:value="0.067148692" calcext:value-type="float">
            <text:p>0.06714869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40" calcext:value-type="float">
            <text:p>40</text:p>
          </table:table-cell>
          <table:table-cell table:style-name="ce23" office:value-type="float" office:value="7678" calcext:value-type="float">
            <text:p>7678</text:p>
          </table:table-cell>
          <table:table-cell table:style-name="ce59" office:value-type="float" office:value="16.253751256" calcext:value-type="float">
            <text:p>16.25375125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203" calcext:value-type="float">
            <text:p>203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2648" calcext:value-type="float">
            <text:p>2648</text:p>
          </table:table-cell>
          <table:table-cell table:style-name="ce59" office:value-type="float" office:value="0.256503968" calcext:value-type="float">
            <text:p>0.25650396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2" table:style-name="ce23" office:value-type="float" office:value="40957" calcext:value-type="float">
            <text:p>40957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28" calcext:value-type="float">
            <text:p>128</text:p>
          </table:table-cell>
          <table:table-cell table:style-name="ce23" office:value-type="float" office:value="5155" calcext:value-type="float">
            <text:p>5155</text:p>
          </table:table-cell>
          <table:table-cell table:style-name="ce59" office:value-type="float" office:value="4.13077757" calcext:value-type="float">
            <text:p>4.130777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57" office:value-type="float" office:value="0.000438895" calcext:value-type="float">
            <text:p>0.0004388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3" table:style-name="ce23" office:value-type="float" office:value="43" calcext:value-type="float">
            <text:p>43</text:p>
          </table:table-cell>
          <table:table-cell table:style-name="ce23" office:value-type="float" office:value="10176" calcext:value-type="float">
            <text:p>10176</text:p>
          </table:table-cell>
          <table:table-cell table:style-name="ce59" office:value-type="float" office:value="5.507903643" calcext:value-type="float">
            <text:p>5.507903643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1195" calcext:value-type="float">
            <text:p>1195</text:p>
          </table:table-cell>
          <table:table-cell table:style-name="ce23"/>
          <table:table-cell table:style-name="ce59"/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768" calcext:value-type="float">
            <text:p>2768</text:p>
          </table:table-cell>
          <table:table-cell table:style-name="ce59" office:value-type="float" office:value="0.138076052" calcext:value-type="float">
            <text:p>0.13807605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42" calcext:value-type="float">
            <text:p>42</text:p>
          </table:table-cell>
          <table:table-cell table:style-name="ce23" office:value-type="float" office:value="209" calcext:value-type="float">
            <text:p>209</text:p>
          </table:table-cell>
          <table:table-cell table:style-name="ce59" office:value-type="float" office:value="0.130337442" calcext:value-type="float">
            <text:p>0.13033744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09" calcext:value-type="float">
            <text:p>1409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3335" calcext:value-type="float">
            <text:p>3335</text:p>
          </table:table-cell>
          <table:table-cell table:style-name="ce59" office:value-type="float" office:value="1.313665382" calcext:value-type="float">
            <text:p>1.31366538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3" table:style-name="ce23" office:value-type="float" office:value="42" calcext:value-type="float">
            <text:p>42</text:p>
          </table:table-cell>
          <table:table-cell table:style-name="ce23" office:value-type="float" office:value="9184" calcext:value-type="float">
            <text:p>9184</text:p>
          </table:table-cell>
          <table:table-cell table:style-name="ce59" office:value-type="float" office:value="1.239675002" calcext:value-type="float">
            <text:p>1.239675002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40957" calcext:value-type="float">
            <text:p>40957</text:p>
          </table:table-cell>
          <table:table-cell table:style-name="ce24"/>
          <table:table-cell table:style-name="ce6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5" office:value-type="string" calcext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59])/3" office:value-type="float" office:value="950.333333333333" calcext:value-type="float">
            <text:p/>
          </table:table-cell>
          <table:table-cell table:style-name="ce25" table:formula="of:=([.E3]+[.E31]+[.E59])/3" office:value-type="float" office:value="6067" calcext:value-type="float">
            <text:p/>
          </table:table-cell>
          <table:table-cell table:style-name="ce10" table:formula="of:=([.F3]+[.F31]+[.F59])/3" office:value-type="float" office:value="35.717489626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60])/3" office:value-type="float" office:value="70.6666666666667" calcext:value-type="float">
            <text:p/>
          </table:table-cell>
          <table:table-cell table:style-name="ce25" table:formula="of:=([.E4]+[.E32]+[.E60])/3" office:value-type="float" office:value="1551" calcext:value-type="float">
            <text:p/>
          </table:table-cell>
          <table:table-cell table:style-name="ce10" table:formula="of:=([.F4]+[.F32]+[.F60])/3" office:value-type="float" office:value="0.112375365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61])/3" office:value-type="float" office:value="18" calcext:value-type="float">
            <text:p/>
          </table:table-cell>
          <table:table-cell table:style-name="ce25" table:formula="of:=([.E5]+[.E33]+[.E61])/3" office:value-type="float" office:value="1387.33333333333" calcext:value-type="float">
            <text:p/>
          </table:table-cell>
          <table:table-cell table:style-name="ce10" table:formula="of:=([.F5]+[.F33]+[.F61])/3" office:value-type="float" office:value="0.023347288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62])/3" office:value-type="float" office:value="28" calcext:value-type="float">
            <text:p/>
          </table:table-cell>
          <table:table-cell table:style-name="ce25" table:formula="of:=([.E6]+[.E34]+[.E62])/3" office:value-type="float" office:value="761.333333333333" calcext:value-type="float">
            <text:p/>
          </table:table-cell>
          <table:table-cell table:style-name="ce10" table:formula="of:=([.F6]+[.F34]+[.F62])/3" office:value-type="float" office:value="0.01335431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63])/3" office:value-type="float" office:value="34" calcext:value-type="float">
            <text:p/>
          </table:table-cell>
          <table:table-cell table:style-name="ce25" table:formula="of:=([.E7]+[.E35]+[.E63])/3" office:value-type="float" office:value="0" calcext:value-type="float">
            <text:p/>
          </table:table-cell>
          <table:table-cell table:style-name="ce10" table:formula="of:=([.F7]+[.F35]+[.F63])/3" office:value-type="float" office:value="0.000936593666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31519" calcext:value-type="float">
            <text:p>31519</text:p>
          </table:table-cell>
          <table:table-cell table:style-name="ce49" table:formula="of:=([.D8]+[.D36]+[.D64])/3" office:value-type="float" office:value="31519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8]+[.F36]+[.F64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65])/3" office:value-type="float" office:value="70.3333333333333" calcext:value-type="float">
            <text:p/>
          </table:table-cell>
          <table:table-cell table:style-name="ce25" table:formula="of:=([.E9]+[.E37]+[.E65])/3" office:value-type="float" office:value="6251" calcext:value-type="float">
            <text:p/>
          </table:table-cell>
          <table:table-cell table:style-name="ce10" table:formula="of:=([.F9]+[.F37]+[.F65])/3" office:value-type="float" office:value="1.914377901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66])/3" office:value-type="float" office:value="34" calcext:value-type="float">
            <text:p/>
          </table:table-cell>
          <table:table-cell table:style-name="ce25" table:formula="of:=([.E10]+[.E38]+[.E66])/3" office:value-type="float" office:value="6038.66666666667" calcext:value-type="float">
            <text:p/>
          </table:table-cell>
          <table:table-cell table:style-name="ce10" table:formula="of:=([.F10]+[.F38]+[.F66])/3" office:value-type="float" office:value="1.203808092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67])/3" office:value-type="float" office:value="46" calcext:value-type="float">
            <text:p/>
          </table:table-cell>
          <table:table-cell table:style-name="ce25" table:formula="of:=([.E11]+[.E39]+[.E67])/3" office:value-type="float" office:value="1917.33333333333" calcext:value-type="float">
            <text:p/>
          </table:table-cell>
          <table:table-cell table:style-name="ce10" table:formula="of:=([.F11]+[.F39]+[.F67])/3" office:value-type="float" office:value="0.123829823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2]+[.D40]+[.D68])/3" office:value-type="float" office:value="40957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12]+[.F40]+[.F68])/3" office:value-type="float" office:value="0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69])/3" office:value-type="float" office:value="159" calcext:value-type="float">
            <text:p/>
          </table:table-cell>
          <table:table-cell table:style-name="ce25" table:formula="of:=([.E13]+[.E41]+[.E69])/3" office:value-type="float" office:value="7260.33333333333" calcext:value-type="float">
            <text:p/>
          </table:table-cell>
          <table:table-cell table:style-name="ce10" table:formula="of:=([.F13]+[.F41]+[.F69])/3" office:value-type="float" office:value="1.811360175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70])/3" office:value-type="float" office:value="34" calcext:value-type="float">
            <text:p/>
          </table:table-cell>
          <table:table-cell table:style-name="ce25" table:formula="of:=([.E14]+[.E42]+[.E70])/3" office:value-type="float" office:value="2082" calcext:value-type="float">
            <text:p/>
          </table:table-cell>
          <table:table-cell table:style-name="ce10" table:formula="of:=([.F14]+[.F42]+[.F70])/3" office:value-type="float" office:value="0.075277631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71])/3" office:value-type="float" office:value="40" calcext:value-type="float">
            <text:p/>
          </table:table-cell>
          <table:table-cell table:style-name="ce25" table:formula="of:=([.E15]+[.E43]+[.E71])/3" office:value-type="float" office:value="7436.66666666667" calcext:value-type="float">
            <text:p/>
          </table:table-cell>
          <table:table-cell table:style-name="ce10" table:formula="of:=([.F15]+[.F43]+[.F71])/3" office:value-type="float" office:value="7.014103939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edium.cnf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03" calcext:value-type="float">
            <text:p>203</text:p>
          </table:table-cell>
          <table:table-cell table:style-name="ce49" table:formula="of:=([.D16]+[.D44]+[.D72])/3" office:value-type="float" office:value="203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table:formula="of:=([.F16]+[.F44]+[.F72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73])/3" office:value-type="float" office:value="103" calcext:value-type="float">
            <text:p/>
          </table:table-cell>
          <table:table-cell table:style-name="ce25" table:formula="of:=([.E17]+[.E45]+[.E73])/3" office:value-type="float" office:value="2435.33333333333" calcext:value-type="float">
            <text:p/>
          </table:table-cell>
          <table:table-cell table:style-name="ce10" table:formula="of:=([.F17]+[.F45]+[.F73])/3" office:value-type="float" office:value="0.258469962333333" calcext:value-type="float">
            <text:p/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40" office:value-type="string" calcext:value-type="string">
            <text:p>dubois20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8]+[.D46]+[.D74])/3" office:value-type="float" office:value="16241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office:value-type="float" office:value="0.000051489" calcext:value-type="float">
            <text:p>5.1489E-005</text:p>
          </table:table-cell>
          <table:table-cell table:style-name="ce43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75])/3" office:value-type="float" office:value="128" calcext:value-type="float">
            <text:p/>
          </table:table-cell>
          <table:table-cell table:style-name="ce25" table:formula="of:=([.E19]+[.E47]+[.E75])/3" office:value-type="float" office:value="5384.66666666667" calcext:value-type="float">
            <text:p/>
          </table:table-cell>
          <table:table-cell table:style-name="ce10" table:formula="of:=([.F19]+[.F47]+[.F75])/3" office:value-type="float" office:value="4.059467109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76])/3" office:value-type="float" office:value="6" calcext:value-type="float">
            <text:p/>
          </table:table-cell>
          <table:table-cell table:style-name="ce25" table:formula="of:=([.E20]+[.E48]+[.E76])/3" office:value-type="float" office:value="10.6666666666667" calcext:value-type="float">
            <text:p/>
          </table:table-cell>
          <table:table-cell table:style-name="ce10" table:formula="of:=([.F20]+[.F48]+[.F76])/3" office:value-type="float" office:value="0.00032198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77])/3" office:value-type="float" office:value="43" calcext:value-type="float">
            <text:p/>
          </table:table-cell>
          <table:table-cell table:style-name="ce25" table:formula="of:=([.E21]+[.E49]+[.E77])/3" office:value-type="float" office:value="9574" calcext:value-type="float">
            <text:p/>
          </table:table-cell>
          <table:table-cell table:style-name="ce10" table:formula="of:=([.F21]+[.F49]+[.F77])/3" office:value-type="float" office:value="4.597387705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40" office:value-type="string" calcext:value-type="string">
            <text:p>bw_large.d.cnf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195" calcext:value-type="float">
            <text:p>1195</text:p>
          </table:table-cell>
          <table:table-cell table:style-name="ce49" table:formula="of:=([.D22]+[.D50]+[.D78])/3" office:value-type="float" office:value="1195" calcext:value-type="float">
            <text:p/>
          </table:table-cell>
          <table:table-cell table:style-name="ce49" office:value-type="float" office:value="0" calcext:value-type="float">
            <text:p>0</text:p>
          </table:table-cell>
          <table:table-cell table:style-name="ce62" office:value-type="float" office:value="0.000051489" calcext:value-type="float">
            <text:p>5.1489E-005</text:p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79])/3" office:value-type="float" office:value="96" calcext:value-type="float">
            <text:p/>
          </table:table-cell>
          <table:table-cell table:style-name="ce25" table:formula="of:=([.E23]+[.E51]+[.E79])/3" office:value-type="float" office:value="2805.66666666667" calcext:value-type="float">
            <text:p/>
          </table:table-cell>
          <table:table-cell table:style-name="ce10" table:formula="of:=([.F23]+[.F51]+[.F79])/3" office:value-type="float" office:value="0.137940312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80])/3" office:value-type="float" office:value="42" calcext:value-type="float">
            <text:p/>
          </table:table-cell>
          <table:table-cell table:style-name="ce25" table:formula="of:=([.E24]+[.E52]+[.E80])/3" office:value-type="float" office:value="239" calcext:value-type="float">
            <text:p/>
          </table:table-cell>
          <table:table-cell table:style-name="ce10" table:formula="of:=([.F24]+[.F52]+[.F80])/3" office:value-type="float" office:value="0.338130856333333" calcext:value-type="float">
            <text:p/>
          </table:table-cell>
          <table:table-cell table:style-name="ce42" table:number-columns-repeated="1008"/>
          <table:table-cell table:number-columns-repeated="10"/>
        </table:table-row>
        <table:table-row table:style-name="ro1">
          <table:table-cell table:style-name="ce17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81])/3" office:value-type="float" office:value="170" calcext:value-type="float">
            <text:p/>
          </table:table-cell>
          <table:table-cell table:style-name="ce25" table:formula="of:=([.E25]+[.E53]+[.E81])/3" office:value-type="float" office:value="3537" calcext:value-type="float">
            <text:p/>
          </table:table-cell>
          <table:table-cell table:style-name="ce10" table:formula="of:=([.F25]+[.F53]+[.F81])/3" office:value-type="float" office:value="1.540537678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82])/3" office:value-type="float" office:value="42" calcext:value-type="float">
            <text:p/>
          </table:table-cell>
          <table:table-cell table:style-name="ce25" table:formula="of:=([.E26]+[.E54]+[.E82])/3" office:value-type="float" office:value="9074" calcext:value-type="float">
            <text:p/>
          </table:table-cell>
          <table:table-cell table:style-name="ce10" table:formula="of:=([.F26]+[.F54]+[.F82])/3" office:value-type="float" office:value="6.73857480066667" calcext:value-type="float">
            <text:p/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dubois22.cnf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40957" calcext:value-type="float">
            <text:p>40957</text:p>
          </table:table-cell>
          <table:table-cell table:style-name="ce50" table:formula="of:=([.D27]+[.D55]+[.D83])/3" office:value-type="float" office:value="40957" calcext:value-type="float">
            <text:p/>
          </table:table-cell>
          <table:table-cell table:style-name="ce50" office:value-type="float" office:value="0" calcext:value-type="float">
            <text:p>0</text:p>
          </table:table-cell>
          <table:table-cell table:style-name="ce63" office:value-type="float" office:value="0.000051489" calcext:value-type="float">
            <text:p>5.1489E-005</text:p>
          </table:table-cell>
          <table:table-cell table:style-name="ce42" table:number-columns-repeated="1008"/>
          <table:table-cell table:number-columns-repeated="10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style-name="ce42" table:number-columns-repeated="1014"/>
          <table:table-cell table:number-columns-repeated="1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3">
          <table:table-cell table:style-name="ce43" table:number-columns-repeated="1014"/>
          <table:table-cell table:number-columns-repeated="1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8, Ngen=10)" table:style-name="ta1">
        <table:table-column table:style-name="co1" table:default-cell-style-name="ce67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26" table:default-cell-style-name="ce75"/>
        <table:table-column table:style-name="co6" table:default-cell-style-name="ce85"/>
        <table:table-column table:style-name="co9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5">
          <table:table-cell table:style-name="ce35" office:value-type="string" calcext:value-type="string" table:number-columns-spanned="6" table:number-rows-spanned="1">
            <text:p>Memetic Algorithm seed=10 iterations=10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64" office:value-type="string" calcext:value-type="string">
            <text:p>File</text:p>
          </table:table-cell>
          <table:table-cell table:style-name="ce72" office:value-type="string" calcext:value-type="string">
            <text:p>Nvars</text:p>
          </table:table-cell>
          <table:table-cell table:style-name="ce72" office:value-type="string" calcext:value-type="string">
            <text:p>InitSize</text:p>
          </table:table-cell>
          <table:table-cell table:style-name="ce72" office:value-type="string" calcext:value-type="string">
            <text:p>ReducSize</text:p>
          </table:table-cell>
          <table:table-cell table:style-name="ce72" office:value-type="string" calcext:value-type="string">
            <text:p>Nswaps</text:p>
          </table:table-cell>
          <table:table-cell table:style-name="ce81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huge.cnf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099" calcext:value-type="float">
            <text:p>1099</text:p>
          </table:table-cell>
          <table:table-cell table:style-name="ce73" office:value-type="float" office:value="195" calcext:value-type="float">
            <text:p>195</text:p>
          </table:table-cell>
          <table:table-cell table:style-name="ce73" office:value-type="float" office:value="21188" calcext:value-type="float">
            <text:p>21188</text:p>
          </table:table-cell>
          <table:table-cell table:style-name="ce82" office:value-type="float" office:value="24.759348089" calcext:value-type="float">
            <text:p>24.759348089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nomaly.cnf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5684" calcext:value-type="float">
            <text:p>5684</text:p>
          </table:table-cell>
          <table:table-cell table:style-name="ce82" office:value-type="float" office:value="0.135537481" calcext:value-type="float">
            <text:p>0.135537481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quinn.cnf</text:p>
          </table:table-cell>
          <table:table-cell table:style-name="ce73" office:value-type="float" office:value="16" calcext:value-type="float">
            <text:p>16</text:p>
          </table:table-cell>
          <table:table-cell table:number-columns-repeated="2" table:style-name="ce73" office:value-type="float" office:value="18" calcext:value-type="float">
            <text:p>18</text:p>
          </table:table-cell>
          <table:table-cell table:style-name="ce73" office:value-type="float" office:value="5220" calcext:value-type="float">
            <text:p>5220</text:p>
          </table:table-cell>
          <table:table-cell table:style-name="ce82" office:value-type="float" office:value="0.040186824" calcext:value-type="float">
            <text:p>0.04018682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12.cnf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946" calcext:value-type="float">
            <text:p>2946</text:p>
          </table:table-cell>
          <table:table-cell table:style-name="ce82" office:value-type="float" office:value="0.028580288" calcext:value-type="float">
            <text:p>0.02858028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8.cnf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5019" calcext:value-type="float">
            <text:p>5019</text:p>
          </table:table-cell>
          <table:table-cell table:style-name="ce82" office:value-type="float" office:value="0.172078311" calcext:value-type="float">
            <text:p>0.172078311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31519" calcext:value-type="float">
            <text:p>31519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 calcext:value-type="string">
            <text:p>aim-200-2_0-yes1-1.cnf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3184" calcext:value-type="float">
            <text:p>23184</text:p>
          </table:table-cell>
          <table:table-cell table:style-name="ce82" office:value-type="float" office:value="3.904044077" calcext:value-type="float">
            <text:p>3.90404407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2_0-yes1-3.cnf</text:p>
          </table:table-cell>
          <table:table-cell table:style-name="ce73" office:value-type="float" office:value="38" calcext:value-type="float">
            <text:p>38</text:p>
          </table:table-cell>
          <table:table-cell table:number-columns-repeated="2" table:style-name="ce73" office:value-type="float" office:value="34" calcext:value-type="float">
            <text:p>34</text:p>
          </table:table-cell>
          <table:table-cell table:style-name="ce73" office:value-type="float" office:value="22296" calcext:value-type="float">
            <text:p>22296</text:p>
          </table:table-cell>
          <table:table-cell table:style-name="ce82" office:value-type="float" office:value="5.505788896" calcext:value-type="float">
            <text:p>5.505788896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par8-1-c.cnf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7167" calcext:value-type="float">
            <text:p>7167</text:p>
          </table:table-cell>
          <table:table-cell table:style-name="ce82" office:value-type="float" office:value="0.221446285" calcext:value-type="float">
            <text:p>0.221446285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 table:style-name="ce46" office:value-type="float" office:value="40957" calcext:value-type="float">
            <text:p>40957</text:p>
          </table:table-cell>
          <table:table-cell table:style-name="ce46"/>
          <table:table-cell table:style-name="ce83"/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c.cnf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11" calcext:value-type="float">
            <text:p>311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24640" calcext:value-type="float">
            <text:p>24640</text:p>
          </table:table-cell>
          <table:table-cell table:style-name="ce82" office:value-type="float" office:value="1.121728324" calcext:value-type="float">
            <text:p>1.12172832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10.cnf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8059" calcext:value-type="float">
            <text:p>8059</text:p>
          </table:table-cell>
          <table:table-cell table:style-name="ce82" office:value-type="float" office:value="0.153303657" calcext:value-type="float">
            <text:p>0.15330365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100-1_6-yes1-3.cnf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float" office:value="28765" calcext:value-type="float">
            <text:p>28765</text:p>
          </table:table-cell>
          <table:table-cell table:style-name="ce82" office:value-type="float" office:value="29.164420884" calcext:value-type="float">
            <text:p>29.16442088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medium.cnf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03" calcext:value-type="float">
            <text:p>203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8004" calcext:value-type="float">
            <text:p>8004</text:p>
          </table:table-cell>
          <table:table-cell table:style-name="ce82" office:value-type="float" office:value="0.360702934" calcext:value-type="float">
            <text:p>0.360702934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hole6.cnf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9076" calcext:value-type="float">
            <text:p>9076</text:p>
          </table:table-cell>
          <table:table-cell table:style-name="ce82" office:value-type="float" office:value="0.261037753" calcext:value-type="float">
            <text:p>0.261037753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dubois20.cnf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40957" calcext:value-type="float">
            <text:p>40957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14699" calcext:value-type="float">
            <text:p>14699</text:p>
          </table:table-cell>
          <table:table-cell table:style-name="ce82" office:value-type="float" office:value="35.400674647" calcext:value-type="float">
            <text:p>35.40067464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f0432-007.cnf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19477" calcext:value-type="float">
            <text:p>19477</text:p>
          </table:table-cell>
          <table:table-cell table:style-name="ce82" office:value-type="float" office:value="5.032427152" calcext:value-type="float">
            <text:p>5.03242715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simple_v3_c2.cnf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float" office:value="6" calcext:value-type="float">
            <text:p>6</text:p>
          </table:table-cell>
          <table:table-cell table:style-name="ce73" office:value-type="float" office:value="112" calcext:value-type="float">
            <text:p>112</text:p>
          </table:table-cell>
          <table:table-cell table:style-name="ce82" office:value-type="float" office:value="0.001222412" calcext:value-type="float">
            <text:p>0.00122241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1_6-yes1-1.cnf</text:p>
          </table:table-cell>
          <table:table-cell table:number-columns-repeated="3" table:style-name="ce73" office:value-type="float" office:value="43" calcext:value-type="float">
            <text:p>43</text:p>
          </table:table-cell>
          <table:table-cell table:style-name="ce73" office:value-type="float" office:value="35778" calcext:value-type="float">
            <text:p>35778</text:p>
          </table:table-cell>
          <table:table-cell table:style-name="ce82" office:value-type="float" office:value="53.339962412" calcext:value-type="float">
            <text:p>53.33996241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d.cnf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195" calcext:value-type="float">
            <text:p>1195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13423" calcext:value-type="float">
            <text:p>13423</text:p>
          </table:table-cell>
          <table:table-cell table:style-name="ce82" office:value-type="float" office:value="0.59669807" calcext:value-type="float">
            <text:p>0.59669807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a.cnf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9289" calcext:value-type="float">
            <text:p>9289</text:p>
          </table:table-cell>
          <table:table-cell table:style-name="ce82" office:value-type="float" office:value="0.181293848" calcext:value-type="float">
            <text:p>0.18129384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s6.cnf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2" table:style-name="ce73" office:value-type="float" office:value="42" calcext:value-type="float">
            <text:p>42</text:p>
          </table:table-cell>
          <table:table-cell table:style-name="ce73" office:value-type="float" office:value="11788" calcext:value-type="float">
            <text:p>11788</text:p>
          </table:table-cell>
          <table:table-cell table:style-name="ce82" office:value-type="float" office:value="1.925178531" calcext:value-type="float">
            <text:p>1.925178531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bw_large.b.cnf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409" calcext:value-type="float">
            <text:p>1409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12716" calcext:value-type="float">
            <text:p>12716</text:p>
          </table:table-cell>
          <table:table-cell table:style-name="ce82" office:value-type="float" office:value="0.813422538" calcext:value-type="float">
            <text:p>0.813422538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im-50-1_6-yes1-4.cnf</text:p>
          </table:table-cell>
          <table:table-cell table:number-columns-repeated="3" table:style-name="ce73" office:value-type="float" office:value="42" calcext:value-type="float">
            <text:p>42</text:p>
          </table:table-cell>
          <table:table-cell table:style-name="ce73" office:value-type="float" office:value="33916" calcext:value-type="float">
            <text:p>33916</text:p>
          </table:table-cell>
          <table:table-cell table:style-name="ce82" office:value-type="float" office:value="108.591412368" calcext:value-type="float">
            <text:p>108.591412368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dubois22.cnf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40957" calcext:value-type="float">
            <text:p>40957</text:p>
          </table:table-cell>
          <table:table-cell table:style-name="ce74" office:value-type="float" office:value="97" calcext:value-type="float">
            <text:p>97</text:p>
          </table:table-cell>
          <table:table-cell table:style-name="ce74" office:value-type="float" office:value="12453" calcext:value-type="float">
            <text:p>12453</text:p>
          </table:table-cell>
          <table:table-cell table:style-name="ce84" office:value-type="float" office:value="17.590726192" calcext:value-type="float">
            <text:p>17.59072619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seed=327489 iterations=10 pop=8 %s=0.2 Pmut=0.1</text:p>
          </table:table-cell>
          <table:covered-table-cell table:number-columns-repeated="4" table:style-name="ce71"/>
          <table:covered-table-cell table:style-name="ce80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ge.cnf</text:p>
          </table:table-cell>
          <table:table-cell office:value-type="float" office:value="32" calcext:value-type="float">
            <text:p>32</text:p>
          </table:table-cell>
          <table:table-cell office:value-type="float" office:value="1099" calcext:value-type="float">
            <text:p>1099</text:p>
          </table:table-cell>
          <table:table-cell office:value-type="float" office:value="184" calcext:value-type="float">
            <text:p>184</text:p>
          </table:table-cell>
          <table:table-cell office:value-type="float" office:value="20474" calcext:value-type="float">
            <text:p>20474</text:p>
          </table:table-cell>
          <table:table-cell office:value-type="float" office:value="20.973022045" calcext:value-type="float">
            <text:p>20.973022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5796" calcext:value-type="float">
            <text:p>5796</text:p>
          </table:table-cell>
          <table:table-cell office:value-type="float" office:value="0.129295439" calcext:value-type="float">
            <text:p>0.129295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350" calcext:value-type="float">
            <text:p>5350</text:p>
          </table:table-cell>
          <table:table-cell office:value-type="float" office:value="0.078304384" calcext:value-type="float">
            <text:p>0.078304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27" calcext:value-type="float">
            <text:p>2827</text:p>
          </table:table-cell>
          <table:table-cell office:value-type="float" office:value="0.034106921" calcext:value-type="float">
            <text:p>0.0341069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340" calcext:value-type="float">
            <text:p>5340</text:p>
          </table:table-cell>
          <table:table-cell office:value-type="float" office:value="0.260863448" calcext:value-type="float">
            <text:p>0.260863448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table:style-name="ce68" office:value-type="string" calcext:value-type="string">
            <text:p>aim-200-2_0-yes1-1.cnf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23760" calcext:value-type="float">
            <text:p>23760</text:p>
          </table:table-cell>
          <table:table-cell table:style-name="ce87" office:value-type="float" office:value="6.938736666" calcext:value-type="float">
            <text:p>6.938736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904" calcext:value-type="float">
            <text:p>21904</text:p>
          </table:table-cell>
          <table:table-cell office:value-type="float" office:value="18.721239024" calcext:value-type="float">
            <text:p>18.721239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995" calcext:value-type="float">
            <text:p>6995</text:p>
          </table:table-cell>
          <table:table-cell office:value-type="float" office:value="0.179543514" calcext:value-type="float">
            <text:p>0.179543514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24490" calcext:value-type="float">
            <text:p>24490</text:p>
          </table:table-cell>
          <table:table-cell office:value-type="float" office:value="1.047952559" calcext:value-type="float">
            <text:p>1.047952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663" calcext:value-type="float">
            <text:p>7663</text:p>
          </table:table-cell>
          <table:table-cell office:value-type="float" office:value="0.269068098" calcext:value-type="float">
            <text:p>0.269068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799" calcext:value-type="float">
            <text:p>28799</text:p>
          </table:table-cell>
          <table:table-cell office:value-type="float" office:value="14.74811959" calcext:value-type="float">
            <text:p>14.74811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7892" calcext:value-type="float">
            <text:p>7892</text:p>
          </table:table-cell>
          <table:table-cell office:value-type="float" office:value="0.319276874" calcext:value-type="float">
            <text:p>0.3192768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8823" calcext:value-type="float">
            <text:p>8823</text:p>
          </table:table-cell>
          <table:table-cell office:value-type="float" office:value="0.238644771" calcext:value-type="float">
            <text:p>0.238644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92" calcext:value-type="float">
            <text:p>92</text:p>
          </table:table-cell>
          <table:table-cell office:value-type="float" office:value="15013" calcext:value-type="float">
            <text:p>15013</text:p>
          </table:table-cell>
          <table:table-cell office:value-type="float" office:value="80.041344689" calcext:value-type="float">
            <text:p>80.0413446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19944" calcext:value-type="float">
            <text:p>19944</text:p>
          </table:table-cell>
          <table:table-cell office:value-type="float" office:value="3.214971576" calcext:value-type="float">
            <text:p>3.214971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0.001085429" calcext:value-type="float">
            <text:p>0.001085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244" calcext:value-type="float">
            <text:p>36244</text:p>
          </table:table-cell>
          <table:table-cell office:value-type="float" office:value="27.47047329" calcext:value-type="float">
            <text:p>27.47047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13662" calcext:value-type="float">
            <text:p>13662</text:p>
          </table:table-cell>
          <table:table-cell office:value-type="float" office:value="0.648167948" calcext:value-type="float">
            <text:p>0.6481679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9109" calcext:value-type="float">
            <text:p>9109</text:p>
          </table:table-cell>
          <table:table-cell office:value-type="float" office:value="0.17431222" calcext:value-type="float">
            <text:p>0.17431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762" calcext:value-type="float">
            <text:p>11762</text:p>
          </table:table-cell>
          <table:table-cell office:value-type="float" office:value="3.857328275" calcext:value-type="float">
            <text:p>3.857328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44" calcext:value-type="float">
            <text:p>44</text:p>
          </table:table-cell>
          <table:table-cell office:value-type="float" office:value="12884" calcext:value-type="float">
            <text:p>12884</text:p>
          </table:table-cell>
          <table:table-cell office:value-type="float" office:value="0.777885568" calcext:value-type="float">
            <text:p>0.7778855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042" calcext:value-type="float">
            <text:p>34042</text:p>
          </table:table-cell>
          <table:table-cell office:value-type="float" office:value="23.811092577" calcext:value-type="float">
            <text:p>23.811092577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dubois22.cnf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0957" calcext:value-type="float">
            <text:p>40957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12693" calcext:value-type="float">
            <text:p>12693</text:p>
          </table:table-cell>
          <table:table-cell table:style-name="ce88" office:value-type="float" office:value="23.850005868" calcext:value-type="float">
            <text:p>23.850005868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seed=121481 iterations=10 pop=8 %s=0.2 Pmut=0.1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78" office:value-type="string" calcext:value-type="string">
            <text:p>Nvars</text:p>
          </table:table-cell>
          <table:table-cell table:style-name="ce78" office:value-type="string" calcext:value-type="string">
            <text:p>InitSize</text:p>
          </table:table-cell>
          <table:table-cell table:style-name="ce78" office:value-type="string" calcext:value-type="string">
            <text:p>ReducSize</text:p>
          </table:table-cell>
          <table:table-cell table:style-name="ce78" office:value-type="string" calcext:value-type="string">
            <text:p>Nswaps</text:p>
          </table:table-cell>
          <table:table-cell table:style-name="ce8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huge.cnf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1099" calcext:value-type="float">
            <text:p>1099</text:p>
          </table:table-cell>
          <table:table-cell table:style-name="ce79" office:value-type="float" office:value="182" calcext:value-type="float">
            <text:p>182</text:p>
          </table:table-cell>
          <table:table-cell table:style-name="ce79" office:value-type="float" office:value="21148" calcext:value-type="float">
            <text:p>21148</text:p>
          </table:table-cell>
          <table:table-cell table:style-name="ce90" office:value-type="float" office:value="25.83725515" calcext:value-type="float">
            <text:p>25.83725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5690" calcext:value-type="float">
            <text:p>5690</text:p>
          </table:table-cell>
          <table:table-cell office:value-type="float" office:value="0.125986584" calcext:value-type="float">
            <text:p>0.125986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82" calcext:value-type="float">
            <text:p>5282</text:p>
          </table:table-cell>
          <table:table-cell office:value-type="float" office:value="0.049404128" calcext:value-type="float">
            <text:p>0.049404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79" calcext:value-type="float">
            <text:p>2879</text:p>
          </table:table-cell>
          <table:table-cell office:value-type="float" office:value="0.026562048" calcext:value-type="float">
            <text:p>0.026562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262" calcext:value-type="float">
            <text:p>5262</text:p>
          </table:table-cell>
          <table:table-cell office:value-type="float" office:value="0.195869926" calcext:value-type="float">
            <text:p>0.19586992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2" table:style-name="ce48" office:value-type="float" office:value="31519" calcext:value-type="float">
            <text:p>31519</text:p>
          </table:table-cell>
          <table:table-cell table:style-name="ce48"/>
          <table:table-cell table:style-name="ce86"/>
          <table:table-cell table:number-columns-repeated="7"/>
          <table:table-cell table:style-name="ce43" table:number-columns-repeated="1011"/>
        </table:table-row>
        <table:table-row table:style-name="ro1">
          <table:table-cell office:value-type="string" calcext:value-type="string">
            <text:p>aim-200-2_0-yes1-1.cnf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3562" calcext:value-type="float">
            <text:p>23562</text:p>
          </table:table-cell>
          <table:table-cell office:value-type="float" office:value="2.103681111" calcext:value-type="float">
            <text:p>2.10368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532" calcext:value-type="float">
            <text:p>21532</text:p>
          </table:table-cell>
          <table:table-cell office:value-type="float" office:value="2.659358013" calcext:value-type="float">
            <text:p>2.659358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7263" calcext:value-type="float">
            <text:p>7263</text:p>
          </table:table-cell>
          <table:table-cell office:value-type="float" office:value="0.352582825" calcext:value-type="float">
            <text:p>0.352582825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2" table:style-name="ce48" office:value-type="float" office:value="40957" calcext:value-type="float">
            <text:p>40957</text:p>
          </table:table-cell>
          <table:table-cell table:style-name="ce48"/>
          <table:table-cell table:style-name="ce86"/>
          <table:table-cell table:number-columns-repeated="7"/>
          <table:table-cell table:style-name="ce42" table:number-columns-repeated="1011"/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24118" calcext:value-type="float">
            <text:p>24118</text:p>
          </table:table-cell>
          <table:table-cell office:value-type="float" office:value="1.11272224" calcext:value-type="float">
            <text:p>1.1127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577" calcext:value-type="float">
            <text:p>7577</text:p>
          </table:table-cell>
          <table:table-cell office:value-type="float" office:value="0.174617571" calcext:value-type="float">
            <text:p>0.174617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207" calcext:value-type="float">
            <text:p>30207</text:p>
          </table:table-cell>
          <table:table-cell office:value-type="float" office:value="114.479764387" calcext:value-type="float">
            <text:p>114.479764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7988" calcext:value-type="float">
            <text:p>7988</text:p>
          </table:table-cell>
          <table:table-cell office:value-type="float" office:value="0.347061593" calcext:value-type="float">
            <text:p>0.347061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9198" calcext:value-type="float">
            <text:p>9198</text:p>
          </table:table-cell>
          <table:table-cell office:value-type="float" office:value="0.30858548" calcext:value-type="float">
            <text:p>0.308585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61" calcext:value-type="float">
            <text:p>61</text:p>
          </table:table-cell>
          <table:table-cell office:value-type="float" office:value="14695" calcext:value-type="float">
            <text:p>14695</text:p>
          </table:table-cell>
          <table:table-cell office:value-type="float" office:value="60.323953138" calcext:value-type="float">
            <text:p>60.323953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9496" calcext:value-type="float">
            <text:p>19496</text:p>
          </table:table-cell>
          <table:table-cell office:value-type="float" office:value="3.310866116" calcext:value-type="float">
            <text:p>3.310866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.001060736" calcext:value-type="float">
            <text:p>0.0010607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6248" calcext:value-type="float">
            <text:p>36248</text:p>
          </table:table-cell>
          <table:table-cell office:value-type="float" office:value="52.986452888" calcext:value-type="float">
            <text:p>52.986452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13690" calcext:value-type="float">
            <text:p>13690</text:p>
          </table:table-cell>
          <table:table-cell office:value-type="float" office:value="0.598229806" calcext:value-type="float">
            <text:p>0.59822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9487" calcext:value-type="float">
            <text:p>9487</text:p>
          </table:table-cell>
          <table:table-cell office:value-type="float" office:value="0.221386201" calcext:value-type="float">
            <text:p>0.221386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640" calcext:value-type="float">
            <text:p>11640</text:p>
          </table:table-cell>
          <table:table-cell office:value-type="float" office:value="1.421278671" calcext:value-type="float">
            <text:p>1.421278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44" calcext:value-type="float">
            <text:p>44</text:p>
          </table:table-cell>
          <table:table-cell office:value-type="float" office:value="12488" calcext:value-type="float">
            <text:p>12488</text:p>
          </table:table-cell>
          <table:table-cell office:value-type="float" office:value="0.820557463" calcext:value-type="float">
            <text:p>0.820557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144" calcext:value-type="float">
            <text:p>34144</text:p>
          </table:table-cell>
          <table:table-cell office:value-type="float" office:value="12.227752336" calcext:value-type="float">
            <text:p>12.227752336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dubois22.cnf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0957" calcext:value-type="float">
            <text:p>40957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12497" calcext:value-type="float">
            <text:p>12497</text:p>
          </table:table-cell>
          <table:table-cell table:style-name="ce88" office:value-type="float" office:value="39.248729141" calcext:value-type="float">
            <text:p>39.248729141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5">
          <table:table-cell table:style-name="ce35" office:value-type="string" calcext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([.D3]+[.D31]+[.D31])/3" office:value-type="float" office:value="187.666666666667" calcext:value-type="float">
            <text:p/>
          </table:table-cell>
          <table:table-cell table:style-name="ce25" table:formula="of:=([.E3]+[.E31]+[.E59])/3" office:value-type="float" office:value="20936.6666666667" calcext:value-type="float">
            <text:p/>
          </table:table-cell>
          <table:table-cell table:style-name="ce10" table:formula="of:=([.F3]+[.F31]+[.F59])/3" office:value-type="float" office:value="23.856541761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([.D4]+[.D32]+[.D32])/3" office:value-type="float" office:value="47.3333333333333" calcext:value-type="float">
            <text:p/>
          </table:table-cell>
          <table:table-cell table:style-name="ce25" table:formula="of:=([.E4]+[.E32]+[.E60])/3" office:value-type="float" office:value="5723.33333333333" calcext:value-type="float">
            <text:p/>
          </table:table-cell>
          <table:table-cell table:style-name="ce10" table:formula="of:=([.F4]+[.F32]+[.F60])/3" office:value-type="float" office:value="0.13027316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([.D5]+[.D33]+[.D33])/3" office:value-type="float" office:value="18" calcext:value-type="float">
            <text:p/>
          </table:table-cell>
          <table:table-cell table:style-name="ce25" table:formula="of:=([.E5]+[.E33]+[.E61])/3" office:value-type="float" office:value="5284" calcext:value-type="float">
            <text:p/>
          </table:table-cell>
          <table:table-cell table:style-name="ce10" table:formula="of:=([.F5]+[.F33]+[.F61])/3" office:value-type="float" office:value="0.055965112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([.D6]+[.D34]+[.D34])/3" office:value-type="float" office:value="20" calcext:value-type="float">
            <text:p/>
          </table:table-cell>
          <table:table-cell table:style-name="ce25" table:formula="of:=([.E6]+[.E34]+[.E62])/3" office:value-type="float" office:value="2884" calcext:value-type="float">
            <text:p/>
          </table:table-cell>
          <table:table-cell table:style-name="ce10" table:formula="of:=([.F6]+[.F34]+[.F62])/3" office:value-type="float" office:value="0.029749752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7]+[.D35]+[.D35])/3" office:value-type="float" office:value="29" calcext:value-type="float">
            <text:p/>
          </table:table-cell>
          <table:table-cell table:style-name="ce25" table:formula="of:=([.E7]+[.E35]+[.E63])/3" office:value-type="float" office:value="5207" calcext:value-type="float">
            <text:p/>
          </table:table-cell>
          <table:table-cell table:style-name="ce10" table:formula="of:=([.F7]+[.F35]+[.F63])/3" office:value-type="float" office:value="0.209603895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hanoi4.cnf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31519" calcext:value-type="float">
            <text:p>31519</text:p>
          </table:table-cell>
          <table:table-cell table:style-name="ce49" table:formula="of:=([.D8]+[.D36]+[.D36])/3" office:value-type="float" office:value="31519" calcext:value-type="float">
            <text:p/>
          </table:table-cell>
          <table:table-cell table:style-name="ce49" table:formula="of:=([.E8]+[.E36]+[.E64])/3" office:value-type="float" office:value="0" calcext:value-type="float">
            <text:p/>
          </table:table-cell>
          <table:table-cell table:style-name="ce62" table:formula="of:=([.F8]+[.F36]+[.F64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([.D9]+[.D37]+[.D37])/3" office:value-type="float" office:value="35" calcext:value-type="float">
            <text:p/>
          </table:table-cell>
          <table:table-cell table:style-name="ce25" table:formula="of:=([.E9]+[.E37]+[.E65])/3" office:value-type="float" office:value="23502" calcext:value-type="float">
            <text:p/>
          </table:table-cell>
          <table:table-cell table:style-name="ce10" table:formula="of:=([.F9]+[.F37]+[.F65])/3" office:value-type="float" office:value="4.315487284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0]+[.D38]+[.D38])/3" office:value-type="float" office:value="34" calcext:value-type="float">
            <text:p/>
          </table:table-cell>
          <table:table-cell table:style-name="ce25" table:formula="of:=([.E10]+[.E38]+[.E66])/3" office:value-type="float" office:value="21910.6666666667" calcext:value-type="float">
            <text:p/>
          </table:table-cell>
          <table:table-cell table:style-name="ce10" table:formula="of:=([.F10]+[.F38]+[.F66])/3" office:value-type="float" office:value="8.962128644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([.D11]+[.D39]+[.D39])/3" office:value-type="float" office:value="37" calcext:value-type="float">
            <text:p/>
          </table:table-cell>
          <table:table-cell table:style-name="ce25" table:formula="of:=([.E11]+[.E39]+[.E67])/3" office:value-type="float" office:value="7141.66666666667" calcext:value-type="float">
            <text:p/>
          </table:table-cell>
          <table:table-cell table:style-name="ce10" table:formula="of:=([.F11]+[.F39]+[.F67])/3" office:value-type="float" office:value="0.251190874666667" calcext:value-type="float">
            <text:p/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dubois21.cnf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0957" calcext:value-type="float">
            <text:p>40957</text:p>
          </table:table-cell>
          <table:table-cell table:style-name="ce49" table:formula="of:=([.D12]+[.D40]+[.D40])/3" office:value-type="float" office:value="40957" calcext:value-type="float">
            <text:p/>
          </table:table-cell>
          <table:table-cell table:style-name="ce49" table:formula="of:=([.E12]+[.E40]+[.E68])/3" office:value-type="float" office:value="0" calcext:value-type="float">
            <text:p/>
          </table:table-cell>
          <table:table-cell table:style-name="ce62" table:formula="of:=([.F12]+[.F40]+[.F68])/3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([.D13]+[.D41]+[.D41])/3" office:value-type="float" office:value="51" calcext:value-type="float">
            <text:p/>
          </table:table-cell>
          <table:table-cell table:style-name="ce25" table:formula="of:=([.E13]+[.E41]+[.E69])/3" office:value-type="float" office:value="24416" calcext:value-type="float">
            <text:p/>
          </table:table-cell>
          <table:table-cell table:style-name="ce10" table:formula="of:=([.F13]+[.F41]+[.F69])/3" office:value-type="float" office:value="1.094134374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([.D14]+[.D42]+[.D42])/3" office:value-type="float" office:value="32" calcext:value-type="float">
            <text:p/>
          </table:table-cell>
          <table:table-cell table:style-name="ce25" table:formula="of:=([.E14]+[.E42]+[.E70])/3" office:value-type="float" office:value="7766.33333333333" calcext:value-type="float">
            <text:p/>
          </table:table-cell>
          <table:table-cell table:style-name="ce10" table:formula="of:=([.F14]+[.F42]+[.F70])/3" office:value-type="float" office:value="0.198996442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([.D15]+[.D43]+[.D43])/3" office:value-type="float" office:value="39" calcext:value-type="float">
            <text:p/>
          </table:table-cell>
          <table:table-cell table:style-name="ce25" table:formula="of:=([.E15]+[.E43]+[.E71])/3" office:value-type="float" office:value="29257" calcext:value-type="float">
            <text:p/>
          </table:table-cell>
          <table:table-cell table:style-name="ce10" table:formula="of:=([.F15]+[.F43]+[.F71])/3" office:value-type="float" office:value="52.797434953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([.D16]+[.D44]+[.D44])/3" office:value-type="float" office:value="67.6666666666667" calcext:value-type="float">
            <text:p/>
          </table:table-cell>
          <table:table-cell table:style-name="ce25" table:formula="of:=([.E16]+[.E44]+[.E72])/3" office:value-type="float" office:value="7961.33333333333" calcext:value-type="float">
            <text:p/>
          </table:table-cell>
          <table:table-cell table:style-name="ce10" table:formula="of:=([.F16]+[.F44]+[.F72])/3" office:value-type="float" office:value="0.342347133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([.D17]+[.D45]+[.D45])/3" office:value-type="float" office:value="34" calcext:value-type="float">
            <text:p/>
          </table:table-cell>
          <table:table-cell table:style-name="ce25" table:formula="of:=([.E17]+[.E45]+[.E73])/3" office:value-type="float" office:value="9032.33333333333" calcext:value-type="float">
            <text:p/>
          </table:table-cell>
          <table:table-cell table:style-name="ce10" table:formula="of:=([.F17]+[.F45]+[.F73])/3" office:value-type="float" office:value="0.26942266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([.D18]+[.D46]+[.D46])/3" office:value-type="float" office:value="93.6666666666667" calcext:value-type="float">
            <text:p/>
          </table:table-cell>
          <table:table-cell table:style-name="ce25" table:formula="of:=([.E18]+[.E46]+[.E74])/3" office:value-type="float" office:value="14802.3333333333" calcext:value-type="float">
            <text:p/>
          </table:table-cell>
          <table:table-cell table:style-name="ce10" table:formula="of:=([.F18]+[.F46]+[.F74])/3" office:value-type="float" office:value="58.588657491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([.D19]+[.D47]+[.D47])/3" office:value-type="float" office:value="48.3333333333333" calcext:value-type="float">
            <text:p/>
          </table:table-cell>
          <table:table-cell table:style-name="ce25" table:formula="of:=([.E19]+[.E47]+[.E75])/3" office:value-type="float" office:value="19639" calcext:value-type="float">
            <text:p/>
          </table:table-cell>
          <table:table-cell table:style-name="ce10" table:formula="of:=([.F19]+[.F47]+[.F75])/3" office:value-type="float" office:value="3.852754948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([.D20]+[.D48]+[.D48])/3" office:value-type="float" office:value="6" calcext:value-type="float">
            <text:p/>
          </table:table-cell>
          <table:table-cell table:style-name="ce25" table:formula="of:=([.E20]+[.E48]+[.E76])/3" office:value-type="float" office:value="108" calcext:value-type="float">
            <text:p/>
          </table:table-cell>
          <table:table-cell table:style-name="ce10" table:formula="of:=([.F20]+[.F48]+[.F76])/3" office:value-type="float" office:value="0.001122859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([.D21]+[.D49]+[.D49])/3" office:value-type="float" office:value="43" calcext:value-type="float">
            <text:p/>
          </table:table-cell>
          <table:table-cell table:style-name="ce25" table:formula="of:=([.E21]+[.E49]+[.E77])/3" office:value-type="float" office:value="36090" calcext:value-type="float">
            <text:p/>
          </table:table-cell>
          <table:table-cell table:style-name="ce10" table:formula="of:=([.F21]+[.F49]+[.F77])/3" office:value-type="float" office:value="44.59896286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([.D22]+[.D50]+[.D50])/3" office:value-type="float" office:value="47" calcext:value-type="float">
            <text:p/>
          </table:table-cell>
          <table:table-cell table:style-name="ce25" table:formula="of:=([.E22]+[.E50]+[.E78])/3" office:value-type="float" office:value="13591.6666666667" calcext:value-type="float">
            <text:p/>
          </table:table-cell>
          <table:table-cell table:style-name="ce10" table:formula="of:=([.F22]+[.F50]+[.F78])/3" office:value-type="float" office:value="0.614365274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([.D23]+[.D51]+[.D51])/3" office:value-type="float" office:value="45.6666666666667" calcext:value-type="float">
            <text:p/>
          </table:table-cell>
          <table:table-cell table:style-name="ce25" table:formula="of:=([.E23]+[.E51]+[.E79])/3" office:value-type="float" office:value="9295" calcext:value-type="float">
            <text:p/>
          </table:table-cell>
          <table:table-cell table:style-name="ce10" table:formula="of:=([.F23]+[.F51]+[.F79])/3" office:value-type="float" office:value="0.192330756333333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([.D24]+[.D52]+[.D52])/3" office:value-type="float" office:value="42" calcext:value-type="float">
            <text:p/>
          </table:table-cell>
          <table:table-cell table:style-name="ce25" table:formula="of:=([.E24]+[.E52]+[.E80])/3" office:value-type="float" office:value="11730" calcext:value-type="float">
            <text:p/>
          </table:table-cell>
          <table:table-cell table:style-name="ce10" table:formula="of:=([.F24]+[.F52]+[.F80])/3" office:value-type="float" office:value="2.401261825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w_large,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([.D25]+[.D53]+[.D53])/3" office:value-type="float" office:value="47" calcext:value-type="float">
            <text:p/>
          </table:table-cell>
          <table:table-cell table:style-name="ce25" table:formula="of:=([.E25]+[.E53]+[.E81])/3" office:value-type="float" office:value="12696" calcext:value-type="float">
            <text:p/>
          </table:table-cell>
          <table:table-cell table:style-name="ce10" table:formula="of:=([.F25]+[.F53]+[.F81])/3" office:value-type="float" office:value="0.803955189666667" calcext:value-type="float">
            <text:p/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([.D26]+[.D54]+[.D54])/3" office:value-type="float" office:value="42" calcext:value-type="float">
            <text:p/>
          </table:table-cell>
          <table:table-cell table:style-name="ce25" table:formula="of:=([.E26]+[.E54]+[.E82])/3" office:value-type="float" office:value="34034" calcext:value-type="float">
            <text:p/>
          </table:table-cell>
          <table:table-cell table:style-name="ce10" table:formula="of:=([.F26]+[.F54]+[.F82])/3" office:value-type="float" office:value="48.2100857603333" calcext:value-type="float">
            <text:p/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26" table:formula="of:=([.D27]+[.D55]+[.D55])/3" office:value-type="float" office:value="93.6666666666667" calcext:value-type="float">
            <text:p/>
          </table:table-cell>
          <table:table-cell table:style-name="ce26" table:formula="of:=([.E27]+[.E55]+[.E83])/3" office:value-type="float" office:value="12547.6666666667" calcext:value-type="float">
            <text:p/>
          </table:table-cell>
          <table:table-cell table:style-name="ce11" table:formula="of:=([.F27]+[.F55]+[.F83])/3" office:value-type="float" office:value="26.896487067" calcext:value-type="float">
            <text:p/>
          </table:table-cell>
          <table:table-cell table:number-columns-repeated="1018"/>
        </table:table-row>
      </table:table>
      <table:table table:name="ISifting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9"/>
        <table:table-row table:style-name="ro5">
          <table:table-cell table:style-name="ce1" office:value-type="string" calcext:value-type="string" table:number-columns-spanned="6" table:number-rows-spanned="1">
            <text:p>Benchmark using ISifting algorithm (iterations = 10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ReducSize</text:p>
          </table:table-cell>
          <table:table-cell table:style-name="ce6" office:value-type="string" calcext:value-type="string">
            <text:p>Nswaps</text:p>
          </table:table-cell>
          <table:table-cell table:style-name="ce9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huge.cnf</text:p>
          </table:table-cell>
          <table:table-cell office:value-type="float" office:value="32" calcext:value-type="float">
            <text:p>32</text:p>
          </table:table-cell>
          <table:table-cell office:value-type="float" office:value="1099" calcext:value-type="float">
            <text:p>1099</text:p>
          </table:table-cell>
          <table:table-cell office:value-type="float" office:value="191" calcext:value-type="float">
            <text:p>191</text:p>
          </table:table-cell>
          <table:table-cell office:value-type="float" office:value="39571" calcext:value-type="float">
            <text:p>39571</text:p>
          </table:table-cell>
          <table:table-cell office:value-type="float" office:value="2.48195331" calcext:value-type="float">
            <text:p>2.48195331</text:p>
          </table:table-cell>
        </table:table-row>
        <table:table-row table:style-name="ro1">
          <table:table-cell office:value-type="string" calcext:value-type="string">
            <text:p>anomaly.cnf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10852" calcext:value-type="float">
            <text:p>10852</text:p>
          </table:table-cell>
          <table:table-cell office:value-type="float" office:value="0.161623835" calcext:value-type="float">
            <text:p>0.161623835</text:p>
          </table:table-cell>
        </table:table-row>
        <table:table-row table:style-name="ro1">
          <table:table-cell office:value-type="string" calcext:value-type="string">
            <text:p>quinn.cnf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00" calcext:value-type="float">
            <text:p>4800</text:p>
          </table:table-cell>
          <table:table-cell office:value-type="float" office:value="0.025167812" calcext:value-type="float">
            <text:p>0.025167812</text:p>
          </table:table-cell>
        </table:table-row>
        <table:table-row table:style-name="ro1">
          <table:table-cell office:value-type="string" calcext:value-type="string">
            <text:p>ais12.cnf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266" calcext:value-type="float">
            <text:p>5266</text:p>
          </table:table-cell>
          <table:table-cell office:value-type="float" office:value="0.042166691" calcext:value-type="float">
            <text:p>0.042166691</text:p>
          </table:table-cell>
        </table:table-row>
        <table:table-row table:style-name="ro1">
          <table:table-cell office:value-type="string" calcext:value-type="string">
            <text:p>ais8.cnf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9605" calcext:value-type="float">
            <text:p>9605</text:p>
          </table:table-cell>
          <table:table-cell office:value-type="float" office:value="0.093190272" calcext:value-type="float">
            <text:p>0.093190272</text:p>
          </table:table-cell>
        </table:table-row>
        <table:table-row table:style-name="ro1">
          <table:table-cell office:value-type="string" calcext:value-type="string">
            <text:p>hanoi4.cnf</text:p>
          </table:table-cell>
          <table:table-cell office:value-type="float" office:value="44" calcext:value-type="float">
            <text:p>44</text:p>
          </table:table-cell>
          <table:table-cell office:value-type="float" office:value="31519" calcext:value-type="float">
            <text:p>31519</text:p>
          </table:table-cell>
          <table:table-cell office:value-type="float" office:value="558" calcext:value-type="float">
            <text:p>558</text:p>
          </table:table-cell>
          <table:table-cell office:value-type="float" office:value="75264" calcext:value-type="float">
            <text:p>75264</text:p>
          </table:table-cell>
          <table:table-cell office:value-type="float" office:value="51.587080597" calcext:value-type="float">
            <text:p>51.587080597</text:p>
          </table:table-cell>
        </table:table-row>
        <table:table-row table:style-name="ro1">
          <table:table-cell office:value-type="string" calcext:value-type="string">
            <text:p>aim-200-2_0-yes1-1.cnf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2316" calcext:value-type="float">
            <text:p>42316</text:p>
          </table:table-cell>
          <table:table-cell office:value-type="float" office:value="0.334046882" calcext:value-type="float">
            <text:p>0.334046882</text:p>
          </table:table-cell>
        </table:table-row>
        <table:table-row table:style-name="ro1">
          <table:table-cell office:value-type="string" calcext:value-type="string">
            <text:p>aim-50-2_0-yes1-3.cnf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840" calcext:value-type="float">
            <text:p>19840</text:p>
          </table:table-cell>
          <table:table-cell office:value-type="float" office:value="0.130493447" calcext:value-type="float">
            <text:p>0.130493447</text:p>
          </table:table-cell>
        </table:table-row>
        <table:table-row table:style-name="ro1">
          <table:table-cell office:value-type="string" calcext:value-type="string">
            <text:p>par8-1-c.cnf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3681" calcext:value-type="float">
            <text:p>13681</text:p>
          </table:table-cell>
          <table:table-cell office:value-type="float" office:value="0.123645553" calcext:value-type="float">
            <text:p>0.123645553</text:p>
          </table:table-cell>
        </table:table-row>
        <table:table-row table:style-name="ro1">
          <table:table-cell office:value-type="string" calcext:value-type="string">
            <text:p>dubois21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55" calcext:value-type="float">
            <text:p>55</text:p>
          </table:table-cell>
          <table:table-cell office:value-type="float" office:value="41829" calcext:value-type="float">
            <text:p>41829</text:p>
          </table:table-cell>
          <table:table-cell office:value-type="float" office:value="12.547094429" calcext:value-type="float">
            <text:p>12.547094429</text:p>
          </table:table-cell>
        </table:table-row>
        <table:table-row table:style-name="ro1">
          <table:table-cell office:value-type="string" calcext:value-type="string">
            <text:p>bw_large.c.cnf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4471" calcext:value-type="float">
            <text:p>44471</text:p>
          </table:table-cell>
          <table:table-cell office:value-type="float" office:value="0.510419169" calcext:value-type="float">
            <text:p>0.510419169</text:p>
          </table:table-cell>
        </table:table-row>
        <table:table-row table:style-name="ro1">
          <table:table-cell office:value-type="string" calcext:value-type="string">
            <text:p>ais10.cnf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5197" calcext:value-type="float">
            <text:p>15197</text:p>
          </table:table-cell>
          <table:table-cell office:value-type="float" office:value="0.120718715" calcext:value-type="float">
            <text:p>0.120718715</text:p>
          </table:table-cell>
        </table:table-row>
        <table:table-row table:style-name="ro1">
          <table:table-cell office:value-type="string" calcext:value-type="string">
            <text:p>aim-100-1_6-yes1-3.cnf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3281" calcext:value-type="float">
            <text:p>53281</text:p>
          </table:table-cell>
          <table:table-cell office:value-type="float" office:value="0.37626089" calcext:value-type="float">
            <text:p>0.37626089</text:p>
          </table:table-cell>
        </table:table-row>
        <table:table-row table:style-name="ro1">
          <table:table-cell office:value-type="string" calcext:value-type="string">
            <text:p>medium.cnf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66" calcext:value-type="float">
            <text:p>66</text:p>
          </table:table-cell>
          <table:table-cell office:value-type="float" office:value="15142" calcext:value-type="float">
            <text:p>15142</text:p>
          </table:table-cell>
          <table:table-cell office:value-type="float" office:value="0.316415496" calcext:value-type="float">
            <text:p>0.316415496</text:p>
          </table:table-cell>
        </table:table-row>
        <table:table-row table:style-name="ro1">
          <table:table-cell office:value-type="string" calcext:value-type="string">
            <text:p>hole6.cnf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16812" calcext:value-type="float">
            <text:p>16812</text:p>
          </table:table-cell>
          <table:table-cell office:value-type="float" office:value="0.134495627" calcext:value-type="float">
            <text:p>0.134495627</text:p>
          </table:table-cell>
        </table:table-row>
        <table:table-row table:style-name="ro1">
          <table:table-cell office:value-type="string" calcext:value-type="string">
            <text:p>dubois20.cnf</text:p>
          </table:table-cell>
          <table:table-cell office:value-type="float" office:value="27" calcext:value-type="float">
            <text:p>27</text:p>
          </table:table-cell>
          <table:table-cell office:value-type="float" office:value="40957" calcext:value-type="float">
            <text:p>40957</text:p>
          </table:table-cell>
          <table:table-cell office:value-type="float" office:value="55" calcext:value-type="float">
            <text:p>55</text:p>
          </table:table-cell>
          <table:table-cell office:value-type="float" office:value="41829" calcext:value-type="float">
            <text:p>41829</text:p>
          </table:table-cell>
          <table:table-cell office:value-type="float" office:value="12.446500688" calcext:value-type="float">
            <text:p>12.446500688</text:p>
          </table:table-cell>
        </table:table-row>
        <table:table-row table:style-name="ro1">
          <table:table-cell office:value-type="string" calcext:value-type="string">
            <text:p>bf0432-007.cnf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34781" calcext:value-type="float">
            <text:p>34781</text:p>
          </table:table-cell>
          <table:table-cell office:value-type="float" office:value="0.325530583" calcext:value-type="float">
            <text:p>0.325530583</text:p>
          </table:table-cell>
        </table:table-row>
        <table:table-row table:style-name="ro1">
          <table:table-cell office:value-type="string" calcext:value-type="string">
            <text:p>simple_v3_c2.cn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aim-50-1_6-yes1-1.cnf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2800" calcext:value-type="float">
            <text:p>32800</text:p>
          </table:table-cell>
          <table:table-cell office:value-type="float" office:value="0.259131845" calcext:value-type="float">
            <text:p>0.259131845</text:p>
          </table:table-cell>
        </table:table-row>
        <table:table-row table:style-name="ro1">
          <table:table-cell office:value-type="string" calcext:value-type="string">
            <text:p>bw_large.d.cnf</text:p>
          </table:table-cell>
          <table:table-cell office:value-type="float" office:value="30" calcext:value-type="float">
            <text:p>30</text:p>
          </table:table-cell>
          <table:table-cell office:value-type="float" office:value="1195" calcext:value-type="float">
            <text:p>1195</text:p>
          </table:table-cell>
          <table:table-cell office:value-type="float" office:value="47" calcext:value-type="float">
            <text:p>47</text:p>
          </table:table-cell>
          <table:table-cell office:value-type="float" office:value="25266" calcext:value-type="float">
            <text:p>25266</text:p>
          </table:table-cell>
          <table:table-cell office:value-type="float" office:value="1.151913311" calcext:value-type="float">
            <text:p>1.151913311</text:p>
          </table:table-cell>
        </table:table-row>
        <table:table-row table:style-name="ro1">
          <table:table-cell office:value-type="string" calcext:value-type="string">
            <text:p>bw_large.a.cnf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44" calcext:value-type="float">
            <text:p>44</text:p>
          </table:table-cell>
          <table:table-cell office:value-type="float" office:value="16770" calcext:value-type="float">
            <text:p>16770</text:p>
          </table:table-cell>
          <table:table-cell office:value-type="float" office:value="0.224855965" calcext:value-type="float">
            <text:p>0.224855965</text:p>
          </table:table-cell>
        </table:table-row>
        <table:table-row table:style-name="ro1">
          <table:table-cell office:value-type="string" calcext:value-type="string">
            <text:p>ais6.cnf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040" calcext:value-type="float">
            <text:p>11040</text:p>
          </table:table-cell>
          <table:table-cell office:value-type="float" office:value="0.111684875" calcext:value-type="float">
            <text:p>0.111684875</text:p>
          </table:table-cell>
        </table:table-row>
        <table:table-row table:style-name="ro1">
          <table:table-cell office:value-type="string" calcext:value-type="string">
            <text:p>bw_large.b.cnf</text:p>
          </table:table-cell>
          <table:table-cell office:value-type="float" office:value="25" calcext:value-type="float">
            <text:p>25</text:p>
          </table:table-cell>
          <table:table-cell office:value-type="float" office:value="1409" calcext:value-type="float">
            <text:p>1409</text:p>
          </table:table-cell>
          <table:table-cell office:value-type="float" office:value="52" calcext:value-type="float">
            <text:p>52</text:p>
          </table:table-cell>
          <table:table-cell office:value-type="float" office:value="23403" calcext:value-type="float">
            <text:p>23403</text:p>
          </table:table-cell>
          <table:table-cell office:value-type="float" office:value="0.4154921" calcext:value-type="float">
            <text:p>0.4154921</text:p>
          </table:table-cell>
        </table:table-row>
        <table:table-row table:style-name="ro1">
          <table:table-cell office:value-type="string" calcext:value-type="string">
            <text:p>aim-50-1_6-yes1-4.cnf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1200" calcext:value-type="float">
            <text:p>31200</text:p>
          </table:table-cell>
          <table:table-cell office:value-type="float" office:value="0.193345554" calcext:value-type="float">
            <text:p>0.193345554</text:p>
          </table:table-cell>
        </table:table-row>
        <table:table-row table:style-name="ro1">
          <table:table-cell table:style-name="ce4" office:value-type="string" calcext:value-type="string">
            <text:p>dubois22.cnf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0957" calcext:value-type="float">
            <text:p>4095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1829" calcext:value-type="float">
            <text:p>41829</text:p>
          </table:table-cell>
          <table:table-cell table:style-name="ce20" office:value-type="float" office:value="12.603450545" calcext:value-type="float">
            <text:p>12.603450545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N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8" table:default-cell-style-name="ce9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"/>
        <table:table-column table:style-name="co9" table:number-columns-repeated="1009" table:default-cell-style-name="Default"/>
        <table:table-row table:style-name="ro5">
          <table:table-cell table:style-name="ce91" office:value-type="string" calcext:value-type="string" table:number-columns-spanned="14" table:number-rows-spanned="1">
            <text:p>Size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 (s. o.)</text:p>
          </table:table-cell>
          <table:table-cell table:style-name="ce6" office:value-type="string" calcext:value-type="string">
            <text:p>Sifting (r. o.)</text:p>
          </table:table-cell>
          <table:table-cell table:style-name="ce6" office:value-type="string" calcext:value-type="string">
            <text:p>WP<text:span text:style-name="T1">K=2</text:span></text:p>
          </table:table-cell>
          <table:table-cell table:style-name="ce6" office:value-type="string" calcext:value-type="string">
            <text:p>WP<text:span text:style-name="T1">K=3</text:span></text:p>
          </table:table-cell>
          <table:table-cell table:style-name="ce6" office:value-type="string" calcext:value-type="string">
            <text:p>WP<text:span text:style-name="T1">K=4</text:span></text:p>
          </table:table-cell>
          <table:table-cell table:style-name="ce6" office:value-type="string" calcext:value-type="string">
            <text:p>WP<text:span text:style-name="T1">K=5</text:span></text:p>
          </table:table-cell>
          <table:table-cell table:style-name="ce6" office:value-type="string" calcext:value-type="string">
            <text:p>RandSwapper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Memetic</text:p>
          </table:table-cell>
          <table:table-cell table:style-name="ce9" office:value-type="string" calcext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table:formula="of:=[Sifting.D3]" office:value-type="float" office:value="444" calcext:value-type="float">
            <text:p/>
          </table:table-cell>
          <table:table-cell table:style-name="ce7" table:formula="of:=['Sifting (variables taken in original order)'.D3]" office:value-type="float" office:value="321" calcext:value-type="float">
            <text:p/>
          </table:table-cell>
          <table:table-cell table:style-name="ce25" table:formula="of:=['Sifting (random variable order)'.D87]" office:value-type="float" office:value="249" calcext:value-type="float">
            <text:p/>
          </table:table-cell>
          <table:table-cell table:style-name="ce7" table:formula="of:=['Window Permutation'.D3]" office:value-type="float" office:value="1079" calcext:value-type="float">
            <text:p/>
          </table:table-cell>
          <table:table-cell table:style-name="ce7" table:formula="of:=['Window Permutation'.D31]" office:value-type="float" office:value="1071" calcext:value-type="float">
            <text:p/>
          </table:table-cell>
          <table:table-cell table:style-name="ce7" table:formula="of:=['Window Permutation'.D59]" office:value-type="float" office:value="1027" calcext:value-type="float">
            <text:p/>
          </table:table-cell>
          <table:table-cell table:style-name="ce7" table:formula="of:=['Window Permutation'.D87]" office:value-type="float" office:value="1025" calcext:value-type="float">
            <text:p/>
          </table:table-cell>
          <table:table-cell table:style-name="ce25" table:formula="of:=[RandomSwapper.D87]" office:value-type="float" office:value="1057.66666666667" calcext:value-type="float">
            <text:p/>
          </table:table-cell>
          <table:table-cell table:style-name="ce25" table:formula="of:=['Genetic Algorithm (pop=8, Ngen=10)'.D87]" office:value-type="float" office:value="950.333333333333" calcext:value-type="float">
            <text:p/>
          </table:table-cell>
          <table:table-cell table:style-name="ce25" table:formula="of:=['Memetic Algorithm (pop=8, Ngen=10)'.D87]" office:value-type="float" office:value="187.666666666667" calcext:value-type="float">
            <text:p/>
          </table:table-cell>
          <table:table-cell table:style-name="ce107" table:formula="of:=[ISifting.D3]" office:value-type="float" office:value="191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7" table:formula="of:=[Sifting.D4]" office:value-type="float" office:value="54" calcext:value-type="float">
            <text:p/>
          </table:table-cell>
          <table:table-cell table:style-name="ce7" table:formula="of:=['Sifting (variables taken in original order)'.D4]" office:value-type="float" office:value="47" calcext:value-type="float">
            <text:p/>
          </table:table-cell>
          <table:table-cell table:style-name="ce25" table:formula="of:=['Sifting (random variable order)'.D88]" office:value-type="float" office:value="50.3333333333333" calcext:value-type="float">
            <text:p/>
          </table:table-cell>
          <table:table-cell table:style-name="ce7" table:formula="of:=['Window Permutation'.D4]" office:value-type="float" office:value="82" calcext:value-type="float">
            <text:p/>
          </table:table-cell>
          <table:table-cell table:style-name="ce7" table:formula="of:=['Window Permutation'.D32]" office:value-type="float" office:value="79" calcext:value-type="float">
            <text:p/>
          </table:table-cell>
          <table:table-cell table:style-name="ce7" table:formula="of:=['Window Permutation'.D60]" office:value-type="float" office:value="78" calcext:value-type="float">
            <text:p/>
          </table:table-cell>
          <table:table-cell table:style-name="ce7" table:formula="of:=['Window Permutation'.D88]" office:value-type="float" office:value="77" calcext:value-type="float">
            <text:p/>
          </table:table-cell>
          <table:table-cell table:style-name="ce25" table:formula="of:=[RandomSwapper.D88]" office:value-type="float" office:value="80" calcext:value-type="float">
            <text:p/>
          </table:table-cell>
          <table:table-cell table:style-name="ce25" table:formula="of:=['Genetic Algorithm (pop=8, Ngen=10)'.D88]" office:value-type="float" office:value="70.6666666666667" calcext:value-type="float">
            <text:p/>
          </table:table-cell>
          <table:table-cell table:style-name="ce25" table:formula="of:=['Memetic Algorithm (pop=8, Ngen=10)'.D88]" office:value-type="float" office:value="47.3333333333333" calcext:value-type="float">
            <text:p/>
          </table:table-cell>
          <table:table-cell table:style-name="ce107" table:formula="of:=[ISifting.D4]" office:value-type="float" office:value="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Sifting.D5]" office:value-type="float" office:value="18" calcext:value-type="float">
            <text:p/>
          </table:table-cell>
          <table:table-cell table:style-name="ce7" table:formula="of:=['Sifting (variables taken in original order)'.D5]" office:value-type="float" office:value="18" calcext:value-type="float">
            <text:p/>
          </table:table-cell>
          <table:table-cell table:style-name="ce25" table:formula="of:=['Sifting (random variable order)'.D89]" office:value-type="float" office:value="18" calcext:value-type="float">
            <text:p/>
          </table:table-cell>
          <table:table-cell table:style-name="ce7" table:formula="of:=['Window Permutation'.D5]" office:value-type="float" office:value="18" calcext:value-type="float">
            <text:p/>
          </table:table-cell>
          <table:table-cell table:style-name="ce7" table:formula="of:=['Window Permutation'.D33]" office:value-type="float" office:value="18" calcext:value-type="float">
            <text:p/>
          </table:table-cell>
          <table:table-cell table:style-name="ce7" table:formula="of:=['Window Permutation'.D61]" office:value-type="float" office:value="18" calcext:value-type="float">
            <text:p/>
          </table:table-cell>
          <table:table-cell table:style-name="ce7" table:formula="of:=['Window Permutation'.D89]" office:value-type="float" office:value="18" calcext:value-type="float">
            <text:p/>
          </table:table-cell>
          <table:table-cell table:style-name="ce25" table:formula="of:=[RandomSwapper.D89]" office:value-type="float" office:value="18" calcext:value-type="float">
            <text:p/>
          </table:table-cell>
          <table:table-cell table:style-name="ce25" table:formula="of:=['Genetic Algorithm (pop=8, Ngen=10)'.D89]" office:value-type="float" office:value="18" calcext:value-type="float">
            <text:p/>
          </table:table-cell>
          <table:table-cell table:style-name="ce25" table:formula="of:=['Memetic Algorithm (pop=8, Ngen=10)'.D89]" office:value-type="float" office:value="18" calcext:value-type="float">
            <text:p/>
          </table:table-cell>
          <table:table-cell table:style-name="ce107" table:formula="of:=[ISifting.D5]" office:value-type="float" office:value="1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[Sifting.D6]" office:value-type="float" office:value="25" calcext:value-type="float">
            <text:p/>
          </table:table-cell>
          <table:table-cell table:style-name="ce7" table:formula="of:=['Sifting (variables taken in original order)'.D6]" office:value-type="float" office:value="25" calcext:value-type="float">
            <text:p/>
          </table:table-cell>
          <table:table-cell table:style-name="ce25" table:formula="of:=['Sifting (random variable order)'.D90]" office:value-type="float" office:value="25.6666666666667" calcext:value-type="float">
            <text:p/>
          </table:table-cell>
          <table:table-cell table:style-name="ce7" table:formula="of:=['Window Permutation'.D6]" office:value-type="float" office:value="29" calcext:value-type="float">
            <text:p/>
          </table:table-cell>
          <table:table-cell table:style-name="ce7" table:formula="of:=['Window Permutation'.D34]" office:value-type="float" office:value="28" calcext:value-type="float">
            <text:p/>
          </table:table-cell>
          <table:table-cell table:style-name="ce7" table:formula="of:=['Window Permutation'.D62]" office:value-type="float" office:value="27" calcext:value-type="float">
            <text:p/>
          </table:table-cell>
          <table:table-cell table:style-name="ce7" table:formula="of:=['Window Permutation'.D90]" office:value-type="float" office:value="26" calcext:value-type="float">
            <text:p/>
          </table:table-cell>
          <table:table-cell table:style-name="ce25" table:formula="of:=[RandomSwapper.D90]" office:value-type="float" office:value="26.3333333333333" calcext:value-type="float">
            <text:p/>
          </table:table-cell>
          <table:table-cell table:style-name="ce25" table:formula="of:=['Genetic Algorithm (pop=8, Ngen=10)'.D90]" office:value-type="float" office:value="28" calcext:value-type="float">
            <text:p/>
          </table:table-cell>
          <table:table-cell table:style-name="ce25" table:formula="of:=['Memetic Algorithm (pop=8, Ngen=10)'.D90]" office:value-type="float" office:value="20" calcext:value-type="float">
            <text:p/>
          </table:table-cell>
          <table:table-cell table:style-name="ce107" table:formula="of:=[ISifting.D6]" office:value-type="float" office:value="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7]" office:value-type="float" office:value="32" calcext:value-type="float">
            <text:p/>
          </table:table-cell>
          <table:table-cell table:style-name="ce7" table:formula="of:=['Sifting (variables taken in original order)'.D7]" office:value-type="float" office:value="32" calcext:value-type="float">
            <text:p/>
          </table:table-cell>
          <table:table-cell table:style-name="ce25" table:formula="of:=['Sifting (random variable order)'.D91]" office:value-type="float" office:value="32" calcext:value-type="float">
            <text:p/>
          </table:table-cell>
          <table:table-cell table:style-name="ce7" table:formula="of:=['Window Permutation'.D7]" office:value-type="float" office:value="34" calcext:value-type="float">
            <text:p/>
          </table:table-cell>
          <table:table-cell table:style-name="ce7" table:formula="of:=['Window Permutation'.D35]" office:value-type="float" office:value="33" calcext:value-type="float">
            <text:p/>
          </table:table-cell>
          <table:table-cell table:style-name="ce7" table:formula="of:=['Window Permutation'.D63]" office:value-type="float" office:value="33" calcext:value-type="float">
            <text:p/>
          </table:table-cell>
          <table:table-cell table:style-name="ce7" table:formula="of:=['Window Permutation'.D91]" office:value-type="float" office:value="34" calcext:value-type="float">
            <text:p/>
          </table:table-cell>
          <table:table-cell table:style-name="ce25" table:formula="of:=[RandomSwapper.D91]" office:value-type="float" office:value="33.6666666666667" calcext:value-type="float">
            <text:p/>
          </table:table-cell>
          <table:table-cell table:style-name="ce25" table:formula="of:=['Genetic Algorithm (pop=8, Ngen=10)'.D91]" office:value-type="float" office:value="34" calcext:value-type="float">
            <text:p/>
          </table:table-cell>
          <table:table-cell table:style-name="ce25" table:formula="of:=['Memetic Algorithm (pop=8, Ngen=10)'.D91]" office:value-type="float" office:value="29" calcext:value-type="float">
            <text:p/>
          </table:table-cell>
          <table:table-cell table:style-name="ce107" table:formula="of:=[ISifting.D7]" office:value-type="float" office:value="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7" table:formula="of:=[Sifting.D8]" office:value-type="float" office:value="9152" calcext:value-type="float">
            <text:p/>
          </table:table-cell>
          <table:table-cell table:style-name="ce7" table:formula="of:=['Sifting (variables taken in original order)'.D8]" office:value-type="float" office:value="6589" calcext:value-type="float">
            <text:p/>
          </table:table-cell>
          <table:table-cell table:style-name="ce25" table:formula="of:=['Sifting (random variable order)'.D92]" office:value-type="float" office:value="8096.66666666667" calcext:value-type="float">
            <text:p/>
          </table:table-cell>
          <table:table-cell table:style-name="ce7" table:formula="of:=['Window Permutation'.D8]" office:value-type="float" office:value="30985" calcext:value-type="float">
            <text:p/>
          </table:table-cell>
          <table:table-cell table:style-name="ce7" table:formula="of:=['Window Permutation'.D36]" office:value-type="float" office:value="30467" calcext:value-type="float">
            <text:p/>
          </table:table-cell>
          <table:table-cell table:style-name="ce7" table:formula="of:=['Window Permutation'.D64]" office:value-type="float" office:value="29535" calcext:value-type="float">
            <text:p/>
          </table:table-cell>
          <table:table-cell table:style-name="ce7" table:formula="of:=['Window Permutation'.D92]" office:value-type="float" office:value="28527" calcext:value-type="float">
            <text:p/>
          </table:table-cell>
          <table:table-cell table:style-name="ce25" table:formula="of:=[RandomSwapper.D92]" office:value-type="float" office:value="31165" calcext:value-type="float">
            <text:p/>
          </table:table-cell>
          <table:table-cell table:style-name="ce25" table:formula="of:=['Genetic Algorithm (pop=8, Ngen=10)'.D92]" office:value-type="float" office:value="31519" calcext:value-type="float">
            <text:p/>
          </table:table-cell>
          <table:table-cell table:style-name="ce25" table:formula="of:=['Memetic Algorithm (pop=8, Ngen=10)'.D92]" office:value-type="float" office:value="31519" calcext:value-type="float">
            <text:p/>
          </table:table-cell>
          <table:table-cell table:style-name="ce107" table:formula="of:=[ISifting.D8]" office:value-type="float" office:value="55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formula="of:=[Sifting.D9]" office:value-type="float" office:value="35" calcext:value-type="float">
            <text:p/>
          </table:table-cell>
          <table:table-cell table:style-name="ce7" table:formula="of:=['Sifting (variables taken in original order)'.D9]" office:value-type="float" office:value="35" calcext:value-type="float">
            <text:p/>
          </table:table-cell>
          <table:table-cell table:style-name="ce25" table:formula="of:=['Sifting (random variable order)'.D93]" office:value-type="float" office:value="35" calcext:value-type="float">
            <text:p/>
          </table:table-cell>
          <table:table-cell table:style-name="ce7" table:formula="of:=['Window Permutation'.D9]" office:value-type="float" office:value="76" calcext:value-type="float">
            <text:p/>
          </table:table-cell>
          <table:table-cell table:style-name="ce7" table:formula="of:=['Window Permutation'.D37]" office:value-type="float" office:value="72" calcext:value-type="float">
            <text:p/>
          </table:table-cell>
          <table:table-cell table:style-name="ce7" table:formula="of:=['Window Permutation'.D65]" office:value-type="float" office:value="68" calcext:value-type="float">
            <text:p/>
          </table:table-cell>
          <table:table-cell table:style-name="ce7" table:formula="of:=['Window Permutation'.D93]" office:value-type="float" office:value="62" calcext:value-type="float">
            <text:p/>
          </table:table-cell>
          <table:table-cell table:style-name="ce25" table:formula="of:=[RandomSwapper.D93]" office:value-type="float" office:value="72" calcext:value-type="float">
            <text:p/>
          </table:table-cell>
          <table:table-cell table:style-name="ce25" table:formula="of:=['Genetic Algorithm (pop=8, Ngen=10)'.D93]" office:value-type="float" office:value="70.3333333333333" calcext:value-type="float">
            <text:p/>
          </table:table-cell>
          <table:table-cell table:style-name="ce25" table:formula="of:=['Memetic Algorithm (pop=8, Ngen=10)'.D93]" office:value-type="float" office:value="35" calcext:value-type="float">
            <text:p/>
          </table:table-cell>
          <table:table-cell table:style-name="ce107" table:formula="of:=[ISifting.D9]" office:value-type="float" office:value="3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10]" office:value-type="float" office:value="34" calcext:value-type="float">
            <text:p/>
          </table:table-cell>
          <table:table-cell table:style-name="ce7" table:formula="of:=['Sifting (variables taken in original order)'.D10]" office:value-type="float" office:value="34" calcext:value-type="float">
            <text:p/>
          </table:table-cell>
          <table:table-cell table:style-name="ce25" table:formula="of:=['Sifting (random variable order)'.D94]" office:value-type="float" office:value="34" calcext:value-type="float">
            <text:p/>
          </table:table-cell>
          <table:table-cell table:style-name="ce7" table:formula="of:=['Window Permutation'.D10]" office:value-type="float" office:value="34" calcext:value-type="float">
            <text:p/>
          </table:table-cell>
          <table:table-cell table:style-name="ce7" table:formula="of:=['Window Permutation'.D38]" office:value-type="float" office:value="34" calcext:value-type="float">
            <text:p/>
          </table:table-cell>
          <table:table-cell table:style-name="ce7" table:formula="of:=['Window Permutation'.D66]" office:value-type="float" office:value="34" calcext:value-type="float">
            <text:p/>
          </table:table-cell>
          <table:table-cell table:style-name="ce7" table:formula="of:=['Window Permutation'.D94]" office:value-type="float" office:value="34" calcext:value-type="float">
            <text:p/>
          </table:table-cell>
          <table:table-cell table:style-name="ce25" table:formula="of:=[RandomSwapper.D94]" office:value-type="float" office:value="34" calcext:value-type="float">
            <text:p/>
          </table:table-cell>
          <table:table-cell table:style-name="ce25" table:formula="of:=['Genetic Algorithm (pop=8, Ngen=10)'.D94]" office:value-type="float" office:value="34" calcext:value-type="float">
            <text:p/>
          </table:table-cell>
          <table:table-cell table:style-name="ce25" table:formula="of:=['Memetic Algorithm (pop=8, Ngen=10)'.D94]" office:value-type="float" office:value="34" calcext:value-type="float">
            <text:p/>
          </table:table-cell>
          <table:table-cell table:style-name="ce107" table:formula="of:=[ISifting.D10]" office:value-type="float" office:value="3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formula="of:=[Sifting.D11]" office:value-type="float" office:value="37" calcext:value-type="float">
            <text:p/>
          </table:table-cell>
          <table:table-cell table:style-name="ce7" table:formula="of:=['Sifting (variables taken in original order)'.D11]" office:value-type="float" office:value="37" calcext:value-type="float">
            <text:p/>
          </table:table-cell>
          <table:table-cell table:style-name="ce25" table:formula="of:=['Sifting (random variable order)'.D95]" office:value-type="float" office:value="37" calcext:value-type="float">
            <text:p/>
          </table:table-cell>
          <table:table-cell table:style-name="ce7" table:formula="of:=['Window Permutation'.D11]" office:value-type="float" office:value="45" calcext:value-type="float">
            <text:p/>
          </table:table-cell>
          <table:table-cell table:style-name="ce7" table:formula="of:=['Window Permutation'.D39]" office:value-type="float" office:value="45" calcext:value-type="float">
            <text:p/>
          </table:table-cell>
          <table:table-cell table:style-name="ce7" table:formula="of:=['Window Permutation'.D67]" office:value-type="float" office:value="45" calcext:value-type="float">
            <text:p/>
          </table:table-cell>
          <table:table-cell table:style-name="ce7" table:formula="of:=['Window Permutation'.D95]" office:value-type="float" office:value="45" calcext:value-type="float">
            <text:p/>
          </table:table-cell>
          <table:table-cell table:style-name="ce25" table:formula="of:=[RandomSwapper.D95]" office:value-type="float" office:value="43.3333333333333" calcext:value-type="float">
            <text:p/>
          </table:table-cell>
          <table:table-cell table:style-name="ce25" table:formula="of:=['Genetic Algorithm (pop=8, Ngen=10)'.D95]" office:value-type="float" office:value="46" calcext:value-type="float">
            <text:p/>
          </table:table-cell>
          <table:table-cell table:style-name="ce25" table:formula="of:=['Memetic Algorithm (pop=8, Ngen=10)'.D95]" office:value-type="float" office:value="37" calcext:value-type="float">
            <text:p/>
          </table:table-cell>
          <table:table-cell table:style-name="ce107" table:formula="of:=[ISifting.D11]" office:value-type="float" office:value="3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12]" office:value-type="float" office:value="97" calcext:value-type="float">
            <text:p/>
          </table:table-cell>
          <table:table-cell table:style-name="ce7" table:formula="of:=['Sifting (variables taken in original order)'.D12]" office:value-type="float" office:value="101" calcext:value-type="float">
            <text:p/>
          </table:table-cell>
          <table:table-cell table:style-name="ce25" table:formula="of:=['Sifting (random variable order)'.D96]" office:value-type="float" office:value="206.333333333333" calcext:value-type="float">
            <text:p/>
          </table:table-cell>
          <table:table-cell table:style-name="ce7" table:formula="of:=['Window Permutation'.D12]" office:value-type="float" office:value="40957" calcext:value-type="float">
            <text:p/>
          </table:table-cell>
          <table:table-cell table:style-name="ce7" table:formula="of:=['Window Permutation'.D40]" office:value-type="float" office:value="32765" calcext:value-type="float">
            <text:p/>
          </table:table-cell>
          <table:table-cell table:style-name="ce7" table:formula="of:=['Window Permutation'.D68]" office:value-type="float" office:value="26621" calcext:value-type="float">
            <text:p/>
          </table:table-cell>
          <table:table-cell table:style-name="ce7" table:formula="of:=['Window Permutation'.D96]" office:value-type="float" office:value="19453" calcext:value-type="float">
            <text:p/>
          </table:table-cell>
          <table:table-cell table:style-name="ce25" table:formula="of:=[RandomSwapper.D96]" office:value-type="float" office:value="33782.3333333333" calcext:value-type="float">
            <text:p/>
          </table:table-cell>
          <table:table-cell table:style-name="ce25" table:formula="of:=['Genetic Algorithm (pop=8, Ngen=10)'.D96]" office:value-type="float" office:value="40957" calcext:value-type="float">
            <text:p/>
          </table:table-cell>
          <table:table-cell table:style-name="ce25" table:formula="of:=['Memetic Algorithm (pop=8, Ngen=10)'.D96]" office:value-type="float" office:value="40957" calcext:value-type="float">
            <text:p/>
          </table:table-cell>
          <table:table-cell table:style-name="ce107" table:formula="of:=[ISifting.D12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7" table:formula="of:=[Sifting.D13]" office:value-type="float" office:value="68" calcext:value-type="float">
            <text:p/>
          </table:table-cell>
          <table:table-cell table:style-name="ce7" table:formula="of:=['Sifting (variables taken in original order)'.D13]" office:value-type="float" office:value="68" calcext:value-type="float">
            <text:p/>
          </table:table-cell>
          <table:table-cell table:style-name="ce25" table:formula="of:=['Sifting (random variable order)'.D97]" office:value-type="float" office:value="90.3333333333333" calcext:value-type="float">
            <text:p/>
          </table:table-cell>
          <table:table-cell table:style-name="ce7" table:formula="of:=['Window Permutation'.D13]" office:value-type="float" office:value="307" calcext:value-type="float">
            <text:p/>
          </table:table-cell>
          <table:table-cell table:style-name="ce7" table:formula="of:=['Window Permutation'.D41]" office:value-type="float" office:value="303" calcext:value-type="float">
            <text:p/>
          </table:table-cell>
          <table:table-cell table:style-name="ce7" table:formula="of:=['Window Permutation'.D69]" office:value-type="float" office:value="299" calcext:value-type="float">
            <text:p/>
          </table:table-cell>
          <table:table-cell table:style-name="ce7" table:formula="of:=['Window Permutation'.D97]" office:value-type="float" office:value="291" calcext:value-type="float">
            <text:p/>
          </table:table-cell>
          <table:table-cell table:style-name="ce25" table:formula="of:=[RandomSwapper.D97]" office:value-type="float" office:value="301.333333333333" calcext:value-type="float">
            <text:p/>
          </table:table-cell>
          <table:table-cell table:style-name="ce25" table:formula="of:=['Genetic Algorithm (pop=8, Ngen=10)'.D97]" office:value-type="float" office:value="159" calcext:value-type="float">
            <text:p/>
          </table:table-cell>
          <table:table-cell table:style-name="ce25" table:formula="of:=['Memetic Algorithm (pop=8, Ngen=10)'.D97]" office:value-type="float" office:value="51" calcext:value-type="float">
            <text:p/>
          </table:table-cell>
          <table:table-cell table:style-name="ce107" table:formula="of:=[ISifting.D13]" office:value-type="float" office:value="68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formula="of:=[Sifting.D14]" office:value-type="float" office:value="32" calcext:value-type="float">
            <text:p/>
          </table:table-cell>
          <table:table-cell table:style-name="ce7" table:formula="of:=['Sifting (variables taken in original order)'.D14]" office:value-type="float" office:value="32" calcext:value-type="float">
            <text:p/>
          </table:table-cell>
          <table:table-cell table:style-name="ce25" table:formula="of:=['Sifting (random variable order)'.D98]" office:value-type="float" office:value="32" calcext:value-type="float">
            <text:p/>
          </table:table-cell>
          <table:table-cell table:style-name="ce7" table:formula="of:=['Window Permutation'.D14]" office:value-type="float" office:value="34" calcext:value-type="float">
            <text:p/>
          </table:table-cell>
          <table:table-cell table:style-name="ce7" table:formula="of:=['Window Permutation'.D42]" office:value-type="float" office:value="33" calcext:value-type="float">
            <text:p/>
          </table:table-cell>
          <table:table-cell table:style-name="ce7" table:formula="of:=['Window Permutation'.D70]" office:value-type="float" office:value="32" calcext:value-type="float">
            <text:p/>
          </table:table-cell>
          <table:table-cell table:style-name="ce7" table:formula="of:=['Window Permutation'.D98]" office:value-type="float" office:value="32" calcext:value-type="float">
            <text:p/>
          </table:table-cell>
          <table:table-cell table:style-name="ce25" table:formula="of:=[RandomSwapper.D98]" office:value-type="float" office:value="34" calcext:value-type="float">
            <text:p/>
          </table:table-cell>
          <table:table-cell table:style-name="ce25" table:formula="of:=['Genetic Algorithm (pop=8, Ngen=10)'.D98]" office:value-type="float" office:value="34" calcext:value-type="float">
            <text:p/>
          </table:table-cell>
          <table:table-cell table:style-name="ce25" table:formula="of:=['Memetic Algorithm (pop=8, Ngen=10)'.D98]" office:value-type="float" office:value="32" calcext:value-type="float">
            <text:p/>
          </table:table-cell>
          <table:table-cell table:style-name="ce107" table:formula="of:=[ISifting.D14]" office:value-type="float" office:value="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Sifting.D15]" office:value-type="float" office:value="39" calcext:value-type="float">
            <text:p/>
          </table:table-cell>
          <table:table-cell table:style-name="ce7" table:formula="of:=['Sifting (variables taken in original order)'.D15]" office:value-type="float" office:value="39" calcext:value-type="float">
            <text:p/>
          </table:table-cell>
          <table:table-cell table:style-name="ce25" table:formula="of:=['Sifting (random variable order)'.D99]" office:value-type="float" office:value="39" calcext:value-type="float">
            <text:p/>
          </table:table-cell>
          <table:table-cell table:style-name="ce7" table:formula="of:=['Window Permutation'.D15]" office:value-type="float" office:value="40" calcext:value-type="float">
            <text:p/>
          </table:table-cell>
          <table:table-cell table:style-name="ce7" table:formula="of:=['Window Permutation'.D43]" office:value-type="float" office:value="39" calcext:value-type="float">
            <text:p/>
          </table:table-cell>
          <table:table-cell table:style-name="ce7" table:formula="of:=['Window Permutation'.D71]" office:value-type="float" office:value="39" calcext:value-type="float">
            <text:p/>
          </table:table-cell>
          <table:table-cell table:style-name="ce7" table:formula="of:=['Window Permutation'.D99]" office:value-type="float" office:value="39" calcext:value-type="float">
            <text:p/>
          </table:table-cell>
          <table:table-cell table:style-name="ce25" table:formula="of:=[RandomSwapper.D99]" office:value-type="float" office:value="39.6666666666667" calcext:value-type="float">
            <text:p/>
          </table:table-cell>
          <table:table-cell table:style-name="ce25" table:formula="of:=['Genetic Algorithm (pop=8, Ngen=10)'.D99]" office:value-type="float" office:value="40" calcext:value-type="float">
            <text:p/>
          </table:table-cell>
          <table:table-cell table:style-name="ce25" table:formula="of:=['Memetic Algorithm (pop=8, Ngen=10)'.D99]" office:value-type="float" office:value="39" calcext:value-type="float">
            <text:p/>
          </table:table-cell>
          <table:table-cell table:style-name="ce107" table:formula="of:=[ISifting.D15]" office:value-type="float" office:value="3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table:formula="of:=[Sifting.D16]" office:value-type="float" office:value="78" calcext:value-type="float">
            <text:p/>
          </table:table-cell>
          <table:table-cell table:style-name="ce7" table:formula="of:=['Sifting (variables taken in original order)'.D16]" office:value-type="float" office:value="78" calcext:value-type="float">
            <text:p/>
          </table:table-cell>
          <table:table-cell table:style-name="ce25" table:formula="of:=['Sifting (random variable order)'.D100]" office:value-type="float" office:value="77.3333333333333" calcext:value-type="float">
            <text:p/>
          </table:table-cell>
          <table:table-cell table:style-name="ce7" table:formula="of:=['Window Permutation'.D16]" office:value-type="float" office:value="197" calcext:value-type="float">
            <text:p/>
          </table:table-cell>
          <table:table-cell table:style-name="ce7" table:formula="of:=['Window Permutation'.D44]" office:value-type="float" office:value="191" calcext:value-type="float">
            <text:p/>
          </table:table-cell>
          <table:table-cell table:style-name="ce7" table:formula="of:=['Window Permutation'.D72]" office:value-type="float" office:value="188" calcext:value-type="float">
            <text:p/>
          </table:table-cell>
          <table:table-cell table:style-name="ce7" table:formula="of:=['Window Permutation'.D100]" office:value-type="float" office:value="184" calcext:value-type="float">
            <text:p/>
          </table:table-cell>
          <table:table-cell table:style-name="ce25" table:formula="of:=[RandomSwapper.D100]" office:value-type="float" office:value="166.333333333333" calcext:value-type="float">
            <text:p/>
          </table:table-cell>
          <table:table-cell table:style-name="ce25" table:formula="of:=['Genetic Algorithm (pop=8, Ngen=10)'.D100]" office:value-type="float" office:value="203" calcext:value-type="float">
            <text:p/>
          </table:table-cell>
          <table:table-cell table:style-name="ce25" table:formula="of:=['Memetic Algorithm (pop=8, Ngen=10)'.D100]" office:value-type="float" office:value="67.6666666666667" calcext:value-type="float">
            <text:p/>
          </table:table-cell>
          <table:table-cell table:style-name="ce107" table:formula="of:=[ISifting.D16]" office:value-type="float" office:value="6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7" table:formula="of:=[Sifting.D17]" office:value-type="float" office:value="43" calcext:value-type="float">
            <text:p/>
          </table:table-cell>
          <table:table-cell table:style-name="ce7" table:formula="of:=['Sifting (variables taken in original order)'.D17]" office:value-type="float" office:value="46" calcext:value-type="float">
            <text:p/>
          </table:table-cell>
          <table:table-cell table:style-name="ce25" table:formula="of:=['Sifting (random variable order)'.D101]" office:value-type="float" office:value="45.6666666666667" calcext:value-type="float">
            <text:p/>
          </table:table-cell>
          <table:table-cell table:style-name="ce7" table:formula="of:=['Window Permutation'.D17]" office:value-type="float" office:value="140" calcext:value-type="float">
            <text:p/>
          </table:table-cell>
          <table:table-cell table:style-name="ce7" table:formula="of:=['Window Permutation'.D45]" office:value-type="float" office:value="136" calcext:value-type="float">
            <text:p/>
          </table:table-cell>
          <table:table-cell table:style-name="ce7" table:formula="of:=['Window Permutation'.D73]" office:value-type="float" office:value="134" calcext:value-type="float">
            <text:p/>
          </table:table-cell>
          <table:table-cell table:style-name="ce7" table:formula="of:=['Window Permutation'.D101]" office:value-type="float" office:value="132" calcext:value-type="float">
            <text:p/>
          </table:table-cell>
          <table:table-cell table:style-name="ce25" table:formula="of:=[RandomSwapper.D101]" office:value-type="float" office:value="126" calcext:value-type="float">
            <text:p/>
          </table:table-cell>
          <table:table-cell table:style-name="ce25" table:formula="of:=['Genetic Algorithm (pop=8, Ngen=10)'.D101]" office:value-type="float" office:value="103" calcext:value-type="float">
            <text:p/>
          </table:table-cell>
          <table:table-cell table:style-name="ce25" table:formula="of:=['Memetic Algorithm (pop=8, Ngen=10)'.D101]" office:value-type="float" office:value="34" calcext:value-type="float">
            <text:p/>
          </table:table-cell>
          <table:table-cell table:style-name="ce107" table:formula="of:=[ISifting.D17]" office:value-type="float" office:value="3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18]" office:value-type="float" office:value="97" calcext:value-type="float">
            <text:p/>
          </table:table-cell>
          <table:table-cell table:style-name="ce7" table:formula="of:=['Sifting (variables taken in original order)'.D18]" office:value-type="float" office:value="101" calcext:value-type="float">
            <text:p/>
          </table:table-cell>
          <table:table-cell table:style-name="ce25" table:formula="of:=['Sifting (random variable order)'.D102]" office:value-type="float" office:value="206.333333333333" calcext:value-type="float">
            <text:p/>
          </table:table-cell>
          <table:table-cell table:style-name="ce7" table:formula="of:=['Window Permutation'.D18]" office:value-type="float" office:value="40957" calcext:value-type="float">
            <text:p/>
          </table:table-cell>
          <table:table-cell table:style-name="ce7" table:formula="of:=['Window Permutation'.D46]" office:value-type="float" office:value="32765" calcext:value-type="float">
            <text:p/>
          </table:table-cell>
          <table:table-cell table:style-name="ce7" table:formula="of:=['Window Permutation'.D74]" office:value-type="float" office:value="26621" calcext:value-type="float">
            <text:p/>
          </table:table-cell>
          <table:table-cell table:style-name="ce7" table:formula="of:=['Window Permutation'.D102]" office:value-type="float" office:value="19453" calcext:value-type="float">
            <text:p/>
          </table:table-cell>
          <table:table-cell table:style-name="ce25" table:formula="of:=[RandomSwapper.D102]" office:value-type="float" office:value="33782.3333333333" calcext:value-type="float">
            <text:p/>
          </table:table-cell>
          <table:table-cell table:style-name="ce25" table:formula="of:=['Genetic Algorithm (pop=8, Ngen=10)'.D102]" office:value-type="float" office:value="16241" calcext:value-type="float">
            <text:p/>
          </table:table-cell>
          <table:table-cell table:style-name="ce25" table:formula="of:=['Memetic Algorithm (pop=8, Ngen=10)'.D102]" office:value-type="float" office:value="93.6666666666667" calcext:value-type="float">
            <text:p/>
          </table:table-cell>
          <table:table-cell table:style-name="ce107" table:formula="of:=[ISifting.D18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7" table:formula="of:=[Sifting.D19]" office:value-type="float" office:value="60" calcext:value-type="float">
            <text:p/>
          </table:table-cell>
          <table:table-cell table:style-name="ce7" table:formula="of:=['Sifting (variables taken in original order)'.D19]" office:value-type="float" office:value="62" calcext:value-type="float">
            <text:p/>
          </table:table-cell>
          <table:table-cell table:style-name="ce25" table:formula="of:=['Sifting (random variable order)'.D103]" office:value-type="float" office:value="62" calcext:value-type="float">
            <text:p/>
          </table:table-cell>
          <table:table-cell table:style-name="ce7" table:formula="of:=['Window Permutation'.D19]" office:value-type="float" office:value="124" calcext:value-type="float">
            <text:p/>
          </table:table-cell>
          <table:table-cell table:style-name="ce7" table:formula="of:=['Window Permutation'.D47]" office:value-type="float" office:value="120" calcext:value-type="float">
            <text:p/>
          </table:table-cell>
          <table:table-cell table:style-name="ce7" table:formula="of:=['Window Permutation'.D75]" office:value-type="float" office:value="116" calcext:value-type="float">
            <text:p/>
          </table:table-cell>
          <table:table-cell table:style-name="ce7" table:formula="of:=['Window Permutation'.D103]" office:value-type="float" office:value="110" calcext:value-type="float">
            <text:p/>
          </table:table-cell>
          <table:table-cell table:style-name="ce25" table:formula="of:=[RandomSwapper.D103]" office:value-type="float" office:value="113.333333333333" calcext:value-type="float">
            <text:p/>
          </table:table-cell>
          <table:table-cell table:style-name="ce25" table:formula="of:=['Genetic Algorithm (pop=8, Ngen=10)'.D103]" office:value-type="float" office:value="128" calcext:value-type="float">
            <text:p/>
          </table:table-cell>
          <table:table-cell table:style-name="ce25" table:formula="of:=['Memetic Algorithm (pop=8, Ngen=10)'.D103]" office:value-type="float" office:value="48.3333333333333" calcext:value-type="float">
            <text:p/>
          </table:table-cell>
          <table:table-cell table:style-name="ce107" table:formula="of:=[ISifting.D19]" office:value-type="float" office:value="6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Sifting.D20]" office:value-type="float" office:value="6" calcext:value-type="float">
            <text:p/>
          </table:table-cell>
          <table:table-cell table:style-name="ce7" table:formula="of:=['Sifting (variables taken in original order)'.D20]" office:value-type="float" office:value="6" calcext:value-type="float">
            <text:p/>
          </table:table-cell>
          <table:table-cell table:style-name="ce25" table:formula="of:=['Sifting (random variable order)'.D104]" office:value-type="float" office:value="6" calcext:value-type="float">
            <text:p/>
          </table:table-cell>
          <table:table-cell table:style-name="ce7" table:formula="of:=['Window Permutation'.D20]" office:value-type="float" office:value="6" calcext:value-type="float">
            <text:p/>
          </table:table-cell>
          <table:table-cell table:style-name="ce7" table:formula="of:=['Window Permutation'.D48]" office:value-type="float" office:value="6" calcext:value-type="float">
            <text:p/>
          </table:table-cell>
          <table:table-cell table:style-name="ce7" table:formula="of:=['Window Permutation'.D76]" office:value-type="float" office:value="6" calcext:value-type="float">
            <text:p/>
          </table:table-cell>
          <table:table-cell table:style-name="ce7" table:formula="of:=['Window Permutation'.D104]" office:value-type="float" office:value="6" calcext:value-type="float">
            <text:p/>
          </table:table-cell>
          <table:table-cell table:style-name="ce25" table:formula="of:=[RandomSwapper.D104]" office:value-type="float" office:value="6" calcext:value-type="float">
            <text:p/>
          </table:table-cell>
          <table:table-cell table:style-name="ce25" table:formula="of:=['Genetic Algorithm (pop=8, Ngen=10)'.D104]" office:value-type="float" office:value="6" calcext:value-type="float">
            <text:p/>
          </table:table-cell>
          <table:table-cell table:style-name="ce25" table:formula="of:=['Memetic Algorithm (pop=8, Ngen=10)'.D104]" office:value-type="float" office:value="6" calcext:value-type="float">
            <text:p/>
          </table:table-cell>
          <table:table-cell table:style-name="ce107" table:formula="of:=[ISifting.D20]" office:value-type="float" office:value="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table:formula="of:=[Sifting.D21]" office:value-type="float" office:value="43" calcext:value-type="float">
            <text:p/>
          </table:table-cell>
          <table:table-cell table:style-name="ce7" table:formula="of:=['Sifting (variables taken in original order)'.D21]" office:value-type="float" office:value="43" calcext:value-type="float">
            <text:p/>
          </table:table-cell>
          <table:table-cell table:style-name="ce25" table:formula="of:=['Sifting (random variable order)'.D105]" office:value-type="float" office:value="43" calcext:value-type="float">
            <text:p/>
          </table:table-cell>
          <table:table-cell table:style-name="ce7" table:formula="of:=['Window Permutation'.D21]" office:value-type="float" office:value="43" calcext:value-type="float">
            <text:p/>
          </table:table-cell>
          <table:table-cell table:style-name="ce7" table:formula="of:=['Window Permutation'.D49]" office:value-type="float" office:value="43" calcext:value-type="float">
            <text:p/>
          </table:table-cell>
          <table:table-cell table:style-name="ce7" table:formula="of:=['Window Permutation'.D77]" office:value-type="float" office:value="43" calcext:value-type="float">
            <text:p/>
          </table:table-cell>
          <table:table-cell table:style-name="ce7" table:formula="of:=['Window Permutation'.D105]" office:value-type="float" office:value="43" calcext:value-type="float">
            <text:p/>
          </table:table-cell>
          <table:table-cell table:style-name="ce25" table:formula="of:=[RandomSwapper.D105]" office:value-type="float" office:value="43" calcext:value-type="float">
            <text:p/>
          </table:table-cell>
          <table:table-cell table:style-name="ce25" table:formula="of:=['Genetic Algorithm (pop=8, Ngen=10)'.D105]" office:value-type="float" office:value="43" calcext:value-type="float">
            <text:p/>
          </table:table-cell>
          <table:table-cell table:style-name="ce25" table:formula="of:=['Memetic Algorithm (pop=8, Ngen=10)'.D105]" office:value-type="float" office:value="43" calcext:value-type="float">
            <text:p/>
          </table:table-cell>
          <table:table-cell table:style-name="ce107" table:formula="of:=[ISifting.D21]" office:value-type="float" office:value="4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table:formula="of:=[Sifting.D22]" office:value-type="float" office:value="47" calcext:value-type="float">
            <text:p/>
          </table:table-cell>
          <table:table-cell table:style-name="ce7" table:formula="of:=['Sifting (variables taken in original order)'.D22]" office:value-type="float" office:value="46" calcext:value-type="float">
            <text:p/>
          </table:table-cell>
          <table:table-cell table:style-name="ce25" table:formula="of:=['Sifting (random variable order)'.D106]" office:value-type="float" office:value="52.6666666666667" calcext:value-type="float">
            <text:p/>
          </table:table-cell>
          <table:table-cell table:style-name="ce7" table:formula="of:=['Window Permutation'.D22]" office:value-type="float" office:value="1131" calcext:value-type="float">
            <text:p/>
          </table:table-cell>
          <table:table-cell table:style-name="ce7" table:formula="of:=['Window Permutation'.D50]" office:value-type="float" office:value="1095" calcext:value-type="float">
            <text:p/>
          </table:table-cell>
          <table:table-cell table:style-name="ce7" table:formula="of:=['Window Permutation'.D78]" office:value-type="float" office:value="1059" calcext:value-type="float">
            <text:p/>
          </table:table-cell>
          <table:table-cell table:style-name="ce7" table:formula="of:=['Window Permutation'.D106]" office:value-type="float" office:value="1021" calcext:value-type="float">
            <text:p/>
          </table:table-cell>
          <table:table-cell table:style-name="ce25" table:formula="of:=[RandomSwapper.D106]" office:value-type="float" office:value="1061.33333333333" calcext:value-type="float">
            <text:p/>
          </table:table-cell>
          <table:table-cell table:style-name="ce25" table:formula="of:=['Genetic Algorithm (pop=8, Ngen=10)'.D106]" office:value-type="float" office:value="1195" calcext:value-type="float">
            <text:p/>
          </table:table-cell>
          <table:table-cell table:style-name="ce25" table:formula="of:=['Memetic Algorithm (pop=8, Ngen=10)'.D106]" office:value-type="float" office:value="47" calcext:value-type="float">
            <text:p/>
          </table:table-cell>
          <table:table-cell table:style-name="ce107" table:formula="of:=[ISifting.D22]" office:value-type="float" office:value="4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7" table:formula="of:=[Sifting.D23]" office:value-type="float" office:value="47" calcext:value-type="float">
            <text:p/>
          </table:table-cell>
          <table:table-cell table:style-name="ce7" table:formula="of:=['Sifting (variables taken in original order)'.D23]" office:value-type="float" office:value="44" calcext:value-type="float">
            <text:p/>
          </table:table-cell>
          <table:table-cell table:style-name="ce25" table:formula="of:=['Sifting (random variable order)'.D107]" office:value-type="float" office:value="49" calcext:value-type="float">
            <text:p/>
          </table:table-cell>
          <table:table-cell table:style-name="ce7" table:formula="of:=['Window Permutation'.D23]" office:value-type="float" office:value="147" calcext:value-type="float">
            <text:p/>
          </table:table-cell>
          <table:table-cell table:style-name="ce7" table:formula="of:=['Window Permutation'.D51]" office:value-type="float" office:value="139" calcext:value-type="float">
            <text:p/>
          </table:table-cell>
          <table:table-cell table:style-name="ce7" table:formula="of:=['Window Permutation'.D79]" office:value-type="float" office:value="123" calcext:value-type="float">
            <text:p/>
          </table:table-cell>
          <table:table-cell table:style-name="ce7" table:formula="of:=['Window Permutation'.D107]" office:value-type="float" office:value="115" calcext:value-type="float">
            <text:p/>
          </table:table-cell>
          <table:table-cell table:style-name="ce25" table:formula="of:=[RandomSwapper.D107]" office:value-type="float" office:value="132" calcext:value-type="float">
            <text:p/>
          </table:table-cell>
          <table:table-cell table:style-name="ce25" table:formula="of:=['Genetic Algorithm (pop=8, Ngen=10)'.D107]" office:value-type="float" office:value="96" calcext:value-type="float">
            <text:p/>
          </table:table-cell>
          <table:table-cell table:style-name="ce25" table:formula="of:=['Memetic Algorithm (pop=8, Ngen=10)'.D107]" office:value-type="float" office:value="45.6666666666667" calcext:value-type="float">
            <text:p/>
          </table:table-cell>
          <table:table-cell table:style-name="ce107" table:formula="of:=[ISifting.D23]" office:value-type="float" office:value="4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7" table:formula="of:=[Sifting.D24]" office:value-type="float" office:value="42" calcext:value-type="float">
            <text:p/>
          </table:table-cell>
          <table:table-cell table:style-name="ce7" table:formula="of:=['Sifting (variables taken in original order)'.D24]" office:value-type="float" office:value="42" calcext:value-type="float">
            <text:p/>
          </table:table-cell>
          <table:table-cell table:style-name="ce25" table:formula="of:=['Sifting (random variable order)'.D108]" office:value-type="float" office:value="42" calcext:value-type="float">
            <text:p/>
          </table:table-cell>
          <table:table-cell table:style-name="ce7" table:formula="of:=['Window Permutation'.D24]" office:value-type="float" office:value="42" calcext:value-type="float">
            <text:p/>
          </table:table-cell>
          <table:table-cell table:style-name="ce7" table:formula="of:=['Window Permutation'.D52]" office:value-type="float" office:value="42" calcext:value-type="float">
            <text:p/>
          </table:table-cell>
          <table:table-cell table:style-name="ce7" table:formula="of:=['Window Permutation'.D80]" office:value-type="float" office:value="42" calcext:value-type="float">
            <text:p/>
          </table:table-cell>
          <table:table-cell table:style-name="ce7" table:formula="of:=['Window Permutation'.D108]" office:value-type="float" office:value="42" calcext:value-type="float">
            <text:p/>
          </table:table-cell>
          <table:table-cell table:style-name="ce25" table:formula="of:=[RandomSwapper.D108]" office:value-type="float" office:value="42" calcext:value-type="float">
            <text:p/>
          </table:table-cell>
          <table:table-cell table:style-name="ce25" table:formula="of:=['Genetic Algorithm (pop=8, Ngen=10)'.D108]" office:value-type="float" office:value="42" calcext:value-type="float">
            <text:p/>
          </table:table-cell>
          <table:table-cell table:style-name="ce25" table:formula="of:=['Memetic Algorithm (pop=8, Ngen=10)'.D108]" office:value-type="float" office:value="42" calcext:value-type="float">
            <text:p/>
          </table:table-cell>
          <table:table-cell table:style-name="ce107" table:formula="of:=[ISifting.D24]" office:value-type="float" office:value="4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table:formula="of:=[Sifting.D25]" office:value-type="float" office:value="53" calcext:value-type="float">
            <text:p/>
          </table:table-cell>
          <table:table-cell table:style-name="ce7" table:formula="of:=['Sifting (variables taken in original order)'.D25]" office:value-type="float" office:value="40" calcext:value-type="float">
            <text:p/>
          </table:table-cell>
          <table:table-cell table:style-name="ce25" table:formula="of:=['Sifting (random variable order)'.D109]" office:value-type="float" office:value="55.3333333333333" calcext:value-type="float">
            <text:p/>
          </table:table-cell>
          <table:table-cell table:style-name="ce7" table:formula="of:=['Window Permutation'.D25]" office:value-type="float" office:value="1361" calcext:value-type="float">
            <text:p/>
          </table:table-cell>
          <table:table-cell table:style-name="ce7" table:formula="of:=['Window Permutation'.D53]" office:value-type="float" office:value="1313" calcext:value-type="float">
            <text:p/>
          </table:table-cell>
          <table:table-cell table:style-name="ce7" table:formula="of:=['Window Permutation'.D81]" office:value-type="float" office:value="1249" calcext:value-type="float">
            <text:p/>
          </table:table-cell>
          <table:table-cell table:style-name="ce7" table:formula="of:=['Window Permutation'.D109]" office:value-type="float" office:value="1169" calcext:value-type="float">
            <text:p/>
          </table:table-cell>
          <table:table-cell table:style-name="ce25" table:formula="of:=[RandomSwapper.D109]" office:value-type="float" office:value="945.666666666667" calcext:value-type="float">
            <text:p/>
          </table:table-cell>
          <table:table-cell table:style-name="ce25" table:formula="of:=['Genetic Algorithm (pop=8, Ngen=10)'.D109]" office:value-type="float" office:value="170" calcext:value-type="float">
            <text:p/>
          </table:table-cell>
          <table:table-cell table:style-name="ce25" table:formula="of:=['Memetic Algorithm (pop=8, Ngen=10)'.D109]" office:value-type="float" office:value="47" calcext:value-type="float">
            <text:p/>
          </table:table-cell>
          <table:table-cell table:style-name="ce107" table:formula="of:=[ISifting.D25]" office:value-type="float" office:value="5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table:formula="of:=[Sifting.D26]" office:value-type="float" office:value="42" calcext:value-type="float">
            <text:p/>
          </table:table-cell>
          <table:table-cell table:style-name="ce7" table:formula="of:=['Sifting (variables taken in original order)'.D26]" office:value-type="float" office:value="42" calcext:value-type="float">
            <text:p/>
          </table:table-cell>
          <table:table-cell table:style-name="ce25" table:formula="of:=['Sifting (random variable order)'.D110]" office:value-type="float" office:value="42" calcext:value-type="float">
            <text:p/>
          </table:table-cell>
          <table:table-cell table:style-name="ce7" table:formula="of:=['Window Permutation'.D26]" office:value-type="float" office:value="42" calcext:value-type="float">
            <text:p/>
          </table:table-cell>
          <table:table-cell table:style-name="ce7" table:formula="of:=['Window Permutation'.D54]" office:value-type="float" office:value="42" calcext:value-type="float">
            <text:p/>
          </table:table-cell>
          <table:table-cell table:style-name="ce7" table:formula="of:=['Window Permutation'.D82]" office:value-type="float" office:value="42" calcext:value-type="float">
            <text:p/>
          </table:table-cell>
          <table:table-cell table:style-name="ce7" table:formula="of:=['Window Permutation'.D110]" office:value-type="float" office:value="42" calcext:value-type="float">
            <text:p/>
          </table:table-cell>
          <table:table-cell table:style-name="ce25" table:formula="of:=[RandomSwapper.D110]" office:value-type="float" office:value="42" calcext:value-type="float">
            <text:p/>
          </table:table-cell>
          <table:table-cell table:style-name="ce25" table:formula="of:=['Genetic Algorithm (pop=8, Ngen=10)'.D110]" office:value-type="float" office:value="42" calcext:value-type="float">
            <text:p/>
          </table:table-cell>
          <table:table-cell table:style-name="ce25" table:formula="of:=['Memetic Algorithm (pop=8, Ngen=10)'.D110]" office:value-type="float" office:value="42" calcext:value-type="float">
            <text:p/>
          </table:table-cell>
          <table:table-cell table:style-name="ce107" table:formula="of:=[ISifting.D26]" office:value-type="float" office:value="4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2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7" table:formula="of:=[Sifting.D27]" office:value-type="float" office:value="97" calcext:value-type="float">
            <text:p/>
          </table:table-cell>
          <table:table-cell table:style-name="ce7" table:formula="of:=['Sifting (variables taken in original order)'.D27]" office:value-type="float" office:value="101" calcext:value-type="float">
            <text:p/>
          </table:table-cell>
          <table:table-cell table:style-name="ce25" table:formula="of:=['Sifting (random variable order)'.D111]" office:value-type="float" office:value="206.333333333333" calcext:value-type="float">
            <text:p/>
          </table:table-cell>
          <table:table-cell table:style-name="ce7" table:formula="of:=['Window Permutation'.D27]" office:value-type="float" office:value="40957" calcext:value-type="float">
            <text:p/>
          </table:table-cell>
          <table:table-cell table:style-name="ce7" table:formula="of:=['Window Permutation'.D55]" office:value-type="float" office:value="32765" calcext:value-type="float">
            <text:p/>
          </table:table-cell>
          <table:table-cell table:style-name="ce7" table:formula="of:=['Window Permutation'.D83]" office:value-type="float" office:value="26621" calcext:value-type="float">
            <text:p/>
          </table:table-cell>
          <table:table-cell table:style-name="ce7" table:formula="of:=['Window Permutation'.D111]" office:value-type="float" office:value="19453" calcext:value-type="float">
            <text:p/>
          </table:table-cell>
          <table:table-cell table:style-name="ce25" table:formula="of:=[RandomSwapper.D111]" office:value-type="float" office:value="33782.3333333333" calcext:value-type="float">
            <text:p/>
          </table:table-cell>
          <table:table-cell table:style-name="ce25" table:formula="of:=['Genetic Algorithm (pop=8, Ngen=10)'.D111]" office:value-type="float" office:value="40957" calcext:value-type="float">
            <text:p/>
          </table:table-cell>
          <table:table-cell table:style-name="ce25" table:formula="of:=['Memetic Algorithm (pop=8, Ngen=10)'.D111]" office:value-type="float" office:value="93.6666666666667" calcext:value-type="float">
            <text:p/>
          </table:table-cell>
          <table:table-cell table:style-name="ce107" table:formula="of:=[ISifting.D27]" office:value-type="float" office:value="55" calcext:value-type="float">
            <text:p/>
          </table:table-cell>
          <table:table-cell table:number-columns-repeated="1009"/>
        </table:table-row>
        <table:table-row table:style-name="ro1">
          <table:table-cell table:style-name="ce94" office:value-type="string" calcext:value-type="string">
            <text:p>Avg</text:p>
          </table:table-cell>
          <table:table-cell table:style-name="ce101" table:formula="of:=SUM([.B3:.B27])/25" office:value-type="float" office:value="27.44" calcext:value-type="float">
            <text:p/>
          </table:table-cell>
          <table:table-cell table:style-name="ce101" table:formula="of:=SUM([.C3:.C27])/25" office:value-type="float" office:value="6382.72" calcext:value-type="float">
            <text:p/>
          </table:table-cell>
          <table:table-cell table:style-name="ce101" table:formula="of:=SUM([.D3:.D27])/25" office:value-type="float" office:value="428.88" calcext:value-type="float">
            <text:p/>
          </table:table-cell>
          <table:table-cell table:style-name="ce101" table:formula="of:=SUM([.E3:.E27])/25" office:value-type="float" office:value="321.16" calcext:value-type="float">
            <text:p/>
          </table:table-cell>
          <table:table-cell table:style-name="ce101" table:formula="of:=SUM([.F3:.F27])/25" office:value-type="float" office:value="393.32" calcext:value-type="float">
            <text:p/>
          </table:table-cell>
          <table:table-cell table:style-name="ce101" table:formula="of:=SUM([.G3:.G27])/25" office:value-type="float" office:value="6354.68" calcext:value-type="float">
            <text:p/>
          </table:table-cell>
          <table:table-cell table:style-name="ce101" table:formula="of:=SUM([.H3:.H27])/25" office:value-type="float" office:value="5345.76" calcext:value-type="float">
            <text:p/>
          </table:table-cell>
          <table:table-cell table:style-name="ce101" table:formula="of:=SUM([.I3:.I27])/25" office:value-type="float" office:value="4564" calcext:value-type="float">
            <text:p/>
          </table:table-cell>
          <table:table-cell table:style-name="ce101" table:formula="of:=SUM([.J3:.J27])/25" office:value-type="float" office:value="3657.32" calcext:value-type="float">
            <text:p/>
          </table:table-cell>
          <table:table-cell table:style-name="ce101" table:formula="of:=SUM([.K3:.K27])/25" office:value-type="float" office:value="5477.18666666667" calcext:value-type="float">
            <text:p/>
          </table:table-cell>
          <table:table-cell table:style-name="ce101" table:formula="of:=SUM([.L3:.L27])/25" office:value-type="float" office:value="5327.45333333333" calcext:value-type="float">
            <text:p/>
          </table:table-cell>
          <table:table-cell table:style-name="ce101" table:formula="of:=SUM([.M3:.M27])/25" office:value-type="float" office:value="2944.64" calcext:value-type="float">
            <text:p/>
          </table:table-cell>
          <table:table-cell table:style-name="ce108" table:formula="of:=SUM([.N3:.N27])/25" office:value-type="float" office:value="68.64" calcext:value-type="float">
            <text:p/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109"/>
          <table:table-cell table:number-columns-repeated="1009"/>
        </table:table-row>
        <table:table-row table:style-name="ro5">
          <table:table-cell table:style-name="ce91" office:value-type="string" calcext:value-type="string" table:number-columns-spanned="14" table:number-rows-spanned="1">
            <text:p>Percentage of reduction obtained in each reduction process</text:p>
          </table:table-cell>
          <table:covered-table-cell table:number-columns-repeated="12" table:style-name="ce100"/>
          <table:covered-table-cell table:style-name="ce106"/>
          <table:table-cell table:number-columns-repeated="1009"/>
        </table:table-row>
        <table:table-row table:style-name="ro6">
          <table:table-cell table:style-name="ce92" office:value-type="string" calcext:value-type="string">
            <text:p>File</text:p>
          </table:table-cell>
          <table:table-cell table:style-name="ce6" office:value-type="string" calcext:value-type="string">
            <text:p>Nvars</text:p>
          </table:table-cell>
          <table:table-cell table:style-name="ce6" office:value-type="string" calcext:value-type="string">
            <text:p>InitSize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 (s. o.)</text:p>
          </table:table-cell>
          <table:table-cell table:style-name="ce6" office:value-type="string" calcext:value-type="string">
            <text:p>Sifting (r. o.)</text:p>
          </table:table-cell>
          <table:table-cell table:style-name="ce6" office:value-type="string" calcext:value-type="string">
            <text:p>WP<text:span text:style-name="T1">K=2</text:span></text:p>
          </table:table-cell>
          <table:table-cell table:style-name="ce6" office:value-type="string" calcext:value-type="string">
            <text:p>WP<text:span text:style-name="T1">K=3</text:span></text:p>
          </table:table-cell>
          <table:table-cell table:style-name="ce6" office:value-type="string" calcext:value-type="string">
            <text:p>WP<text:span text:style-name="T1">K=4</text:span></text:p>
          </table:table-cell>
          <table:table-cell table:style-name="ce6" office:value-type="string" calcext:value-type="string">
            <text:p>WP<text:span text:style-name="T1">K=5</text:span></text:p>
          </table:table-cell>
          <table:table-cell table:style-name="ce6" office:value-type="string" calcext:value-type="string">
            <text:p>RandSwapper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Memetic</text:p>
          </table:table-cell>
          <table:table-cell table:style-name="ce9" office:value-type="string" calcext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uge.cnf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99" calcext:value-type="float">
            <text:p>1099</text:p>
          </table:table-cell>
          <table:table-cell table:style-name="ce25" table:formula="of:=100 - 100 * [.D3]/[.C3]" office:value-type="float" office:value="59.5996360327571" calcext:value-type="float">
            <text:p/>
          </table:table-cell>
          <table:table-cell table:style-name="ce25" table:formula="of:=100 - 100 * [.E3]/[.C3]" office:value-type="float" office:value="70.7916287534122" calcext:value-type="float">
            <text:p/>
          </table:table-cell>
          <table:table-cell table:style-name="ce25" table:formula="of:=100 - 100 * [.F3]/[.C3]" office:value-type="float" office:value="77.3430391264786" calcext:value-type="float">
            <text:p/>
          </table:table-cell>
          <table:table-cell table:style-name="ce25" table:formula="of:=100 - 100 * [.G3]/[.C3]" office:value-type="float" office:value="1.81983621474068" calcext:value-type="float">
            <text:p/>
          </table:table-cell>
          <table:table-cell table:style-name="ce25" table:formula="of:=100 - 100 * [.H3]/[.C3]" office:value-type="float" office:value="2.54777070063695" calcext:value-type="float">
            <text:p/>
          </table:table-cell>
          <table:table-cell table:style-name="ce25" table:formula="of:=100 - 100 * [.I3]/[.C3]" office:value-type="float" office:value="6.55141037306642" calcext:value-type="float">
            <text:p/>
          </table:table-cell>
          <table:table-cell table:style-name="ce25" table:formula="of:=100 - 100 * [.J3]/[.C3]" office:value-type="float" office:value="6.73339399454049" calcext:value-type="float">
            <text:p/>
          </table:table-cell>
          <table:table-cell table:style-name="ce25" table:formula="of:=100 - 100 * [.K3]/[.C3]" office:value-type="float" office:value="3.76099484379739" calcext:value-type="float">
            <text:p/>
          </table:table-cell>
          <table:table-cell table:style-name="ce25" table:formula="of:=100 - 100 * [.L3]/[.C3]" office:value-type="float" office:value="13.527449196239" calcext:value-type="float">
            <text:p/>
          </table:table-cell>
          <table:table-cell table:style-name="ce25" table:formula="of:=100 - 100 * [.M3]/[.C3]" office:value-type="float" office:value="82.9238701850167" calcext:value-type="float">
            <text:p/>
          </table:table-cell>
          <table:table-cell table:style-name="ce36" table:formula="of:=100 - 100 * [.N3]/[.C3]" office:value-type="float" office:value="82.620564149226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nomaly.cnf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4" calcext:value-type="float">
            <text:p>84</text:p>
          </table:table-cell>
          <table:table-cell table:style-name="ce25" table:formula="of:=100 - 100 * [.D4]/[.C4]" office:value-type="float" office:value="35.7142857142857" calcext:value-type="float">
            <text:p/>
          </table:table-cell>
          <table:table-cell table:style-name="ce25" table:formula="of:=100 - 100 * [.E4]/[.C4]" office:value-type="float" office:value="44.0476190476191" calcext:value-type="float">
            <text:p/>
          </table:table-cell>
          <table:table-cell table:style-name="ce25" table:formula="of:=100 - 100 * [.F4]/[.C4]" office:value-type="float" office:value="40.0793650793651" calcext:value-type="float">
            <text:p/>
          </table:table-cell>
          <table:table-cell table:style-name="ce25" table:formula="of:=100 - 100 * [.G4]/[.C4]" office:value-type="float" office:value="2.38095238095238" calcext:value-type="float">
            <text:p/>
          </table:table-cell>
          <table:table-cell table:style-name="ce25" table:formula="of:=100 - 100 * [.H4]/[.C4]" office:value-type="float" office:value="5.95238095238095" calcext:value-type="float">
            <text:p/>
          </table:table-cell>
          <table:table-cell table:style-name="ce25" table:formula="of:=100 - 100 * [.I4]/[.C4]" office:value-type="float" office:value="7.14285714285714" calcext:value-type="float">
            <text:p/>
          </table:table-cell>
          <table:table-cell table:style-name="ce25" table:formula="of:=100 - 100 * [.J4]/[.C4]" office:value-type="float" office:value="8.33333333333333" calcext:value-type="float">
            <text:p/>
          </table:table-cell>
          <table:table-cell table:style-name="ce25" table:formula="of:=100 - 100 * [.K4]/[.C4]" office:value-type="float" office:value="4.76190476190476" calcext:value-type="float">
            <text:p/>
          </table:table-cell>
          <table:table-cell table:style-name="ce25" table:formula="of:=100 - 100 * [.L4]/[.C4]" office:value-type="float" office:value="15.8730158730159" calcext:value-type="float">
            <text:p/>
          </table:table-cell>
          <table:table-cell table:style-name="ce25" table:formula="of:=100 - 100 * [.M4]/[.C4]" office:value-type="float" office:value="43.6507936507936" calcext:value-type="float">
            <text:p/>
          </table:table-cell>
          <table:table-cell table:style-name="ce36" table:formula="of:=100 - 100 * [.N4]/[.C4]" office:value-type="float" office:value="45.238095238095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quinn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25" table:formula="of:=100 - 100 * [.D5]/[.C5]" office:value-type="float" office:value="0" calcext:value-type="float">
            <text:p/>
          </table:table-cell>
          <table:table-cell table:style-name="ce25" table:formula="of:=100 - 100 * [.E5]/[.C5]" office:value-type="float" office:value="0" calcext:value-type="float">
            <text:p/>
          </table:table-cell>
          <table:table-cell table:style-name="ce25" table:formula="of:=100 - 100 * [.F5]/[.C5]" office:value-type="float" office:value="0" calcext:value-type="float">
            <text:p/>
          </table:table-cell>
          <table:table-cell table:style-name="ce25" table:formula="of:=100 - 100 * [.G5]/[.C5]" office:value-type="float" office:value="0" calcext:value-type="float">
            <text:p/>
          </table:table-cell>
          <table:table-cell table:style-name="ce25" table:formula="of:=100 - 100 * [.H5]/[.C5]" office:value-type="float" office:value="0" calcext:value-type="float">
            <text:p/>
          </table:table-cell>
          <table:table-cell table:style-name="ce25" table:formula="of:=100 - 100 * [.I5]/[.C5]" office:value-type="float" office:value="0" calcext:value-type="float">
            <text:p/>
          </table:table-cell>
          <table:table-cell table:style-name="ce25" table:formula="of:=100 - 100 * [.J5]/[.C5]" office:value-type="float" office:value="0" calcext:value-type="float">
            <text:p/>
          </table:table-cell>
          <table:table-cell table:style-name="ce25" table:formula="of:=100 - 100 * [.K5]/[.C5]" office:value-type="float" office:value="0" calcext:value-type="float">
            <text:p/>
          </table:table-cell>
          <table:table-cell table:style-name="ce25" table:formula="of:=100 - 100 * [.L5]/[.C5]" office:value-type="float" office:value="0" calcext:value-type="float">
            <text:p/>
          </table:table-cell>
          <table:table-cell table:style-name="ce25" table:formula="of:=100 - 100 * [.M5]/[.C5]" office:value-type="float" office:value="0" calcext:value-type="float">
            <text:p/>
          </table:table-cell>
          <table:table-cell table:style-name="ce36" table:formula="of:=100 - 100 * [.N5]/[.C5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2.cnf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25" table:formula="of:=100 - 100 * [.D6]/[.C6]" office:value-type="float" office:value="13.7931034482759" calcext:value-type="float">
            <text:p/>
          </table:table-cell>
          <table:table-cell table:style-name="ce25" table:formula="of:=100 - 100 * [.E6]/[.C6]" office:value-type="float" office:value="13.7931034482759" calcext:value-type="float">
            <text:p/>
          </table:table-cell>
          <table:table-cell table:style-name="ce25" table:formula="of:=100 - 100 * [.F6]/[.C6]" office:value-type="float" office:value="11.4942528735632" calcext:value-type="float">
            <text:p/>
          </table:table-cell>
          <table:table-cell table:style-name="ce25" table:formula="of:=100 - 100 * [.G6]/[.C6]" office:value-type="float" office:value="0" calcext:value-type="float">
            <text:p/>
          </table:table-cell>
          <table:table-cell table:style-name="ce25" table:formula="of:=100 - 100 * [.H6]/[.C6]" office:value-type="float" office:value="3.44827586206897" calcext:value-type="float">
            <text:p/>
          </table:table-cell>
          <table:table-cell table:style-name="ce25" table:formula="of:=100 - 100 * [.I6]/[.C6]" office:value-type="float" office:value="6.89655172413794" calcext:value-type="float">
            <text:p/>
          </table:table-cell>
          <table:table-cell table:style-name="ce25" table:formula="of:=100 - 100 * [.J6]/[.C6]" office:value-type="float" office:value="10.3448275862069" calcext:value-type="float">
            <text:p/>
          </table:table-cell>
          <table:table-cell table:style-name="ce25" table:formula="of:=100 - 100 * [.K6]/[.C6]" office:value-type="float" office:value="9.19540229885058" calcext:value-type="float">
            <text:p/>
          </table:table-cell>
          <table:table-cell table:style-name="ce25" table:formula="of:=100 - 100 * [.L6]/[.C6]" office:value-type="float" office:value="3.44827586206897" calcext:value-type="float">
            <text:p/>
          </table:table-cell>
          <table:table-cell table:style-name="ce25" table:formula="of:=100 - 100 * [.M6]/[.C6]" office:value-type="float" office:value="31.0344827586207" calcext:value-type="float">
            <text:p/>
          </table:table-cell>
          <table:table-cell table:style-name="ce36" table:formula="of:=100 - 100 * [.N6]/[.C6]" office:value-type="float" office:value="13.793103448275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8.cnf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7]/[.C7]" office:value-type="float" office:value="5.88235294117646" calcext:value-type="float">
            <text:p/>
          </table:table-cell>
          <table:table-cell table:style-name="ce25" table:formula="of:=100 - 100 * [.E7]/[.C7]" office:value-type="float" office:value="5.88235294117646" calcext:value-type="float">
            <text:p/>
          </table:table-cell>
          <table:table-cell table:style-name="ce25" table:formula="of:=100 - 100 * [.F7]/[.C7]" office:value-type="float" office:value="5.88235294117646" calcext:value-type="float">
            <text:p/>
          </table:table-cell>
          <table:table-cell table:style-name="ce25" table:formula="of:=100 - 100 * [.G7]/[.C7]" office:value-type="float" office:value="0" calcext:value-type="float">
            <text:p/>
          </table:table-cell>
          <table:table-cell table:style-name="ce25" table:formula="of:=100 - 100 * [.H7]/[.C7]" office:value-type="float" office:value="2.94117647058823" calcext:value-type="float">
            <text:p/>
          </table:table-cell>
          <table:table-cell table:style-name="ce25" table:formula="of:=100 - 100 * [.I7]/[.C7]" office:value-type="float" office:value="2.94117647058823" calcext:value-type="float">
            <text:p/>
          </table:table-cell>
          <table:table-cell table:style-name="ce25" table:formula="of:=100 - 100 * [.J7]/[.C7]" office:value-type="float" office:value="0" calcext:value-type="float">
            <text:p/>
          </table:table-cell>
          <table:table-cell table:style-name="ce25" table:formula="of:=100 - 100 * [.K7]/[.C7]" office:value-type="float" office:value="0.980392156862749" calcext:value-type="float">
            <text:p/>
          </table:table-cell>
          <table:table-cell table:style-name="ce25" table:formula="of:=100 - 100 * [.L7]/[.C7]" office:value-type="float" office:value="0" calcext:value-type="float">
            <text:p/>
          </table:table-cell>
          <table:table-cell table:style-name="ce25" table:formula="of:=100 - 100 * [.M7]/[.C7]" office:value-type="float" office:value="14.7058823529412" calcext:value-type="float">
            <text:p/>
          </table:table-cell>
          <table:table-cell table:style-name="ce36" table:formula="of:=100 - 100 * [.N7]/[.C7]" office:value-type="float" office:value="5.882352941176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anoi4.cn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519" calcext:value-type="float">
            <text:p>31519</text:p>
          </table:table-cell>
          <table:table-cell table:style-name="ce25" table:formula="of:=100 - 100 * [.D8]/[.C8]" office:value-type="float" office:value="70.9635457977728" calcext:value-type="float">
            <text:p/>
          </table:table-cell>
          <table:table-cell table:style-name="ce25" table:formula="of:=100 - 100 * [.E8]/[.C8]" office:value-type="float" office:value="79.0951489577715" calcext:value-type="float">
            <text:p/>
          </table:table-cell>
          <table:table-cell table:style-name="ce25" table:formula="of:=100 - 100 * [.F8]/[.C8]" office:value-type="float" office:value="74.3117907717038" calcext:value-type="float">
            <text:p/>
          </table:table-cell>
          <table:table-cell table:style-name="ce25" table:formula="of:=100 - 100 * [.G8]/[.C8]" office:value-type="float" office:value="1.69421618706177" calcext:value-type="float">
            <text:p/>
          </table:table-cell>
          <table:table-cell table:style-name="ce25" table:formula="of:=100 - 100 * [.H8]/[.C8]" office:value-type="float" office:value="3.33766934230147" calcext:value-type="float">
            <text:p/>
          </table:table-cell>
          <table:table-cell table:style-name="ce25" table:formula="of:=100 - 100 * [.I8]/[.C8]" office:value-type="float" office:value="6.29461594593737" calcext:value-type="float">
            <text:p/>
          </table:table-cell>
          <table:table-cell table:style-name="ce25" table:formula="of:=100 - 100 * [.J8]/[.C8]" office:value-type="float" office:value="9.49268695072813" calcext:value-type="float">
            <text:p/>
          </table:table-cell>
          <table:table-cell table:style-name="ce25" table:formula="of:=100 - 100 * [.K8]/[.C8]" office:value-type="float" office:value="1.12313207906342" calcext:value-type="float">
            <text:p/>
          </table:table-cell>
          <table:table-cell table:style-name="ce25" table:formula="of:=100 - 100 * [.L8]/[.C8]" office:value-type="float" office:value="0" calcext:value-type="float">
            <text:p/>
          </table:table-cell>
          <table:table-cell table:style-name="ce25" table:formula="of:=100 - 100 * [.M8]/[.C8]" office:value-type="float" office:value="0" calcext:value-type="float">
            <text:p/>
          </table:table-cell>
          <table:table-cell table:style-name="ce36" table:formula="of:=100 - 100 * [.N8]/[.C8]" office:value-type="float" office:value="98.2296392652051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200-2_0-yes1-1.cnf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100 - 100 * [.D9]/[.C9]" office:value-type="float" office:value="56.25" calcext:value-type="float">
            <text:p/>
          </table:table-cell>
          <table:table-cell table:style-name="ce25" table:formula="of:=100 - 100 * [.E9]/[.C9]" office:value-type="float" office:value="56.25" calcext:value-type="float">
            <text:p/>
          </table:table-cell>
          <table:table-cell table:style-name="ce25" table:formula="of:=100 - 100 * [.F9]/[.C9]" office:value-type="float" office:value="56.25" calcext:value-type="float">
            <text:p/>
          </table:table-cell>
          <table:table-cell table:style-name="ce25" table:formula="of:=100 - 100 * [.G9]/[.C9]" office:value-type="float" office:value="5" calcext:value-type="float">
            <text:p/>
          </table:table-cell>
          <table:table-cell table:style-name="ce25" table:formula="of:=100 - 100 * [.H9]/[.C9]" office:value-type="float" office:value="10" calcext:value-type="float">
            <text:p/>
          </table:table-cell>
          <table:table-cell table:style-name="ce25" table:formula="of:=100 - 100 * [.I9]/[.C9]" office:value-type="float" office:value="15" calcext:value-type="float">
            <text:p/>
          </table:table-cell>
          <table:table-cell table:style-name="ce25" table:formula="of:=100 - 100 * [.J9]/[.C9]" office:value-type="float" office:value="22.5" calcext:value-type="float">
            <text:p/>
          </table:table-cell>
          <table:table-cell table:style-name="ce25" table:formula="of:=100 - 100 * [.K9]/[.C9]" office:value-type="float" office:value="10" calcext:value-type="float">
            <text:p/>
          </table:table-cell>
          <table:table-cell table:style-name="ce25" table:formula="of:=100 - 100 * [.L9]/[.C9]" office:value-type="float" office:value="12.0833333333333" calcext:value-type="float">
            <text:p/>
          </table:table-cell>
          <table:table-cell table:style-name="ce25" table:formula="of:=100 - 100 * [.M9]/[.C9]" office:value-type="float" office:value="56.25" calcext:value-type="float">
            <text:p/>
          </table:table-cell>
          <table:table-cell table:style-name="ce36" table:formula="of:=100 - 100 * [.N9]/[.C9]" office:value-type="float" office:value="56.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2_0-yes1-3.cnf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10]/[.C10]" office:value-type="float" office:value="0" calcext:value-type="float">
            <text:p/>
          </table:table-cell>
          <table:table-cell table:style-name="ce25" table:formula="of:=100 - 100 * [.E10]/[.C10]" office:value-type="float" office:value="0" calcext:value-type="float">
            <text:p/>
          </table:table-cell>
          <table:table-cell table:style-name="ce25" table:formula="of:=100 - 100 * [.F10]/[.C10]" office:value-type="float" office:value="0" calcext:value-type="float">
            <text:p/>
          </table:table-cell>
          <table:table-cell table:style-name="ce25" table:formula="of:=100 - 100 * [.G10]/[.C10]" office:value-type="float" office:value="0" calcext:value-type="float">
            <text:p/>
          </table:table-cell>
          <table:table-cell table:style-name="ce25" table:formula="of:=100 - 100 * [.H10]/[.C10]" office:value-type="float" office:value="0" calcext:value-type="float">
            <text:p/>
          </table:table-cell>
          <table:table-cell table:style-name="ce25" table:formula="of:=100 - 100 * [.I10]/[.C10]" office:value-type="float" office:value="0" calcext:value-type="float">
            <text:p/>
          </table:table-cell>
          <table:table-cell table:style-name="ce25" table:formula="of:=100 - 100 * [.J10]/[.C10]" office:value-type="float" office:value="0" calcext:value-type="float">
            <text:p/>
          </table:table-cell>
          <table:table-cell table:style-name="ce25" table:formula="of:=100 - 100 * [.K10]/[.C10]" office:value-type="float" office:value="0" calcext:value-type="float">
            <text:p/>
          </table:table-cell>
          <table:table-cell table:style-name="ce25" table:formula="of:=100 - 100 * [.L10]/[.C10]" office:value-type="float" office:value="0" calcext:value-type="float">
            <text:p/>
          </table:table-cell>
          <table:table-cell table:style-name="ce25" table:formula="of:=100 - 100 * [.M10]/[.C10]" office:value-type="float" office:value="0" calcext:value-type="float">
            <text:p/>
          </table:table-cell>
          <table:table-cell table:style-name="ce36" table:formula="of:=100 - 100 * [.N10]/[.C10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par8-1-c.cnf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25" table:formula="of:=100 - 100 * [.D11]/[.C11]" office:value-type="float" office:value="19.5652173913043" calcext:value-type="float">
            <text:p/>
          </table:table-cell>
          <table:table-cell table:style-name="ce25" table:formula="of:=100 - 100 * [.E11]/[.C11]" office:value-type="float" office:value="19.5652173913043" calcext:value-type="float">
            <text:p/>
          </table:table-cell>
          <table:table-cell table:style-name="ce25" table:formula="of:=100 - 100 * [.F11]/[.C11]" office:value-type="float" office:value="19.5652173913043" calcext:value-type="float">
            <text:p/>
          </table:table-cell>
          <table:table-cell table:style-name="ce25" table:formula="of:=100 - 100 * [.G11]/[.C11]" office:value-type="float" office:value="2.17391304347827" calcext:value-type="float">
            <text:p/>
          </table:table-cell>
          <table:table-cell table:style-name="ce25" table:formula="of:=100 - 100 * [.H11]/[.C11]" office:value-type="float" office:value="2.17391304347827" calcext:value-type="float">
            <text:p/>
          </table:table-cell>
          <table:table-cell table:style-name="ce25" table:formula="of:=100 - 100 * [.I11]/[.C11]" office:value-type="float" office:value="2.17391304347827" calcext:value-type="float">
            <text:p/>
          </table:table-cell>
          <table:table-cell table:style-name="ce25" table:formula="of:=100 - 100 * [.J11]/[.C11]" office:value-type="float" office:value="2.17391304347827" calcext:value-type="float">
            <text:p/>
          </table:table-cell>
          <table:table-cell table:style-name="ce25" table:formula="of:=100 - 100 * [.K11]/[.C11]" office:value-type="float" office:value="5.79710144927535" calcext:value-type="float">
            <text:p/>
          </table:table-cell>
          <table:table-cell table:style-name="ce25" table:formula="of:=100 - 100 * [.L11]/[.C11]" office:value-type="float" office:value="0" calcext:value-type="float">
            <text:p/>
          </table:table-cell>
          <table:table-cell table:style-name="ce25" table:formula="of:=100 - 100 * [.M11]/[.C11]" office:value-type="float" office:value="19.5652173913043" calcext:value-type="float">
            <text:p/>
          </table:table-cell>
          <table:table-cell table:style-name="ce36" table:formula="of:=100 - 100 * [.N11]/[.C11]" office:value-type="float" office:value="19.565217391304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1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12]/[.C12]" office:value-type="float" office:value="99.7631662475279" calcext:value-type="float">
            <text:p/>
          </table:table-cell>
          <table:table-cell table:style-name="ce25" table:formula="of:=100 - 100 * [.E12]/[.C12]" office:value-type="float" office:value="99.7533999072198" calcext:value-type="float">
            <text:p/>
          </table:table-cell>
          <table:table-cell table:style-name="ce25" table:formula="of:=100 - 100 * [.F12]/[.C12]" office:value-type="float" office:value="99.4962196124391" calcext:value-type="float">
            <text:p/>
          </table:table-cell>
          <table:table-cell table:style-name="ce25" table:formula="of:=100 - 100 * [.G12]/[.C12]" office:value-type="float" office:value="0" calcext:value-type="float">
            <text:p/>
          </table:table-cell>
          <table:table-cell table:style-name="ce25" table:formula="of:=100 - 100 * [.H12]/[.C12]" office:value-type="float" office:value="20.0014649510462" calcext:value-type="float">
            <text:p/>
          </table:table-cell>
          <table:table-cell table:style-name="ce25" table:formula="of:=100 - 100 * [.I12]/[.C12]" office:value-type="float" office:value="35.0025636643309" calcext:value-type="float">
            <text:p/>
          </table:table-cell>
          <table:table-cell table:style-name="ce25" table:formula="of:=100 - 100 * [.J12]/[.C12]" office:value-type="float" office:value="52.5038454964963" calcext:value-type="float">
            <text:p/>
          </table:table-cell>
          <table:table-cell table:style-name="ce25" table:formula="of:=100 - 100 * [.K12]/[.C12]" office:value-type="float" office:value="17.5175590660123" calcext:value-type="float">
            <text:p/>
          </table:table-cell>
          <table:table-cell table:style-name="ce25" table:formula="of:=100 - 100 * [.L12]/[.C12]" office:value-type="float" office:value="0" calcext:value-type="float">
            <text:p/>
          </table:table-cell>
          <table:table-cell table:style-name="ce25" table:formula="of:=100 - 100 * [.M12]/[.C12]" office:value-type="float" office:value="0" calcext:value-type="float">
            <text:p/>
          </table:table-cell>
          <table:table-cell table:style-name="ce36" table:formula="of:=100 - 100 * [.N12]/[.C12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c.cn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1" calcext:value-type="float">
            <text:p>311</text:p>
          </table:table-cell>
          <table:table-cell table:style-name="ce25" table:formula="of:=100 - 100 * [.D13]/[.C13]" office:value-type="float" office:value="78.1350482315113" calcext:value-type="float">
            <text:p/>
          </table:table-cell>
          <table:table-cell table:style-name="ce25" table:formula="of:=100 - 100 * [.E13]/[.C13]" office:value-type="float" office:value="78.1350482315113" calcext:value-type="float">
            <text:p/>
          </table:table-cell>
          <table:table-cell table:style-name="ce25" table:formula="of:=100 - 100 * [.F13]/[.C13]" office:value-type="float" office:value="70.9539121114684" calcext:value-type="float">
            <text:p/>
          </table:table-cell>
          <table:table-cell table:style-name="ce25" table:formula="of:=100 - 100 * [.G13]/[.C13]" office:value-type="float" office:value="1.28617363344051" calcext:value-type="float">
            <text:p/>
          </table:table-cell>
          <table:table-cell table:style-name="ce25" table:formula="of:=100 - 100 * [.H13]/[.C13]" office:value-type="float" office:value="2.57234726688102" calcext:value-type="float">
            <text:p/>
          </table:table-cell>
          <table:table-cell table:style-name="ce25" table:formula="of:=100 - 100 * [.I13]/[.C13]" office:value-type="float" office:value="3.85852090032154" calcext:value-type="float">
            <text:p/>
          </table:table-cell>
          <table:table-cell table:style-name="ce25" table:formula="of:=100 - 100 * [.J13]/[.C13]" office:value-type="float" office:value="6.43086816720258" calcext:value-type="float">
            <text:p/>
          </table:table-cell>
          <table:table-cell table:style-name="ce25" table:formula="of:=100 - 100 * [.K13]/[.C13]" office:value-type="float" office:value="3.10825294748125" calcext:value-type="float">
            <text:p/>
          </table:table-cell>
          <table:table-cell table:style-name="ce25" table:formula="of:=100 - 100 * [.L13]/[.C13]" office:value-type="float" office:value="48.8745980707396" calcext:value-type="float">
            <text:p/>
          </table:table-cell>
          <table:table-cell table:style-name="ce25" table:formula="of:=100 - 100 * [.M13]/[.C13]" office:value-type="float" office:value="83.6012861736334" calcext:value-type="float">
            <text:p/>
          </table:table-cell>
          <table:table-cell table:style-name="ce36" table:formula="of:=100 - 100 * [.N13]/[.C13]" office:value-type="float" office:value="78.1350482315113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10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25" table:formula="of:=100 - 100 * [.D14]/[.C14]" office:value-type="float" office:value="5.88235294117646" calcext:value-type="float">
            <text:p/>
          </table:table-cell>
          <table:table-cell table:style-name="ce25" table:formula="of:=100 - 100 * [.E14]/[.C14]" office:value-type="float" office:value="5.88235294117646" calcext:value-type="float">
            <text:p/>
          </table:table-cell>
          <table:table-cell table:style-name="ce25" table:formula="of:=100 - 100 * [.F14]/[.C14]" office:value-type="float" office:value="5.88235294117646" calcext:value-type="float">
            <text:p/>
          </table:table-cell>
          <table:table-cell table:style-name="ce25" table:formula="of:=100 - 100 * [.G14]/[.C14]" office:value-type="float" office:value="0" calcext:value-type="float">
            <text:p/>
          </table:table-cell>
          <table:table-cell table:style-name="ce25" table:formula="of:=100 - 100 * [.H14]/[.C14]" office:value-type="float" office:value="2.94117647058823" calcext:value-type="float">
            <text:p/>
          </table:table-cell>
          <table:table-cell table:style-name="ce25" table:formula="of:=100 - 100 * [.I14]/[.C14]" office:value-type="float" office:value="5.88235294117646" calcext:value-type="float">
            <text:p/>
          </table:table-cell>
          <table:table-cell table:style-name="ce25" table:formula="of:=100 - 100 * [.J14]/[.C14]" office:value-type="float" office:value="5.88235294117646" calcext:value-type="float">
            <text:p/>
          </table:table-cell>
          <table:table-cell table:style-name="ce25" table:formula="of:=100 - 100 * [.K14]/[.C14]" office:value-type="float" office:value="0" calcext:value-type="float">
            <text:p/>
          </table:table-cell>
          <table:table-cell table:style-name="ce25" table:formula="of:=100 - 100 * [.L14]/[.C14]" office:value-type="float" office:value="0" calcext:value-type="float">
            <text:p/>
          </table:table-cell>
          <table:table-cell table:style-name="ce25" table:formula="of:=100 - 100 * [.M14]/[.C14]" office:value-type="float" office:value="5.88235294117646" calcext:value-type="float">
            <text:p/>
          </table:table-cell>
          <table:table-cell table:style-name="ce36" table:formula="of:=100 - 100 * [.N14]/[.C14]" office:value-type="float" office:value="5.882352941176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100-1_6-yes1-3.cn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25" table:formula="of:=100 - 100 * [.D15]/[.C15]" office:value-type="float" office:value="2.5" calcext:value-type="float">
            <text:p/>
          </table:table-cell>
          <table:table-cell table:style-name="ce25" table:formula="of:=100 - 100 * [.E15]/[.C15]" office:value-type="float" office:value="2.5" calcext:value-type="float">
            <text:p/>
          </table:table-cell>
          <table:table-cell table:style-name="ce25" table:formula="of:=100 - 100 * [.F15]/[.C15]" office:value-type="float" office:value="2.5" calcext:value-type="float">
            <text:p/>
          </table:table-cell>
          <table:table-cell table:style-name="ce25" table:formula="of:=100 - 100 * [.G15]/[.C15]" office:value-type="float" office:value="0" calcext:value-type="float">
            <text:p/>
          </table:table-cell>
          <table:table-cell table:style-name="ce25" table:formula="of:=100 - 100 * [.H15]/[.C15]" office:value-type="float" office:value="2.5" calcext:value-type="float">
            <text:p/>
          </table:table-cell>
          <table:table-cell table:style-name="ce25" table:formula="of:=100 - 100 * [.I15]/[.C15]" office:value-type="float" office:value="2.5" calcext:value-type="float">
            <text:p/>
          </table:table-cell>
          <table:table-cell table:style-name="ce25" table:formula="of:=100 - 100 * [.J15]/[.C15]" office:value-type="float" office:value="2.5" calcext:value-type="float">
            <text:p/>
          </table:table-cell>
          <table:table-cell table:style-name="ce25" table:formula="of:=100 - 100 * [.K15]/[.C15]" office:value-type="float" office:value="0.833333333333343" calcext:value-type="float">
            <text:p/>
          </table:table-cell>
          <table:table-cell table:style-name="ce25" table:formula="of:=100 - 100 * [.L15]/[.C15]" office:value-type="float" office:value="0" calcext:value-type="float">
            <text:p/>
          </table:table-cell>
          <table:table-cell table:style-name="ce25" table:formula="of:=100 - 100 * [.M15]/[.C15]" office:value-type="float" office:value="2.5" calcext:value-type="float">
            <text:p/>
          </table:table-cell>
          <table:table-cell table:style-name="ce36" table:formula="of:=100 - 100 * [.N15]/[.C15]" office:value-type="float" office:value="2.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medium.cnf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25" table:formula="of:=100 - 100 * [.D16]/[.C16]" office:value-type="float" office:value="61.576354679803" calcext:value-type="float">
            <text:p/>
          </table:table-cell>
          <table:table-cell table:style-name="ce25" table:formula="of:=100 - 100 * [.E16]/[.C16]" office:value-type="float" office:value="61.576354679803" calcext:value-type="float">
            <text:p/>
          </table:table-cell>
          <table:table-cell table:style-name="ce25" table:formula="of:=100 - 100 * [.F16]/[.C16]" office:value-type="float" office:value="61.9047619047619" calcext:value-type="float">
            <text:p/>
          </table:table-cell>
          <table:table-cell table:style-name="ce25" table:formula="of:=100 - 100 * [.G16]/[.C16]" office:value-type="float" office:value="2.95566502463055" calcext:value-type="float">
            <text:p/>
          </table:table-cell>
          <table:table-cell table:style-name="ce25" table:formula="of:=100 - 100 * [.H16]/[.C16]" office:value-type="float" office:value="5.91133004926108" calcext:value-type="float">
            <text:p/>
          </table:table-cell>
          <table:table-cell table:style-name="ce25" table:formula="of:=100 - 100 * [.I16]/[.C16]" office:value-type="float" office:value="7.38916256157636" calcext:value-type="float">
            <text:p/>
          </table:table-cell>
          <table:table-cell table:style-name="ce25" table:formula="of:=100 - 100 * [.J16]/[.C16]" office:value-type="float" office:value="9.35960591133005" calcext:value-type="float">
            <text:p/>
          </table:table-cell>
          <table:table-cell table:style-name="ce25" table:formula="of:=100 - 100 * [.K16]/[.C16]" office:value-type="float" office:value="18.0623973727422" calcext:value-type="float">
            <text:p/>
          </table:table-cell>
          <table:table-cell table:style-name="ce25" table:formula="of:=100 - 100 * [.L16]/[.C16]" office:value-type="float" office:value="0" calcext:value-type="float">
            <text:p/>
          </table:table-cell>
          <table:table-cell table:style-name="ce25" table:formula="of:=100 - 100 * [.M16]/[.C16]" office:value-type="float" office:value="66.6666666666667" calcext:value-type="float">
            <text:p/>
          </table:table-cell>
          <table:table-cell table:style-name="ce36" table:formula="of:=100 - 100 * [.N16]/[.C16]" office:value-type="float" office:value="67.487684729064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hole6.cnf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4" calcext:value-type="float">
            <text:p>144</text:p>
          </table:table-cell>
          <table:table-cell table:style-name="ce25" table:formula="of:=100 - 100 * [.D17]/[.C17]" office:value-type="float" office:value="70.1388888888889" calcext:value-type="float">
            <text:p/>
          </table:table-cell>
          <table:table-cell table:style-name="ce25" table:formula="of:=100 - 100 * [.E17]/[.C17]" office:value-type="float" office:value="68.0555555555556" calcext:value-type="float">
            <text:p/>
          </table:table-cell>
          <table:table-cell table:style-name="ce25" table:formula="of:=100 - 100 * [.F17]/[.C17]" office:value-type="float" office:value="68.287037037037" calcext:value-type="float">
            <text:p/>
          </table:table-cell>
          <table:table-cell table:style-name="ce25" table:formula="of:=100 - 100 * [.G17]/[.C17]" office:value-type="float" office:value="2.77777777777777" calcext:value-type="float">
            <text:p/>
          </table:table-cell>
          <table:table-cell table:style-name="ce25" table:formula="of:=100 - 100 * [.H17]/[.C17]" office:value-type="float" office:value="5.55555555555556" calcext:value-type="float">
            <text:p/>
          </table:table-cell>
          <table:table-cell table:style-name="ce25" table:formula="of:=100 - 100 * [.I17]/[.C17]" office:value-type="float" office:value="6.94444444444444" calcext:value-type="float">
            <text:p/>
          </table:table-cell>
          <table:table-cell table:style-name="ce25" table:formula="of:=100 - 100 * [.J17]/[.C17]" office:value-type="float" office:value="8.33333333333333" calcext:value-type="float">
            <text:p/>
          </table:table-cell>
          <table:table-cell table:style-name="ce25" table:formula="of:=100 - 100 * [.K17]/[.C17]" office:value-type="float" office:value="12.5" calcext:value-type="float">
            <text:p/>
          </table:table-cell>
          <table:table-cell table:style-name="ce25" table:formula="of:=100 - 100 * [.L17]/[.C17]" office:value-type="float" office:value="28.4722222222222" calcext:value-type="float">
            <text:p/>
          </table:table-cell>
          <table:table-cell table:style-name="ce25" table:formula="of:=100 - 100 * [.M17]/[.C17]" office:value-type="float" office:value="76.3888888888889" calcext:value-type="float">
            <text:p/>
          </table:table-cell>
          <table:table-cell table:style-name="ce36" table:formula="of:=100 - 100 * [.N17]/[.C17]" office:value-type="float" office:value="76.3888888888889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0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18]/[.C18]" office:value-type="float" office:value="99.7631662475279" calcext:value-type="float">
            <text:p/>
          </table:table-cell>
          <table:table-cell table:style-name="ce25" table:formula="of:=100 - 100 * [.E18]/[.C18]" office:value-type="float" office:value="99.7533999072198" calcext:value-type="float">
            <text:p/>
          </table:table-cell>
          <table:table-cell table:style-name="ce25" table:formula="of:=100 - 100 * [.F18]/[.C18]" office:value-type="float" office:value="99.4962196124391" calcext:value-type="float">
            <text:p/>
          </table:table-cell>
          <table:table-cell table:style-name="ce25" table:formula="of:=100 - 100 * [.G18]/[.C18]" office:value-type="float" office:value="0" calcext:value-type="float">
            <text:p/>
          </table:table-cell>
          <table:table-cell table:style-name="ce25" table:formula="of:=100 - 100 * [.H18]/[.C18]" office:value-type="float" office:value="20.0014649510462" calcext:value-type="float">
            <text:p/>
          </table:table-cell>
          <table:table-cell table:style-name="ce25" table:formula="of:=100 - 100 * [.I18]/[.C18]" office:value-type="float" office:value="35.0025636643309" calcext:value-type="float">
            <text:p/>
          </table:table-cell>
          <table:table-cell table:style-name="ce25" table:formula="of:=100 - 100 * [.J18]/[.C18]" office:value-type="float" office:value="52.5038454964963" calcext:value-type="float">
            <text:p/>
          </table:table-cell>
          <table:table-cell table:style-name="ce25" table:formula="of:=100 - 100 * [.K18]/[.C18]" office:value-type="float" office:value="17.5175590660123" calcext:value-type="float">
            <text:p/>
          </table:table-cell>
          <table:table-cell table:style-name="ce25" table:formula="of:=100 - 100 * [.L18]/[.C18]" office:value-type="float" office:value="60.3462167639231" calcext:value-type="float">
            <text:p/>
          </table:table-cell>
          <table:table-cell table:style-name="ce25" table:formula="of:=100 - 100 * [.M18]/[.C18]" office:value-type="float" office:value="99.7713048644513" calcext:value-type="float">
            <text:p/>
          </table:table-cell>
          <table:table-cell table:style-name="ce36" table:formula="of:=100 - 100 * [.N18]/[.C18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f0432-007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28" calcext:value-type="float">
            <text:p>128</text:p>
          </table:table-cell>
          <table:table-cell table:style-name="ce25" table:formula="of:=100 - 100 * [.D19]/[.C19]" office:value-type="float" office:value="53.125" calcext:value-type="float">
            <text:p/>
          </table:table-cell>
          <table:table-cell table:style-name="ce25" table:formula="of:=100 - 100 * [.E19]/[.C19]" office:value-type="float" office:value="51.5625" calcext:value-type="float">
            <text:p/>
          </table:table-cell>
          <table:table-cell table:style-name="ce25" table:formula="of:=100 - 100 * [.F19]/[.C19]" office:value-type="float" office:value="51.5625" calcext:value-type="float">
            <text:p/>
          </table:table-cell>
          <table:table-cell table:style-name="ce25" table:formula="of:=100 - 100 * [.G19]/[.C19]" office:value-type="float" office:value="3.125" calcext:value-type="float">
            <text:p/>
          </table:table-cell>
          <table:table-cell table:style-name="ce25" table:formula="of:=100 - 100 * [.H19]/[.C19]" office:value-type="float" office:value="6.25" calcext:value-type="float">
            <text:p/>
          </table:table-cell>
          <table:table-cell table:style-name="ce25" table:formula="of:=100 - 100 * [.I19]/[.C19]" office:value-type="float" office:value="9.375" calcext:value-type="float">
            <text:p/>
          </table:table-cell>
          <table:table-cell table:style-name="ce25" table:formula="of:=100 - 100 * [.J19]/[.C19]" office:value-type="float" office:value="14.0625" calcext:value-type="float">
            <text:p/>
          </table:table-cell>
          <table:table-cell table:style-name="ce25" table:formula="of:=100 - 100 * [.K19]/[.C19]" office:value-type="float" office:value="11.4583333333333" calcext:value-type="float">
            <text:p/>
          </table:table-cell>
          <table:table-cell table:style-name="ce25" table:formula="of:=100 - 100 * [.L19]/[.C19]" office:value-type="float" office:value="0" calcext:value-type="float">
            <text:p/>
          </table:table-cell>
          <table:table-cell table:style-name="ce25" table:formula="of:=100 - 100 * [.M19]/[.C19]" office:value-type="float" office:value="62.2395833333333" calcext:value-type="float">
            <text:p/>
          </table:table-cell>
          <table:table-cell table:style-name="ce36" table:formula="of:=100 - 100 * [.N19]/[.C19]" office:value-type="float" office:value="53.125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simple_v3_c2.cnf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25" table:formula="of:=100 - 100 * [.D20]/[.C20]" office:value-type="float" office:value="0" calcext:value-type="float">
            <text:p/>
          </table:table-cell>
          <table:table-cell table:style-name="ce25" table:formula="of:=100 - 100 * [.E20]/[.C20]" office:value-type="float" office:value="0" calcext:value-type="float">
            <text:p/>
          </table:table-cell>
          <table:table-cell table:style-name="ce25" table:formula="of:=100 - 100 * [.F20]/[.C20]" office:value-type="float" office:value="0" calcext:value-type="float">
            <text:p/>
          </table:table-cell>
          <table:table-cell table:style-name="ce25" table:formula="of:=100 - 100 * [.G20]/[.C20]" office:value-type="float" office:value="0" calcext:value-type="float">
            <text:p/>
          </table:table-cell>
          <table:table-cell table:style-name="ce25" table:formula="of:=100 - 100 * [.H20]/[.C20]" office:value-type="float" office:value="0" calcext:value-type="float">
            <text:p/>
          </table:table-cell>
          <table:table-cell table:style-name="ce25" table:formula="of:=100 - 100 * [.I20]/[.C20]" office:value-type="float" office:value="0" calcext:value-type="float">
            <text:p/>
          </table:table-cell>
          <table:table-cell table:style-name="ce25" table:formula="of:=100 - 100 * [.J20]/[.C20]" office:value-type="float" office:value="0" calcext:value-type="float">
            <text:p/>
          </table:table-cell>
          <table:table-cell table:style-name="ce25" table:formula="of:=100 - 100 * [.K20]/[.C20]" office:value-type="float" office:value="0" calcext:value-type="float">
            <text:p/>
          </table:table-cell>
          <table:table-cell table:style-name="ce25" table:formula="of:=100 - 100 * [.L20]/[.C20]" office:value-type="float" office:value="0" calcext:value-type="float">
            <text:p/>
          </table:table-cell>
          <table:table-cell table:style-name="ce25" table:formula="of:=100 - 100 * [.M20]/[.C20]" office:value-type="float" office:value="0" calcext:value-type="float">
            <text:p/>
          </table:table-cell>
          <table:table-cell table:style-name="ce36" table:formula="of:=100 - 100 * [.N20]/[.C20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1.cnf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25" table:formula="of:=100 - 100 * [.D21]/[.C21]" office:value-type="float" office:value="0" calcext:value-type="float">
            <text:p/>
          </table:table-cell>
          <table:table-cell table:style-name="ce25" table:formula="of:=100 - 100 * [.E21]/[.C21]" office:value-type="float" office:value="0" calcext:value-type="float">
            <text:p/>
          </table:table-cell>
          <table:table-cell table:style-name="ce25" table:formula="of:=100 - 100 * [.F21]/[.C21]" office:value-type="float" office:value="0" calcext:value-type="float">
            <text:p/>
          </table:table-cell>
          <table:table-cell table:style-name="ce25" table:formula="of:=100 - 100 * [.G21]/[.C21]" office:value-type="float" office:value="0" calcext:value-type="float">
            <text:p/>
          </table:table-cell>
          <table:table-cell table:style-name="ce25" table:formula="of:=100 - 100 * [.H21]/[.C21]" office:value-type="float" office:value="0" calcext:value-type="float">
            <text:p/>
          </table:table-cell>
          <table:table-cell table:style-name="ce25" table:formula="of:=100 - 100 * [.I21]/[.C21]" office:value-type="float" office:value="0" calcext:value-type="float">
            <text:p/>
          </table:table-cell>
          <table:table-cell table:style-name="ce25" table:formula="of:=100 - 100 * [.J21]/[.C21]" office:value-type="float" office:value="0" calcext:value-type="float">
            <text:p/>
          </table:table-cell>
          <table:table-cell table:style-name="ce25" table:formula="of:=100 - 100 * [.K21]/[.C21]" office:value-type="float" office:value="0" calcext:value-type="float">
            <text:p/>
          </table:table-cell>
          <table:table-cell table:style-name="ce25" table:formula="of:=100 - 100 * [.L21]/[.C21]" office:value-type="float" office:value="0" calcext:value-type="float">
            <text:p/>
          </table:table-cell>
          <table:table-cell table:style-name="ce25" table:formula="of:=100 - 100 * [.M21]/[.C21]" office:value-type="float" office:value="0" calcext:value-type="float">
            <text:p/>
          </table:table-cell>
          <table:table-cell table:style-name="ce36" table:formula="of:=100 - 100 * [.N21]/[.C21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d.cnf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95" calcext:value-type="float">
            <text:p>1195</text:p>
          </table:table-cell>
          <table:table-cell table:style-name="ce25" table:formula="of:=100 - 100 * [.D22]/[.C22]" office:value-type="float" office:value="96.0669456066946" calcext:value-type="float">
            <text:p/>
          </table:table-cell>
          <table:table-cell table:style-name="ce25" table:formula="of:=100 - 100 * [.E22]/[.C22]" office:value-type="float" office:value="96.1506276150628" calcext:value-type="float">
            <text:p/>
          </table:table-cell>
          <table:table-cell table:style-name="ce25" table:formula="of:=100 - 100 * [.F22]/[.C22]" office:value-type="float" office:value="95.5927475592748" calcext:value-type="float">
            <text:p/>
          </table:table-cell>
          <table:table-cell table:style-name="ce25" table:formula="of:=100 - 100 * [.G22]/[.C22]" office:value-type="float" office:value="5.35564853556485" calcext:value-type="float">
            <text:p/>
          </table:table-cell>
          <table:table-cell table:style-name="ce25" table:formula="of:=100 - 100 * [.H22]/[.C22]" office:value-type="float" office:value="8.36820083682008" calcext:value-type="float">
            <text:p/>
          </table:table-cell>
          <table:table-cell table:style-name="ce25" table:formula="of:=100 - 100 * [.I22]/[.C22]" office:value-type="float" office:value="11.3807531380753" calcext:value-type="float">
            <text:p/>
          </table:table-cell>
          <table:table-cell table:style-name="ce25" table:formula="of:=100 - 100 * [.J22]/[.C22]" office:value-type="float" office:value="14.5606694560669" calcext:value-type="float">
            <text:p/>
          </table:table-cell>
          <table:table-cell table:style-name="ce25" table:formula="of:=100 - 100 * [.K22]/[.C22]" office:value-type="float" office:value="11.1854951185495" calcext:value-type="float">
            <text:p/>
          </table:table-cell>
          <table:table-cell table:style-name="ce25" table:formula="of:=100 - 100 * [.L22]/[.C22]" office:value-type="float" office:value="0" calcext:value-type="float">
            <text:p/>
          </table:table-cell>
          <table:table-cell table:style-name="ce25" table:formula="of:=100 - 100 * [.M22]/[.C22]" office:value-type="float" office:value="96.0669456066946" calcext:value-type="float">
            <text:p/>
          </table:table-cell>
          <table:table-cell table:style-name="ce36" table:formula="of:=100 - 100 * [.N22]/[.C22]" office:value-type="float" office:value="96.066945606694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a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7" calcext:value-type="float">
            <text:p>157</text:p>
          </table:table-cell>
          <table:table-cell table:style-name="ce25" table:formula="of:=100 - 100 * [.D23]/[.C23]" office:value-type="float" office:value="70.0636942675159" calcext:value-type="float">
            <text:p/>
          </table:table-cell>
          <table:table-cell table:style-name="ce25" table:formula="of:=100 - 100 * [.E23]/[.C23]" office:value-type="float" office:value="71.9745222929936" calcext:value-type="float">
            <text:p/>
          </table:table-cell>
          <table:table-cell table:style-name="ce25" table:formula="of:=100 - 100 * [.F23]/[.C23]" office:value-type="float" office:value="68.7898089171974" calcext:value-type="float">
            <text:p/>
          </table:table-cell>
          <table:table-cell table:style-name="ce25" table:formula="of:=100 - 100 * [.G23]/[.C23]" office:value-type="float" office:value="6.36942675159236" calcext:value-type="float">
            <text:p/>
          </table:table-cell>
          <table:table-cell table:style-name="ce25" table:formula="of:=100 - 100 * [.H23]/[.C23]" office:value-type="float" office:value="11.4649681528662" calcext:value-type="float">
            <text:p/>
          </table:table-cell>
          <table:table-cell table:style-name="ce25" table:formula="of:=100 - 100 * [.I23]/[.C23]" office:value-type="float" office:value="21.656050955414" calcext:value-type="float">
            <text:p/>
          </table:table-cell>
          <table:table-cell table:style-name="ce25" table:formula="of:=100 - 100 * [.J23]/[.C23]" office:value-type="float" office:value="26.7515923566879" calcext:value-type="float">
            <text:p/>
          </table:table-cell>
          <table:table-cell table:style-name="ce25" table:formula="of:=100 - 100 * [.K23]/[.C23]" office:value-type="float" office:value="15.9235668789809" calcext:value-type="float">
            <text:p/>
          </table:table-cell>
          <table:table-cell table:style-name="ce25" table:formula="of:=100 - 100 * [.L23]/[.C23]" office:value-type="float" office:value="38.8535031847134" calcext:value-type="float">
            <text:p/>
          </table:table-cell>
          <table:table-cell table:style-name="ce25" table:formula="of:=100 - 100 * [.M23]/[.C23]" office:value-type="float" office:value="70.9129511677282" calcext:value-type="float">
            <text:p/>
          </table:table-cell>
          <table:table-cell table:style-name="ce36" table:formula="of:=100 - 100 * [.N23]/[.C23]" office:value-type="float" office:value="71.9745222929936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s6.cnf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2" calcext:value-type="float">
            <text:p>42</text:p>
          </table:table-cell>
          <table:table-cell table:style-name="ce25" table:formula="of:=100 - 100 * [.D24]/[.C24]" office:value-type="float" office:value="0" calcext:value-type="float">
            <text:p/>
          </table:table-cell>
          <table:table-cell table:style-name="ce25" table:formula="of:=100 - 100 * [.E24]/[.C24]" office:value-type="float" office:value="0" calcext:value-type="float">
            <text:p/>
          </table:table-cell>
          <table:table-cell table:style-name="ce25" table:formula="of:=100 - 100 * [.F24]/[.C24]" office:value-type="float" office:value="0" calcext:value-type="float">
            <text:p/>
          </table:table-cell>
          <table:table-cell table:style-name="ce25" table:formula="of:=100 - 100 * [.G24]/[.C24]" office:value-type="float" office:value="0" calcext:value-type="float">
            <text:p/>
          </table:table-cell>
          <table:table-cell table:style-name="ce25" table:formula="of:=100 - 100 * [.H24]/[.C24]" office:value-type="float" office:value="0" calcext:value-type="float">
            <text:p/>
          </table:table-cell>
          <table:table-cell table:style-name="ce25" table:formula="of:=100 - 100 * [.I24]/[.C24]" office:value-type="float" office:value="0" calcext:value-type="float">
            <text:p/>
          </table:table-cell>
          <table:table-cell table:style-name="ce25" table:formula="of:=100 - 100 * [.J24]/[.C24]" office:value-type="float" office:value="0" calcext:value-type="float">
            <text:p/>
          </table:table-cell>
          <table:table-cell table:style-name="ce25" table:formula="of:=100 - 100 * [.K24]/[.C24]" office:value-type="float" office:value="0" calcext:value-type="float">
            <text:p/>
          </table:table-cell>
          <table:table-cell table:style-name="ce25" table:formula="of:=100 - 100 * [.L24]/[.C24]" office:value-type="float" office:value="0" calcext:value-type="float">
            <text:p/>
          </table:table-cell>
          <table:table-cell table:style-name="ce25" table:formula="of:=100 - 100 * [.M24]/[.C24]" office:value-type="float" office:value="0" calcext:value-type="float">
            <text:p/>
          </table:table-cell>
          <table:table-cell table:style-name="ce36" table:formula="of:=100 - 100 * [.N24]/[.C24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bw_large.b.cnf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09" calcext:value-type="float">
            <text:p>1409</text:p>
          </table:table-cell>
          <table:table-cell table:style-name="ce25" table:formula="of:=100 - 100 * [.D25]/[.C25]" office:value-type="float" office:value="96.2384669978708" calcext:value-type="float">
            <text:p/>
          </table:table-cell>
          <table:table-cell table:style-name="ce25" table:formula="of:=100 - 100 * [.E25]/[.C25]" office:value-type="float" office:value="97.1611071682044" calcext:value-type="float">
            <text:p/>
          </table:table-cell>
          <table:table-cell table:style-name="ce25" table:formula="of:=100 - 100 * [.F25]/[.C25]" office:value-type="float" office:value="96.0728649160161" calcext:value-type="float">
            <text:p/>
          </table:table-cell>
          <table:table-cell table:style-name="ce25" table:formula="of:=100 - 100 * [.G25]/[.C25]" office:value-type="float" office:value="3.40667139815471" calcext:value-type="float">
            <text:p/>
          </table:table-cell>
          <table:table-cell table:style-name="ce25" table:formula="of:=100 - 100 * [.H25]/[.C25]" office:value-type="float" office:value="6.81334279630944" calcext:value-type="float">
            <text:p/>
          </table:table-cell>
          <table:table-cell table:style-name="ce25" table:formula="of:=100 - 100 * [.I25]/[.C25]" office:value-type="float" office:value="11.3555713271824" calcext:value-type="float">
            <text:p/>
          </table:table-cell>
          <table:table-cell table:style-name="ce25" table:formula="of:=100 - 100 * [.J25]/[.C25]" office:value-type="float" office:value="17.0333569907736" calcext:value-type="float">
            <text:p/>
          </table:table-cell>
          <table:table-cell table:style-name="ce25" table:formula="of:=100 - 100 * [.K25]/[.C25]" office:value-type="float" office:value="32.883841968299" calcext:value-type="float">
            <text:p/>
          </table:table-cell>
          <table:table-cell table:style-name="ce25" table:formula="of:=100 - 100 * [.L25]/[.C25]" office:value-type="float" office:value="87.9347054648687" calcext:value-type="float">
            <text:p/>
          </table:table-cell>
          <table:table-cell table:style-name="ce25" table:formula="of:=100 - 100 * [.M25]/[.C25]" office:value-type="float" office:value="96.6643009226402" calcext:value-type="float">
            <text:p/>
          </table:table-cell>
          <table:table-cell table:style-name="ce36" table:formula="of:=100 - 100 * [.N25]/[.C25]" office:value-type="float" office:value="96.3094393186657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aim-50-1_6-yes1-4.cnf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25" table:formula="of:=100 - 100 * [.D26]/[.C26]" office:value-type="float" office:value="0" calcext:value-type="float">
            <text:p/>
          </table:table-cell>
          <table:table-cell table:style-name="ce25" table:formula="of:=100 - 100 * [.E26]/[.C26]" office:value-type="float" office:value="0" calcext:value-type="float">
            <text:p/>
          </table:table-cell>
          <table:table-cell table:style-name="ce25" table:formula="of:=100 - 100 * [.F26]/[.C26]" office:value-type="float" office:value="0" calcext:value-type="float">
            <text:p/>
          </table:table-cell>
          <table:table-cell table:style-name="ce25" table:formula="of:=100 - 100 * [.G26]/[.C26]" office:value-type="float" office:value="0" calcext:value-type="float">
            <text:p/>
          </table:table-cell>
          <table:table-cell table:style-name="ce25" table:formula="of:=100 - 100 * [.H26]/[.C26]" office:value-type="float" office:value="0" calcext:value-type="float">
            <text:p/>
          </table:table-cell>
          <table:table-cell table:style-name="ce25" table:formula="of:=100 - 100 * [.I26]/[.C26]" office:value-type="float" office:value="0" calcext:value-type="float">
            <text:p/>
          </table:table-cell>
          <table:table-cell table:style-name="ce25" table:formula="of:=100 - 100 * [.J26]/[.C26]" office:value-type="float" office:value="0" calcext:value-type="float">
            <text:p/>
          </table:table-cell>
          <table:table-cell table:style-name="ce25" table:formula="of:=100 - 100 * [.K26]/[.C26]" office:value-type="float" office:value="0" calcext:value-type="float">
            <text:p/>
          </table:table-cell>
          <table:table-cell table:style-name="ce25" table:formula="of:=100 - 100 * [.L26]/[.C26]" office:value-type="float" office:value="0" calcext:value-type="float">
            <text:p/>
          </table:table-cell>
          <table:table-cell table:style-name="ce25" table:formula="of:=100 - 100 * [.M26]/[.C26]" office:value-type="float" office:value="0" calcext:value-type="float">
            <text:p/>
          </table:table-cell>
          <table:table-cell table:style-name="ce36" table:formula="of:=100 - 100 * [.N26]/[.C26]" office:value-type="float" office:value="0" calcext:value-type="float">
            <text:p/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>
            <text:p>dubois22.cnf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0957" calcext:value-type="float">
            <text:p>40957</text:p>
          </table:table-cell>
          <table:table-cell table:style-name="ce25" table:formula="of:=100 - 100 * [.D27]/[.C27]" office:value-type="float" office:value="99.7631662475279" calcext:value-type="float">
            <text:p/>
          </table:table-cell>
          <table:table-cell table:style-name="ce25" table:formula="of:=100 - 100 * [.E27]/[.C27]" office:value-type="float" office:value="99.7533999072198" calcext:value-type="float">
            <text:p/>
          </table:table-cell>
          <table:table-cell table:style-name="ce25" table:formula="of:=100 - 100 * [.F27]/[.C27]" office:value-type="float" office:value="99.4962196124391" calcext:value-type="float">
            <text:p/>
          </table:table-cell>
          <table:table-cell table:style-name="ce25" table:formula="of:=100 - 100 * [.G27]/[.C27]" office:value-type="float" office:value="0" calcext:value-type="float">
            <text:p/>
          </table:table-cell>
          <table:table-cell table:style-name="ce25" table:formula="of:=100 - 100 * [.H27]/[.C27]" office:value-type="float" office:value="20.0014649510462" calcext:value-type="float">
            <text:p/>
          </table:table-cell>
          <table:table-cell table:style-name="ce25" table:formula="of:=100 - 100 * [.I27]/[.C27]" office:value-type="float" office:value="35.0025636643309" calcext:value-type="float">
            <text:p/>
          </table:table-cell>
          <table:table-cell table:style-name="ce25" table:formula="of:=100 - 100 * [.J27]/[.C27]" office:value-type="float" office:value="52.5038454964963" calcext:value-type="float">
            <text:p/>
          </table:table-cell>
          <table:table-cell table:style-name="ce25" table:formula="of:=100 - 100 * [.K27]/[.C27]" office:value-type="float" office:value="17.5175590660123" calcext:value-type="float">
            <text:p/>
          </table:table-cell>
          <table:table-cell table:style-name="ce25" table:formula="of:=100 - 100 * [.L27]/[.C27]" office:value-type="float" office:value="0" calcext:value-type="float">
            <text:p/>
          </table:table-cell>
          <table:table-cell table:style-name="ce25" table:formula="of:=100 - 100 * [.M27]/[.C27]" office:value-type="float" office:value="99.7713048644513" calcext:value-type="float">
            <text:p/>
          </table:table-cell>
          <table:table-cell table:style-name="ce36" table:formula="of:=100 - 100 * [.N27]/[.C27]" office:value-type="float" office:value="99.8657128207632" calcext:value-type="float">
            <text:p/>
          </table:table-cell>
          <table:table-cell table:number-columns-repeated="1009"/>
        </table:table-row>
        <table:table-row table:style-name="ro1">
          <table:table-cell table:style-name="ce96" office:value-type="string" calcext:value-type="string">
            <text:p>Avg</text:p>
          </table:table-cell>
          <table:table-cell table:style-name="ce102" table:formula="of:=SUM([.B32:.B56])/25" office:value-type="float" office:value="27.44" calcext:value-type="float">
            <text:p/>
          </table:table-cell>
          <table:table-cell table:style-name="ce102" table:formula="of:=SUM([.C32:.C56])/25" office:value-type="float" office:value="6382.72" calcext:value-type="float">
            <text:p/>
          </table:table-cell>
          <table:table-cell table:style-name="ce102" table:formula="of:=SUM([.D32:.D56])/25" office:value-type="float" office:value="43.7913756672647" calcext:value-type="float">
            <text:p/>
          </table:table-cell>
          <table:table-cell table:style-name="ce102" table:formula="of:=SUM([.E32:.E56])/25" office:value-type="float" office:value="44.867333549821" calcext:value-type="float">
            <text:p/>
          </table:table-cell>
          <table:table-cell table:style-name="ce102" table:formula="of:=SUM([.F32:.F56])/25" office:value-type="float" office:value="44.1984264963136" calcext:value-type="float">
            <text:p/>
          </table:table-cell>
          <table:table-cell table:style-name="ce102" table:formula="of:=SUM([.G32:.G56])/25" office:value-type="float" office:value="1.53381123789575" calcext:value-type="float">
            <text:p/>
          </table:table-cell>
          <table:table-cell table:style-name="ce102" table:formula="of:=SUM([.H32:.H56])/25" office:value-type="float" office:value="5.71130009411501" calcext:value-type="float">
            <text:p/>
          </table:table-cell>
          <table:table-cell table:style-name="ce102" table:formula="of:=SUM([.I32:.I56])/25" office:value-type="float" office:value="9.29400287844994" calcext:value-type="float">
            <text:p/>
          </table:table-cell>
          <table:table-cell table:style-name="ce102" table:formula="of:=SUM([.J32:.J56])/25" office:value-type="float" office:value="12.8801588221739" calcext:value-type="float">
            <text:p/>
          </table:table-cell>
          <table:table-cell table:style-name="ce102" table:formula="of:=SUM([.K32:.K56])/25" office:value-type="float" office:value="7.76507302962043" calcext:value-type="float">
            <text:p/>
          </table:table-cell>
          <table:table-cell table:style-name="ce102" table:formula="of:=SUM([.L32:.L56])/25" office:value-type="float" office:value="12.376532798845" calcext:value-type="float">
            <text:p/>
          </table:table-cell>
          <table:table-cell table:style-name="ce102" table:formula="of:=SUM([.M32:.M56])/25" office:value-type="float" office:value="40.3438332707336" calcext:value-type="float">
            <text:p/>
          </table:table-cell>
          <table:table-cell table:style-name="ce110" table:formula="of:=SUM([.N32:.N56])/25" office:value-type="float" office:value="46.7618397161827" calcext:value-type="float">
            <text:p/>
          </table:table-cell>
          <table:table-cell table:number-columns-repeated="1009"/>
        </table:table-row>
        <table:table-row table:style-name="ro6">
          <table:table-cell table:style-name="ce97" office:value-type="string" calcext:value-type="string">
            <text:p>Avg<text:span text:style-name="T1">val(xi) &gt; 0</text:span></text:p>
          </table:table-cell>
          <table:table-cell table:style-name="ce25" table:formula="of:=SUM([.B32:.B56])/25" office:value-type="float" office:value="27.44" calcext:value-type="float">
            <text:p/>
          </table:table-cell>
          <table:table-cell table:style-name="ce25" table:formula="of:=SUM([.C32:.C56])/25" office:value-type="float" office:value="6382.72" calcext:value-type="float">
            <text:p/>
          </table:table-cell>
          <table:table-cell table:style-name="ce103" table:formula="of:=AVERAGEA([.D32];[.D33];[.D35];[.D36];[.D37];[.D38];[.D40];[.D41];[.D42];[.D43];[.D44];[.D45];[.D46];[.D47];[.D48];[.D51];[.D52];[.D54];[.D56])" office:value-type="float" office:value="57.6202311411377" calcext:value-type="float">
            <text:p/>
          </table:table-cell>
          <table:table-cell table:style-name="ce103" table:formula="of:=AVERAGEA([.E32];[.E33];[.E35];[.E36];[.E37];[.E38];[.E40];[.E41];[.E42];[.E43];[.E44];[.E45];[.E46];[.E47];[.E48];[.E51];[.E52];[.E54];[.E56])" office:value-type="float" office:value="59.0359651971329" calcext:value-type="float">
            <text:p/>
          </table:table-cell>
          <table:table-cell table:style-name="ce103" table:formula="of:=AVERAGEA([.F32];[.F33];[.F35];[.F36];[.F37];[.F38];[.F40];[.F41];[.F42];[.F43];[.F44];[.F45];[.F46];[.F47];[.F48];[.F51];[.F52];[.F54];[.F56])" office:value-type="float" office:value="58.1558243372548" calcext:value-type="float">
            <text:p/>
          </table:table-cell>
          <table:table-cell table:style-name="ce103" table:formula="of:=AVERAGEA([.G32];[.G33];[.G37];[.G38];[.G40];[.G42];[.G45];[.G46];[.G48];[.G51];[.G52];[.G54])" office:value-type="float" office:value="3.19544007894949" calcext:value-type="float">
            <text:p/>
          </table:table-cell>
          <table:table-cell table:style-name="ce103" table:formula="of:=AVERAGEA([.H32];[.H33];[.H35];[.H36];[.H37];[.H38];[.H40];[.H41];[.H42];[.H43];[.H44];[.H45];[.H46];[.H47];[.H48];[.H51];[.H52];[.H54];[.H56])" office:value-type="float" office:value="7.51486854488817" calcext:value-type="float">
            <text:p/>
          </table:table-cell>
          <table:table-cell table:style-name="ce103" table:formula="of:=AVERAGEA([.I32];[.I33];[.I35];[.I36];[.I37];[.I38];[.I40];[.I41];[.I42];[.I43];[.I44];[.I45];[.I46];[.I47];[.I48];[.I51];[.I52];[.I54];[.I56])" office:value-type="float" office:value="12.2289511558552" calcext:value-type="float">
            <text:p/>
          </table:table-cell>
          <table:table-cell table:style-name="ce103" table:formula="of:=AVERAGEA([.J32];[.J33];[.J35];[.J37];[.J38];[.J40];[.J41];[.J42];[.J43];[.J44];[.J45];[.J46];[.J47];[.J48];[.J51];[.J52];[.J54];[.J56])" office:value-type="float" office:value="17.8891094752415" calcext:value-type="float">
            <text:p/>
          </table:table-cell>
          <table:table-cell table:style-name="ce103" table:formula="of:=AVERAGEA([.K32];[.K33];[.K35];[.K36];[.K37];[.K38];[.K40];[.K41];[.K42];[.K44];[.K45];[.K46];[.K47];[.K48];[.K51];[.K52];[.K54];[.K56])" office:value-type="float" office:value="10.7848236522506" calcext:value-type="float">
            <text:p/>
          </table:table-cell>
          <table:table-cell table:style-name="ce103" table:formula="of:=AVERAGEA([.L32];[.L33];[.L35];[.L38];[.L42];[.L46];[.L47];[.L52];[.L54])" office:value-type="float" office:value="34.3792577745694" calcext:value-type="float">
            <text:p/>
          </table:table-cell>
          <table:table-cell table:style-name="ce103" table:formula="of:=AVERAGEA([.M32];[.M33];[.M35];[.M36];[.M38];[.M40];[.M42];[.M43];[.M44];[.M45];[.M46];[.M47];[.M48];[.M51];[.M52];[.M54];[.M56])" office:value-type="float" office:value="59.3291665746083" calcext:value-type="float">
            <text:p/>
          </table:table-cell>
          <table:table-cell table:style-name="ce111" table:formula="of:=AVERAGEA([.N32];[.N33];[.N35];[.N36];[.N37];[.N38];[.N40];[.N41];[.N42];[.N43];[.N44];[.N45];[.N46];[.N47];[.N48];[.N51];[.N52];[.N54];[.N56])" office:value-type="float" office:value="61.5287364686615" calcext:value-type="float">
            <text:p/>
          </table:table-cell>
          <table:table-cell table:number-columns-repeated="1009"/>
        </table:table-row>
        <table:table-row table:style-name="ro6">
          <table:table-cell table:style-name="ce98" office:value-type="string" calcext:value-type="string">
            <text:p><text:span text:style-name="T2">s</text:span><text:span text:style-name="T3"> </text:span></text:p>
          </table:table-cell>
          <table:table-cell table:style-name="ce25" table:number-columns-repeated="2"/>
          <table:table-cell table:style-name="ce104" table:formula="of:=STDEVPA([.D32:.D56])" office:value-type="float" office:value="38.2779589772212" calcext:value-type="float">
            <text:p/>
          </table:table-cell>
          <table:table-cell table:style-name="ce104" table:formula="of:=STDEVPA([.E32:.E56])" office:value-type="float" office:value="38.7804461372749" calcext:value-type="float">
            <text:p/>
          </table:table-cell>
          <table:table-cell table:style-name="ce104" table:formula="of:=STDEVPA([.F32:.F56])" office:value-type="float" office:value="38.4782644170929" calcext:value-type="float">
            <text:p/>
          </table:table-cell>
          <table:table-cell table:style-name="ce104" table:formula="of:=STDEVPA([.G32:.G56])" office:value-type="float" office:value="1.91303353647416" calcext:value-type="float">
            <text:p/>
          </table:table-cell>
          <table:table-cell table:style-name="ce104" table:formula="of:=STDEVPA([.H32:.H56])" office:value-type="float" office:value="6.12311373737478" calcext:value-type="float">
            <text:p/>
          </table:table-cell>
          <table:table-cell table:style-name="ce104" table:formula="of:=STDEVPA([.I32:.I56])" office:value-type="float" office:value="10.7879369149042" calcext:value-type="float">
            <text:p/>
          </table:table-cell>
          <table:table-cell table:style-name="ce104" table:formula="of:=STDEVPA([.J32:.J56])" office:value-type="float" office:value="16.2483098789427" calcext:value-type="float">
            <text:p/>
          </table:table-cell>
          <table:table-cell table:style-name="ce104" table:formula="of:=STDEVPA([.K32:.K56])" office:value-type="float" office:value="8.3774996234844" calcext:value-type="float">
            <text:p/>
          </table:table-cell>
          <table:table-cell table:style-name="ce104" table:formula="of:=STDEVPA([.L32:.L56])" office:value-type="float" office:value="22.668519801689" calcext:value-type="float">
            <text:p/>
          </table:table-cell>
          <table:table-cell table:style-name="ce104" table:formula="of:=STDEVPA([.M32:.M56])" office:value-type="float" office:value="38.7355228381184" calcext:value-type="float">
            <text:p/>
          </table:table-cell>
          <table:table-cell table:style-name="ce112" table:formula="of:=STDEVPA([.N32:.N56])" office:value-type="float" office:value="40.2933784985425" calcext:value-type="float">
            <text:p/>
          </table:table-cell>
          <table:table-cell table:style-name="ce73" table:number-columns-repeated="1009"/>
        </table:table-row>
        <table:table-row table:style-name="ro7">
          <table:table-cell table:style-name="ce99" office:value-type="string" calcext:value-type="string">
            <text:p><text:span text:style-name="T2">s</text:span><text:span text:style-name="T4">val(xi) &gt; 0</text:span></text:p>
          </table:table-cell>
          <table:table-cell table:style-name="ce26" table:number-columns-repeated="2"/>
          <table:table-cell table:style-name="ce105" table:formula="of:=STDEV([.D32:.D33];[.D35];[.D36];[.D37];[.D38];[.D40];[.D41];[.D42];[.D43];[.D44];[.D45];[.D46];[.D47];[.D48];[.D51];[.D52];[.D54];[.D56])" office:value-type="float" office:value="34.5530497600176" calcext:value-type="float">
            <text:p/>
          </table:table-cell>
          <table:table-cell table:style-name="ce105" table:formula="of:=STDEV([.E32:.E33];[.E35];[.E36];[.E37];[.E38];[.E40];[.E41];[.E42];[.E43];[.E44];[.E45];[.E46];[.E47];[.E48];[.E51];[.E52];[.E54];[.E56])" office:value-type="float" office:value="34.7253965768409" calcext:value-type="float">
            <text:p/>
          </table:table-cell>
          <table:table-cell table:style-name="ce105" table:formula="of:=STDEV([.F32:.F33];[.F35];[.F36];[.F37];[.F38];[.F40];[.F41];[.F42];[.F43];[.F44];[.F45];[.F46];[.F47];[.F48];[.F51];[.F52];[.F54];[.F56])" office:value-type="float" office:value="34.6346368458391" calcext:value-type="float">
            <text:p/>
          </table:table-cell>
          <table:table-cell table:style-name="ce105" table:formula="of:=STDEV([.G32];[.G33];[.G37];[.G38];[.G40];[.G42];[.G45];[.G46];[.G48];[.G51];[.G52];[.G54])" office:value-type="float" office:value="1.58907657723176" calcext:value-type="float">
            <text:p/>
          </table:table-cell>
          <table:table-cell table:style-name="ce105" table:formula="of:=STDEV([.H32];[.H33];[.H35];[.H36];[.H37];[.H38];[.H40];[.H41];[.H42];[.H43];[.H44];[.H45];[.H46];[.H47];[.H48];[.H51];[.H52];[.H54];[.H56])" office:value-type="float" office:value="6.14543656099839" calcext:value-type="float">
            <text:p/>
          </table:table-cell>
          <table:table-cell table:style-name="ce105" table:formula="of:=STDEV([.I32];[.I33];[.I35];[.I36];[.I37];[.I38];[.I40];[.I41];[.I42];[.I43];[.I44];[.I45];[.I46];[.I47];[.I48];[.I51];[.I52];[.I54];[.I56])" office:value-type="float" office:value="11.1244328907668" calcext:value-type="float">
            <text:p/>
          </table:table-cell>
          <table:table-cell table:style-name="ce105" table:formula="of:=STDEV([.J32];[.J33];[.J35];[.J37];[.J38];[.J40];[.J41];[.J42];[.J43];[.J44];[.J45];[.J46];[.J47];[.J48];[.J51];[.J52];[.J54];[.J56])" office:value-type="float" office:value="17.1280426227165" calcext:value-type="float">
            <text:p/>
          </table:table-cell>
          <table:table-cell table:style-name="ce105" table:formula="of:=STDEV([.K32];[.K33];[.K35];[.K36];[.K37];[.K38];[.K40];[.K41];[.K42];[.K44];[.K45];[.K46];[.K47];[.K48];[.K51];[.K52];[.K54];[.K56])" office:value-type="float" office:value="8.29013551169279" calcext:value-type="float">
            <text:p/>
          </table:table-cell>
          <table:table-cell table:style-name="ce105" table:formula="of:=STDEV([.L32];[.L33];[.L35];[.L38];[.L42];[.L46];[.L47];[.L52];[.L54])" office:value-type="float" office:value="27.4740981809201" calcext:value-type="float">
            <text:p/>
          </table:table-cell>
          <table:table-cell table:style-name="ce105" table:formula="of:=STDEV([.M32:.M33];[.M35];[.M36];[.M38];[.M40];[.M42];[.M43];[.M44];[.M45];[.M46];[.M47];[.M48];[.M51];[.M52];[.M54];[.M56])" office:value-type="float" office:value="33.8770665453961" calcext:value-type="float">
            <text:p/>
          </table:table-cell>
          <table:table-cell table:style-name="ce113" table:formula="of:=STDEV([.N32:.N33];[.N35];[.N36];[.N37];[.N38];[.N40];[.N41];[.N42];[.N43];[.N44];[.N45];[.N46];[.N47];[.N48];[.N51];[.N52];[.N54];[.N56])" office:value-type="float" office:value="35.9982463265377" calcext:value-type="float">
            <text:p/>
          </table:table-cell>
          <table:table-cell table:number-columns-repeated="100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phs" table:style-name="ta1">
        <table:shapes>
          <draw:frame draw:z-index="0" draw:style-name="gr1" svg:width="17.305cm" svg:height="8.994cm" svg:x="20.525cm" svg:y="3.443cm">
            <draw:object draw:notify-on-update-of-ranges="Graphs.B1:Graphs.B1 Graphs.C1:Graphs.C1 Graphs.D1:Graphs.D1 Graphs.K1:Graphs.K1 Graphs.L1:Graphs.L1 Graphs.M1:Graphs.M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0.426cm" svg:height="9.088cm" svg:x="0.019cm" svg:y="3.293cm">
            <draw:object draw:notify-on-update-of-ranges="Graphs.B1:Graphs.L1 Graphs.A3:Graphs.A3 Graphs.B3:Graphs.L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row table:style-name="ro8">
          <table:table-cell table:style-name="ce114" office:value-type="string" calcext:value-type="string">
            <text:p>Algorithm</text:p>
          </table:table-cell>
          <table:table-cell table:style-name="ce6" office:value-type="string" calcext:value-type="string">
            <text:p>Sifting</text:p>
          </table:table-cell>
          <table:table-cell table:style-name="ce6" office:value-type="string" calcext:value-type="string">
            <text:p>Sifting<text:span text:style-name="T5">SO</text:span></text:p>
          </table:table-cell>
          <table:table-cell table:style-name="ce6" office:value-type="string" calcext:value-type="string">
            <text:p>Sifting<text:span text:style-name="T5">RO</text:span></text:p>
          </table:table-cell>
          <table:table-cell table:style-name="ce6" office:value-type="string" calcext:value-type="string">
            <text:p>WP<text:span text:style-name="T1">2</text:span></text:p>
          </table:table-cell>
          <table:table-cell table:style-name="ce6" office:value-type="string" calcext:value-type="string">
            <text:p>WP<text:span text:style-name="T1">3</text:span></text:p>
          </table:table-cell>
          <table:table-cell table:style-name="ce6" office:value-type="string" calcext:value-type="string">
            <text:p>WP<text:span text:style-name="T1">4</text:span></text:p>
          </table:table-cell>
          <table:table-cell table:style-name="ce6" office:value-type="string" calcext:value-type="string">
            <text:p>WP<text:span text:style-name="T1">5</text:span>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GA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ISifting</text:p>
          </table:table-cell>
        </table:table-row>
        <table:table-row table:style-name="ro1">
          <table:table-cell table:style-name="ce115" office:value-type="string" calcext:value-type="string">
            <text:p>Avg</text:p>
          </table:table-cell>
          <table:table-cell table:style-name="ce25" table:formula="of:=[$Comparison.$D$57]" office:value-type="float" office:value="43.7913756672647" calcext:value-type="float">
            <text:p/>
          </table:table-cell>
          <table:table-cell table:style-name="ce25" table:formula="of:=[$Comparison.$E$57]" office:value-type="float" office:value="44.867333549821" calcext:value-type="float">
            <text:p/>
          </table:table-cell>
          <table:table-cell table:style-name="ce25" table:formula="of:=[$Comparison.$F$57]" office:value-type="float" office:value="44.1984264963136" calcext:value-type="float">
            <text:p/>
          </table:table-cell>
          <table:table-cell table:style-name="ce25" table:formula="of:=[$Comparison.$G$57]" office:value-type="float" office:value="1.53381123789575" calcext:value-type="float">
            <text:p/>
          </table:table-cell>
          <table:table-cell table:style-name="ce25" table:formula="of:=[$Comparison.$H$57]" office:value-type="float" office:value="5.71130009411501" calcext:value-type="float">
            <text:p/>
          </table:table-cell>
          <table:table-cell table:style-name="ce25" table:formula="of:=[$Comparison.$I$57]" office:value-type="float" office:value="9.29400287844994" calcext:value-type="float">
            <text:p/>
          </table:table-cell>
          <table:table-cell table:style-name="ce25" table:formula="of:=[$Comparison.$J$57]" office:value-type="float" office:value="12.8801588221739" calcext:value-type="float">
            <text:p/>
          </table:table-cell>
          <table:table-cell table:style-name="ce25" table:formula="of:=[$Comparison.$K$57]" office:value-type="float" office:value="7.76507302962043" calcext:value-type="float">
            <text:p/>
          </table:table-cell>
          <table:table-cell table:style-name="ce25" table:formula="of:=[$Comparison.$L$57]" office:value-type="float" office:value="12.376532798845" calcext:value-type="float">
            <text:p/>
          </table:table-cell>
          <table:table-cell table:style-name="ce25" table:formula="of:=[$Comparison.$M$57]" office:value-type="float" office:value="40.3438332707336" calcext:value-type="float">
            <text:p/>
          </table:table-cell>
          <table:table-cell table:style-name="ce36" table:formula="of:=[$Comparison.$N$57]" office:value-type="float" office:value="46.7618397161827" calcext:value-type="float">
            <text:p/>
          </table:table-cell>
        </table:table-row>
        <table:table-row table:style-name="ro1">
          <table:table-cell table:style-name="ce116" office:value-type="string" calcext:value-type="string">
            <text:p>Avg when Reduct. Perc. &gt; 0</text:p>
          </table:table-cell>
          <table:table-cell table:style-name="ce103" table:formula="of:=[$Comparison.$D$58]" office:value-type="float" office:value="57.6202311411377" calcext:value-type="float">
            <text:p/>
          </table:table-cell>
          <table:table-cell table:style-name="ce103" table:formula="of:=[$Comparison.$E$58]" office:value-type="float" office:value="59.0359651971329" calcext:value-type="float">
            <text:p/>
          </table:table-cell>
          <table:table-cell table:style-name="ce103" table:formula="of:=[$Comparison.$F$58]" office:value-type="float" office:value="58.1558243372548" calcext:value-type="float">
            <text:p/>
          </table:table-cell>
          <table:table-cell table:style-name="ce103" table:formula="of:=[$Comparison.$G$58]" office:value-type="float" office:value="3.19544007894949" calcext:value-type="float">
            <text:p/>
          </table:table-cell>
          <table:table-cell table:style-name="ce103" table:formula="of:=[$Comparison.$H$58]" office:value-type="float" office:value="7.51486854488817" calcext:value-type="float">
            <text:p/>
          </table:table-cell>
          <table:table-cell table:style-name="ce103" table:formula="of:=[$Comparison.$I$58]" office:value-type="float" office:value="12.2289511558552" calcext:value-type="float">
            <text:p/>
          </table:table-cell>
          <table:table-cell table:style-name="ce103" table:formula="of:=[$Comparison.$J$58]" office:value-type="float" office:value="17.8891094752415" calcext:value-type="float">
            <text:p/>
          </table:table-cell>
          <table:table-cell table:style-name="ce103" table:formula="of:=[$Comparison.$K$58]" office:value-type="float" office:value="10.7848236522506" calcext:value-type="float">
            <text:p/>
          </table:table-cell>
          <table:table-cell table:style-name="ce103" table:formula="of:=[$Comparison.$L$58]" office:value-type="float" office:value="34.3792577745694" calcext:value-type="float">
            <text:p/>
          </table:table-cell>
          <table:table-cell table:style-name="ce103" table:formula="of:=[$Comparison.$M$58]" office:value-type="float" office:value="59.3291665746083" calcext:value-type="float">
            <text:p/>
          </table:table-cell>
          <table:table-cell table:style-name="ce111" table:formula="of:=[$Comparison.$N$58]" office:value-type="float" office:value="61.5287364686615" calcext:value-type="float">
            <text:p/>
          </table:table-cell>
        </table:table-row>
        <table:table-row table:style-name="ro1">
          <table:table-cell table:style-name="ce98" office:value-type="string" calcext:value-type="string">
            <text:p><text:span text:style-name="T3">Std. Dev</text:span></text:p>
          </table:table-cell>
          <table:table-cell table:style-name="ce104" table:formula="of:=[$Comparison.$D$59]" office:value-type="float" office:value="38.2779589772212" calcext:value-type="float">
            <text:p/>
          </table:table-cell>
          <table:table-cell table:style-name="ce104" table:formula="of:=[$Comparison.$E$59]" office:value-type="float" office:value="38.7804461372749" calcext:value-type="float">
            <text:p/>
          </table:table-cell>
          <table:table-cell table:style-name="ce104" table:formula="of:=[$Comparison.$F$59]" office:value-type="float" office:value="38.4782644170929" calcext:value-type="float">
            <text:p/>
          </table:table-cell>
          <table:table-cell table:style-name="ce104" table:formula="of:=[$Comparison.$G$59]" office:value-type="float" office:value="1.91303353647416" calcext:value-type="float">
            <text:p/>
          </table:table-cell>
          <table:table-cell table:style-name="ce104" table:formula="of:=[$Comparison.$H$59]" office:value-type="float" office:value="6.12311373737478" calcext:value-type="float">
            <text:p/>
          </table:table-cell>
          <table:table-cell table:style-name="ce104" table:formula="of:=[$Comparison.$I$59]" office:value-type="float" office:value="10.7879369149042" calcext:value-type="float">
            <text:p/>
          </table:table-cell>
          <table:table-cell table:style-name="ce104" table:formula="of:=[$Comparison.$J$59]" office:value-type="float" office:value="16.2483098789427" calcext:value-type="float">
            <text:p/>
          </table:table-cell>
          <table:table-cell table:style-name="ce104" table:formula="of:=[$Comparison.$K$59]" office:value-type="float" office:value="8.3774996234844" calcext:value-type="float">
            <text:p/>
          </table:table-cell>
          <table:table-cell table:style-name="ce104" table:formula="of:=[$Comparison.$L$59]" office:value-type="float" office:value="22.668519801689" calcext:value-type="float">
            <text:p/>
          </table:table-cell>
          <table:table-cell table:style-name="ce104" table:formula="of:=[$Comparison.$M$59]" office:value-type="float" office:value="38.7355228381184" calcext:value-type="float">
            <text:p/>
          </table:table-cell>
          <table:table-cell table:style-name="ce112" table:formula="of:=[$Comparison.$N$59]" office:value-type="float" office:value="40.2933784985425" calcext:value-type="float">
            <text:p/>
          </table:table-cell>
        </table:table-row>
        <table:table-row table:style-name="ro1">
          <table:table-cell table:style-name="ce99" office:value-type="string" calcext:value-type="string">
            <text:p>Std. Dev. when Reduct. Perc. &gt; 0</text:p>
          </table:table-cell>
          <table:table-cell table:style-name="ce105" table:formula="of:=[$Comparison.$D$60]" office:value-type="float" office:value="34.5530497600176" calcext:value-type="float">
            <text:p/>
          </table:table-cell>
          <table:table-cell table:style-name="ce105" table:formula="of:=[$Comparison.$E$60]" office:value-type="float" office:value="34.7253965768409" calcext:value-type="float">
            <text:p/>
          </table:table-cell>
          <table:table-cell table:style-name="ce105" table:formula="of:=[$Comparison.$F$60]" office:value-type="float" office:value="34.6346368458391" calcext:value-type="float">
            <text:p/>
          </table:table-cell>
          <table:table-cell table:style-name="ce105" table:formula="of:=[$Comparison.$G$60]" office:value-type="float" office:value="1.58907657723176" calcext:value-type="float">
            <text:p/>
          </table:table-cell>
          <table:table-cell table:style-name="ce105" table:formula="of:=[$Comparison.$H$60]" office:value-type="float" office:value="6.14543656099839" calcext:value-type="float">
            <text:p/>
          </table:table-cell>
          <table:table-cell table:style-name="ce105" table:formula="of:=[$Comparison.$I$60]" office:value-type="float" office:value="11.1244328907668" calcext:value-type="float">
            <text:p/>
          </table:table-cell>
          <table:table-cell table:style-name="ce105" table:formula="of:=[$Comparison.$J$60]" office:value-type="float" office:value="17.1280426227165" calcext:value-type="float">
            <text:p/>
          </table:table-cell>
          <table:table-cell table:style-name="ce105" table:formula="of:=[$Comparison.$K$60]" office:value-type="float" office:value="8.29013551169279" calcext:value-type="float">
            <text:p/>
          </table:table-cell>
          <table:table-cell table:style-name="ce105" table:formula="of:=[$Comparison.$L$60]" office:value-type="float" office:value="27.4740981809201" calcext:value-type="float">
            <text:p/>
          </table:table-cell>
          <table:table-cell table:style-name="ce105" table:formula="of:=[$Comparison.$M$60]" office:value-type="float" office:value="33.8770665453961" calcext:value-type="float">
            <text:p/>
          </table:table-cell>
          <table:table-cell table:style-name="ce113" table:formula="of:=[$Comparison.$N$60]" office:value-type="float" office:value="35.9982463265377" calcext:value-type="float">
            <text:p/>
          </table:table-cell>
        </table:table-row>
        <table:table-row table:style-name="ro2" table:number-rows-repeated="25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number:number-style style:name="N106">
      <number:number number:decimal-places="4" number:min-integer-digits="1" number:grouping="true"/>
    </number:number-style>
    <number:number-style style:name="N10110" number:language="en" number:country="GB">
      <number:number number:decimal-places="4" number:min-integer-digits="1"/>
    </number:number-style>
    <number:number-style style:name="N20120" number:language="en" number:country="US">
      <number:number number:decimal-places="4" number:min-integer-digits="1"/>
    </number:number-style>
    <number:number-style style:name="N20121" number:language="en" number:country="US">
      <number:number number:decimal-places="3" number:min-integer-digits="1"/>
    </number:number-style>
    <number:number-style style:name="N20122" number:language="en" number:country="US">
      <number:number number: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18:54:10.56828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7-06T02:04:52.722630000</dc:date>
    <meta:editing-duration>P1DT17H51M46S</meta:editing-duration>
    <meta:editing-cycles>176</meta:editing-cycles>
    <meta:generator>LibreOffice/4.2.3.3$MacOSX_x86 LibreOffice_project/882f8a0a489bc99a9e60c7905a60226254cb6ff0</meta:generator>
    <meta:printed-by>diegoj </meta:printed-by>
    <meta:print-date>2014-04-09T20:36:50</meta:print-date>
    <meta:document-statistic meta:table-count="10" meta:cell-count="44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number:number-style style:name="N2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2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2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2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2000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463cm" svg:y="18.877cm" style:legend-expansion="high" chart:style-name="ch2"/>
        <chart:plot-area chart:style-name="ch3" table:cell-range-address="Comparison.A3:Comparison.A27 Comparison.C2:Comparison.N27 Comparison.O2:Comparison.O2 Comparison.N3:Comparison.O27" chart:data-source-has-labels="both" svg:x="0.853cm" svg:y="0.566cm" svg:width="20.794cm" svg:height="43.213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N3:Comparison.O27" chart:label-cell-address="Comparison.O2:Comparison.O2" chart:class="chart:bar">
            <chart:data-point chart:repeated="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K=2</text:p>
                <draw:g>
                  <svg:desc>Comparison.G2:Comparison.G2</svg:desc>
                </draw:g>
              </table:table-cell>
              <table:table-cell office:value-type="string">
                <text:p>WPK=3</text:p>
                <draw:g>
                  <svg:desc>Comparison.H2:Comparison.H2</svg:desc>
                </draw:g>
              </table:table-cell>
              <table:table-cell office:value-type="string">
                <text:p>WPK=4</text:p>
                <draw:g>
                  <svg:desc>Comparison.I2:Comparison.I2</svg:desc>
                </draw:g>
              </table:table-cell>
              <table:table-cell office:value-type="string">
                <text:p>WP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</text:p>
                <draw:g>
                  <svg:desc>Comparison.N2:Comparison.N2</svg:desc>
                </draw:g>
              </table:table-cell>
              <table:table-cell office:value-type="string">
                <text:p/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50.333333333333">
                <text:p>950.333333333333</text:p>
                <draw:g>
                  <svg:desc>Comparison.L3:Comparison.L27</svg:desc>
                </draw:g>
              </table:table-cell>
              <table:table-cell office:value-type="float" office:value="187.666666666667">
                <text:p>187.66666666666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N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16241">
                <text:p>1624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28">
                <text:p>12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70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2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000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7cm" svg:height="9.089cm" xlink:href=".." xlink:type="simple" chart:class="chart:bar" chart:style-name="ch1">
        <chart:title svg:x="8.18cm" svg:y="0.316cm" chart:style-name="ch2">
          <text:p>Average Reduction</text:p>
        </chart:title>
        <chart:subtitle svg:x="6.344cm" svg:y="1.286cm" chart:style-name="ch3">
          <text:p>For reduction percentages greater than zero</text:p>
        </chart:subtitle>
        <chart:legend svg:x="14.26cm" svg:y="8.068cm" style:legend-expansion="custom" chartooo:width="4.884cm" chartooo:height="0.604cm" style:legend-expansion-aspect-ratio="8.08609271523179" chart:style-name="ch4"/>
        <chart:plot-area chart:style-name="ch5" table:cell-range-address="Graphs.B1:Graphs.L1 Graphs.A3:Graphs.L3" chart:data-source-has-labels="both" svg:x="1.387cm" svg:y="2.35cm" svg:width="17.869cm" svg:height="5.139cm">
          <chartooo:coordinate-region svg:x="2.039cm" svg:y="2.54cm" svg:width="17.217cm" svg:height="4.32cm"/>
          <chart:axis chart:dimension="x" chart:name="primary-x" chart:style-name="ch6" chartooo:axis-type="auto">
            <chartooo:date-scale/>
            <chart:title svg:x="9.595cm" svg:y="7.671cm" chart:style-name="ch7">
              <text:p>Algorithm</text:p>
            </chart:title>
            <chart:categories table:cell-range-address="Graphs.B1:Graphs.L1"/>
          </chart:axis>
          <chart:axis chart:dimension="y" chart:name="primary-y" chart:style-name="ch8">
            <chart:title svg:x="0.432cm" svg:y="6.536cm" chart:style-name="ch9">
              <text:p>Reduction percentage</text:p>
            </chart:title>
            <chart:grid chart:style-name="ch10" chart:class="major"/>
          </chart:axis>
          <chart:series chart:style-name="ch11" chart:values-cell-range-address="Graphs.B3:Graphs.L3" chart:label-cell-address="Graphs.A3:Graphs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L1</svg:desc>
                </draw:g>
              </table:table-cell>
              <table:table-cell office:value-type="string">
                <text:p>SiftingSO</text:p>
              </table:table-cell>
              <table:table-cell office:value-type="string">
                <text:p>SiftingRO</text:p>
              </table:table-cell>
              <table:table-cell office:value-type="string">
                <text:p>WP2</text:p>
              </table:table-cell>
              <table:table-cell office:value-type="string">
                <text:p>WP3</text:p>
              </table:table-cell>
              <table:table-cell office:value-type="string">
                <text:p>WP4</text:p>
              </table:table-cell>
              <table:table-cell office:value-type="string">
                <text:p>WP5</text:p>
              </table:table-cell>
              <table:table-cell office:value-type="string">
                <text:p>RS</text:p>
              </table:table-cell>
              <table:table-cell office:value-type="string">
                <text:p>GA</text:p>
              </table:table-cell>
              <table:table-cell office:value-type="string">
                <text:p>MA</text:p>
              </table:table-cell>
              <table:table-cell office:value-type="string">
                <text:p>ISifting</text:p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L3</svg:desc>
                </draw:g>
              </table:table-cell>
              <table:table-cell office:value-type="float" office:value="59.0359651971329">
                <text:p>59.0359651971329</text:p>
              </table:table-cell>
              <table:table-cell office:value-type="float" office:value="58.1558243372548">
                <text:p>58.1558243372548</text:p>
              </table:table-cell>
              <table:table-cell office:value-type="float" office:value="3.19544007894949">
                <text:p>3.19544007894949</text:p>
              </table:table-cell>
              <table:table-cell office:value-type="float" office:value="7.51486854488817">
                <text:p>7.51486854488817</text:p>
              </table:table-cell>
              <table:table-cell office:value-type="float" office:value="12.2289511558552">
                <text:p>12.2289511558552</text:p>
              </table:table-cell>
              <table:table-cell office:value-type="float" office:value="17.8891094752415">
                <text:p>17.8891094752415</text:p>
              </table:table-cell>
              <table:table-cell office:value-type="float" office:value="10.7848236522506">
                <text:p>10.7848236522506</text:p>
              </table:table-cell>
              <table:table-cell office:value-type="float" office:value="34.3792577745694">
                <text:p>34.3792577745694</text:p>
              </table:table-cell>
              <table:table-cell office:value-type="float" office:value="59.3291665746083">
                <text:p>59.3291665746083</text:p>
              </table:table-cell>
              <table:table-cell office:value-type="float" office:value="61.5287364686615">
                <text:p>61.528736468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0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0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01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20001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20001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06cm" svg:height="8.995cm" xlink:href=".." xlink:type="simple" chart:class="chart:bar" chart:style-name="ch1">
        <chart:title svg:x="6.988cm" svg:y="0.314cm" chart:style-name="ch2">
          <text:p>Best algorithms</text:p>
        </chart:title>
        <chart:subtitle svg:x="4.572cm" svg:y="1.282cm" chart:style-name="ch3">
          <text:p>Incluing only tests when Reduction is achieved</text:p>
        </chart:subtitle>
        <chart:legend chart:legend-position="end" svg:x="15.036cm" svg:y="3.007cm" style:legend-expansion="high" chart:style-name="ch4"/>
        <chart:plot-area chart:style-name="ch5" table:cell-range-address="Graphs.A3:Graphs.D3 Graphs.A5:Graphs.D5 Graphs.B1:Graphs.D1 Graphs.K1:Graphs.M1 Graphs.K3:Graphs.M3 Graphs.K5:Graphs.M5" chart:data-source-has-labels="both" svg:x="1.344cm" svg:y="2.319cm" svg:width="13cm" svg:height="6.077cm">
          <chartooo:coordinate-region svg:x="1.996cm" svg:y="2.509cm" svg:width="12.33cm" svg:height="5.258cm"/>
          <chart:axis chart:dimension="x" chart:name="primary-x" chart:style-name="ch6" chartooo:axis-type="auto">
            <chartooo:date-scale/>
            <chart:categories table:cell-range-address="Graphs.A3:Graphs.A3 Graphs.A5:Graphs.A5"/>
          </chart:axis>
          <chart:axis chart:dimension="y" chart:name="primary-y" chart:style-name="ch7">
            <chart:title svg:x="0.451cm" svg:y="6.974cm" chart:style-name="ch8">
              <text:p>Reduction percentage</text:p>
            </chart:title>
            <chart:grid chart:style-name="ch9" chart:class="major"/>
          </chart:axis>
          <chart:series chart:style-name="ch10" chart:values-cell-range-address="Graphs.B3:Graphs.B3 Graphs.B5:Graphs.B5" chart:label-cell-address="Graphs.B1:Graphs.B1" chart:class="chart:bar">
            <chart:data-point chart:repeated="2"/>
          </chart:series>
          <chart:series chart:style-name="ch11" chart:values-cell-range-address="Graphs.C3:Graphs.C3 Graphs.C5:Graphs.C5" chart:label-cell-address="Graphs.C1:Graphs.C1" chart:class="chart:bar">
            <chart:data-point chart:repeated="2"/>
          </chart:series>
          <chart:series chart:style-name="ch12" chart:values-cell-range-address="Graphs.D3:Graphs.D3 Graphs.D5:Graphs.D5" chart:label-cell-address="Graphs.D1:Graphs.D1" chart:class="chart:bar">
            <chart:data-point chart:repeated="2"/>
          </chart:series>
          <chart:series chart:style-name="ch13" chart:values-cell-range-address="Graphs.K3:Graphs.K3 Graphs.K5:Graphs.K5" chart:label-cell-address="Graphs.K1:Graphs.K1" chart:class="chart:bar">
            <chart:data-point chart:repeated="2"/>
          </chart:series>
          <chart:series chart:style-name="ch14" chart:values-cell-range-address="Graphs.L3:Graphs.L3 Graphs.L5:Graphs.L5" chart:label-cell-address="Graphs.L1:Graphs.L1" chart:class="chart:bar">
            <chart:data-point chart:repeated="2"/>
          </chart:series>
          <chart:series chart:style-name="ch15" chart:values-cell-range-address="Graphs.M3:Graphs.M3 Graphs.M5:Graphs.M5" chart:label-cell-address="Graphs.M1:Graphs.M1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fting</text:p>
                <draw:g>
                  <svg:desc>Graphs.B1:Graphs.B1</svg:desc>
                </draw:g>
              </table:table-cell>
              <table:table-cell office:value-type="string">
                <text:p>SiftingSO</text:p>
                <draw:g>
                  <svg:desc>Graphs.C1:Graphs.C1</svg:desc>
                </draw:g>
              </table:table-cell>
              <table:table-cell office:value-type="string">
                <text:p>SiftingRO</text:p>
                <draw:g>
                  <svg:desc>Graphs.D1:Graphs.D1</svg:desc>
                </draw:g>
              </table:table-cell>
              <table:table-cell office:value-type="string">
                <text:p>MA</text:p>
                <draw:g>
                  <svg:desc>Graphs.K1:Graphs.K1</svg:desc>
                </draw:g>
              </table:table-cell>
              <table:table-cell office:value-type="string">
                <text:p>ISifting</text:p>
                <draw:g>
                  <svg:desc>Graphs.L1:Graphs.L1</svg:desc>
                </draw:g>
              </table:table-cell>
              <table:table-cell office:value-type="string">
                <text:p/>
                <draw:g>
                  <svg:desc>Graphs.M1:Graph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when Reduct. Perc. &gt; 0</text:p>
                <draw:g>
                  <svg:desc>Graphs.A3:Graphs.A3 Graphs.A5:Graphs.A5</svg:desc>
                </draw:g>
              </table:table-cell>
              <table:table-cell office:value-type="float" office:value="57.6202311411377">
                <text:p>57.6202311411377</text:p>
                <draw:g>
                  <svg:desc>Graphs.B3:Graphs.B3 Graphs.B5:Graphs.B5</svg:desc>
                </draw:g>
              </table:table-cell>
              <table:table-cell office:value-type="float" office:value="59.0359651971329">
                <text:p>59.0359651971329</text:p>
                <draw:g>
                  <svg:desc>Graphs.C3:Graphs.C3 Graphs.C5:Graphs.C5</svg:desc>
                </draw:g>
              </table:table-cell>
              <table:table-cell office:value-type="float" office:value="58.1558243372548">
                <text:p>58.1558243372548</text:p>
                <draw:g>
                  <svg:desc>Graphs.D3:Graphs.D3 Graphs.D5:Graphs.D5</svg:desc>
                </draw:g>
              </table:table-cell>
              <table:table-cell office:value-type="float" office:value="59.3291665746083">
                <text:p>59.3291665746083</text:p>
                <draw:g>
                  <svg:desc>Graphs.K3:Graphs.K3 Graphs.K5:Graphs.K5</svg:desc>
                </draw:g>
              </table:table-cell>
              <table:table-cell office:value-type="float" office:value="61.5287364686615">
                <text:p>61.5287364686615</text:p>
                <draw:g>
                  <svg:desc>Graphs.L3:Graphs.L3 Graphs.L5:Graphs.L5</svg:desc>
                </draw:g>
              </table:table-cell>
              <table:table-cell office:value-type="float" office:value="NaN">
                <text:p>NaN</text:p>
                <draw:g>
                  <svg:desc>Graphs.M3:Graphs.M3 Graphs.M5:Graphs.M5</svg:desc>
                </draw:g>
              </table:table-cell>
            </table:table-row>
            <table:table-row>
              <table:table-cell office:value-type="string">
                <text:p>Std. Dev. when Reduct. Perc. &gt; 0</text:p>
              </table:table-cell>
              <table:table-cell office:value-type="float" office:value="34.5530497600176">
                <text:p>34.5530497600176</text:p>
              </table:table-cell>
              <table:table-cell office:value-type="float" office:value="34.7253965768409">
                <text:p>34.7253965768409</text:p>
              </table:table-cell>
              <table:table-cell office:value-type="float" office:value="34.6346368458391">
                <text:p>34.6346368458391</text:p>
              </table:table-cell>
              <table:table-cell office:value-type="float" office:value="33.8770665453961">
                <text:p>33.8770665453961</text:p>
              </table:table-cell>
              <table:table-cell office:value-type="float" office:value="35.9982463265377">
                <text:p>35.99824632653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MacOSX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